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yfn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13739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" table:style-name="ta1">
        <table:shapes>
          <draw:frame draw:z-index="0" draw:style-name="gr1" draw:text-style-name="P1" svg:width="1364.57pt" svg:height="810.17pt" svg:x="886.37pt" svg:y="15.82pt">
            <loext:p draw:notify-on-update-of-ranges="bench.A2:bench.A70 bench.B1:bench.B1 bench.B2:bench.B70 bench.A2:bench.A70 bench.C1:bench.C1 bench.C2:bench.C70 bench.A2:bench.A70 bench.D1:bench.D1 bench.D2:bench.D70 bench.A2:bench.A70 bench.E1:bench.E1 bench.E2:bench.E70 bench.A2:bench.A70 bench.F1:bench.F1 bench.F2:bench.F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qrt</text:p>
          </table:table-cell>
          <table:table-cell table:style-name="Default" office:value-type="string" calcext:value-type="string">
            <text:p>other2</text:p>
          </table:table-cell>
          <table:table-cell office:value-type="string" calcext:value-type="string">
            <text:p>other3</text:p>
          </table:table-cell>
          <table:table-cell office:value-type="string" calcext:value-type="string">
            <text:p>constant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OG([.A2]/[.$H$7];2)/[.$H$6]" office:value-type="float" office:value="1.85754247590989" calcext:value-type="float">
            <text:p>1.8575424759</text:p>
          </table:table-cell>
          <table:table-cell table:formula="of:=SQRT(SQRT(3)*[.A2]/[.$G$2])" office:value-type="float" office:value="0.537284965911771" calcext:value-type="float">
            <text:p>0.5372849659</text:p>
          </table:table-cell>
          <table:table-cell table:style-name="ce1" table:formula="of:=-CRAZYCALC([.$G$3];[.$G$4]*[.A2];[.$G$5])" office:value-type="string" office:string-value="" calcext:value-type="error">
            <text:p>#VALUE!</text:p>
          </table:table-cell>
          <table:table-cell table:formula="of:=-([.I2]+[.$G$5]^2/(27*[.$G$3]^2*[.I2])+[.$G$5]/(3^(3/2)*[.$G$3]))" office:value-type="float" office:value="1.65088236025892" calcext:value-type="float">
            <text:p>1.65088236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qrt t</text:p>
          </table:table-cell>
          <table:table-cell table:formula="of:=(SQRT(-[.$G$4]*[.A2]*(4*[.$G$5]^3-3^(9/2)*[.$G$3]^2*[.$G$4]*[.A2]))/(2*3^(9/4)*[.$G$3]^2)-(3^(9/2)*[.$G$3]^2*[.$G$4]*[.A2]-2*[.$G$5]^3)/(2*3^(9/2)*[.$G$3]^3))^(1/3)" office:value-type="float" office:value="-0.00219285664891278" calcext:value-type="float">
            <text:p>-0.0021928566</text:p>
          </table:table-cell>
          <table:table-cell table:formula="of:=([.K2]-[.L2])^(1/3)" office:value-type="float" office:value="-0.00219285667969702" calcext:value-type="float">
            <text:p>-0.0021928567</text:p>
          </table:table-cell>
          <table:table-cell table:formula="of:=SQRT(-[.$G$4]*[.A2]*(4*([.$G$5]/3^(3/2))^3-[.$G$3]^2*[.$G$4]*[.A2]))/(2*[.$G$3]^2)" office:value-type="float" office:value="2.49977038493644" calcext:value-type="float">
            <text:p>2.4997703849</text:p>
          </table:table-cell>
          <table:table-cell table:formula="of:=([.$G$4]*[.A2])/(2*[.$G$3])-([.$G$5]/([.$G$3]*3^(3/2)))^3" office:value-type="float" office:value="2.49977039548106" calcext:value-type="float">
            <text:p>2.499770395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LOG([.A3]/[.$H$7];2)/[.$H$6]" office:value-type="float" office:value="1.96754529490984" calcext:value-type="float">
            <text:p>1.9675452949</text:p>
          </table:table-cell>
          <table:table-cell table:formula="of:=SQRT(SQRT(3)*[.A3]/[.$G$2])" office:value-type="float" office:value="0.563509226237064" calcext:value-type="float">
            <text:p>0.5635092262</text:p>
          </table:table-cell>
          <table:table-cell table:formula="of:=-([.J3]+[.$G$5]^2/(27*[.$G$3]^2*[.J3])+[.$G$5]/(3^(3/2)*[.$G$3]))" office:value-type="float" office:value="1.70601518342264" calcext:value-type="float">
            <text:p>1.7060151834</text:p>
          </table:table-cell>
          <table:table-cell table:formula="of:=-([.I3]+[.$G$5]^2/(27*[.$G$3]^2*[.I3])+[.$G$5]/(3^(3/2)*[.$G$3]))" office:value-type="float" office:value="1.70601518342264" calcext:value-type="float">
            <text:p>1.70601518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 a</text:p>
          </table:table-cell>
          <table:table-cell table:formula="of:=(SQRT(-[.$G$4]*[.A3]*(4*[.$G$5]^3-3^(9/2)*[.$G$3]^2*[.$G$4]*[.A3]))/(2*3^(9/4)*[.$G$3]^2)-(3^(9/2)*[.$G$3]^2*[.$G$4]*[.A3]-2*[.$G$5]^3)/(2*3^(9/2)*[.$G$3]^3))^(1/3)" office:value-type="float" office:value="-0.00212427864003061" calcext:value-type="float">
            <text:p>-0.0021242786</text:p>
          </table:table-cell>
          <table:table-cell table:formula="of:=([.K3]-[.L3])^(1/3)" office:value-type="float" office:value="-0.00212427864003061" calcext:value-type="float">
            <text:p>-0.0021242786</text:p>
          </table:table-cell>
          <table:table-cell table:formula="of:=SQRT(-[.$G$4]*[.A3]*(4*([.$G$5]/3^(3/2))^3-[.$G$3]^2*[.$G$4]*[.A3]))/(2*[.$G$3]^2)" office:value-type="float" office:value="2.74977038589512" calcext:value-type="float">
            <text:p>2.7497703859</text:p>
          </table:table-cell>
          <table:table-cell table:formula="of:=([.$G$4]*[.A3])/(2*[.$G$3])-([.$G$5]/([.$G$3]*3^(3/2)))^3" office:value-type="float" office:value="2.74977039548106" calcext:value-type="float">
            <text:p>2.749770395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LOG([.A4]/[.$H$7];2)/[.$H$6]" office:value-type="float" office:value="2.06797000057692" calcext:value-type="float">
            <text:p>2.0679700006</text:p>
          </table:table-cell>
          <table:table-cell table:formula="of:=SQRT(SQRT(3)*[.A4]/[.$G$2])" office:value-type="float" office:value="0.588566191276542" calcext:value-type="float">
            <text:p>0.5885661913</text:p>
          </table:table-cell>
          <table:table-cell table:formula="of:=-([.J4]+[.$G$5]^2/(27*[.$G$3]^2*[.J4])+[.$G$5]/(3^(3/2)*[.$G$3]))" office:value-type="float" office:value="1.75790367250448" calcext:value-type="float">
            <text:p>1.7579036725</text:p>
          </table:table-cell>
          <table:table-cell table:formula="of:=-([.I4]+[.$G$5]^2/(27*[.$G$3]^2*[.I4])+[.$G$5]/(3^(3/2)*[.$G$3]))" office:value-type="float" office:value="1.75790367250448" calcext:value-type="float">
            <text:p>1.75790367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 b</text:p>
          </table:table-cell>
          <table:table-cell table:formula="of:=(SQRT(-[.$G$4]*[.A4]*(4*[.$G$5]^3-3^(9/2)*[.$G$3]^2*[.$G$4]*[.A4]))/(2*3^(9/4)*[.$G$3]^2)-(3^(9/2)*[.$G$3]^2*[.$G$4]*[.A4]-2*[.$G$5]^3)/(2*3^(9/2)*[.$G$3]^3))^(1/3)" office:value-type="float" office:value="-0.00206354660276175" calcext:value-type="float">
            <text:p>-0.0020635466</text:p>
          </table:table-cell>
          <table:table-cell table:formula="of:=([.K4]-[.L4])^(1/3)" office:value-type="float" office:value="-0.00206354660276175" calcext:value-type="float">
            <text:p>-0.0020635466</text:p>
          </table:table-cell>
          <table:table-cell table:formula="of:=SQRT(-[.$G$4]*[.A4]*(4*([.$G$5]/3^(3/2))^3-[.$G$3]^2*[.$G$4]*[.A4]))/(2*[.$G$3]^2)" office:value-type="float" office:value="2.99977038669401" calcext:value-type="float">
            <text:p>2.9997703867</text:p>
          </table:table-cell>
          <table:table-cell table:formula="of:=([.$G$4]*[.A4])/(2*[.$G$3])-([.$G$5]/([.$G$3]*3^(3/2)))^3" office:value-type="float" office:value="2.99977039548106" calcext:value-type="float">
            <text:p>2.999770395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LOG([.A5]/[.$H$7];2)/[.$H$6]" office:value-type="float" office:value="2.16035177451287" calcext:value-type="float">
            <text:p>2.1603517745</text:p>
          </table:table-cell>
          <table:table-cell table:formula="of:=SQRT(SQRT(3)*[.A5]/[.$G$2])" office:value-type="float" office:value="0.612599114407829" calcext:value-type="float">
            <text:p>0.6125991144</text:p>
          </table:table-cell>
          <table:table-cell table:formula="of:=-([.J5]+[.$G$5]^2/(27*[.$G$3]^2*[.J5])+[.$G$5]/(3^(3/2)*[.$G$3]))" office:value-type="float" office:value="1.80698674210277" calcext:value-type="float">
            <text:p>1.8069867421</text:p>
          </table:table-cell>
          <table:table-cell table:formula="of:=-([.I5]+[.$G$5]^2/(27*[.$G$3]^2*[.I5])+[.$G$5]/(3^(3/2)*[.$G$3]))" office:value-type="float" office:value="1.80698674210277" calcext:value-type="float">
            <text:p>1.80698674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 t</text:p>
          </table:table-cell>
          <table:table-cell table:formula="of:=(SQRT(-[.$G$4]*[.A5]*(4*[.$G$5]^3-3^(9/2)*[.$G$3]^2*[.$G$4]*[.A5]))/(2*3^(9/4)*[.$G$3]^2)-(3^(9/2)*[.$G$3]^2*[.$G$4]*[.A5]-2*[.$G$5]^3)/(2*3^(9/2)*[.$G$3]^3))^(1/3)" office:value-type="float" office:value="-0.00200921336527055" calcext:value-type="float">
            <text:p>-0.0020092134</text:p>
          </table:table-cell>
          <table:table-cell table:formula="of:=([.K5]-[.L5])^(1/3)" office:value-type="float" office:value="-0.00200921336527055" calcext:value-type="float">
            <text:p>-0.0020092134</text:p>
          </table:table-cell>
          <table:table-cell table:formula="of:=SQRT(-[.$G$4]*[.A5]*(4*([.$G$5]/3^(3/2))^3-[.$G$3]^2*[.$G$4]*[.A5]))/(2*[.$G$3]^2)" office:value-type="float" office:value="3.24977038736999" calcext:value-type="float">
            <text:p>3.2497703874</text:p>
          </table:table-cell>
          <table:table-cell table:formula="of:=([.$G$4]*[.A5])/(2*[.$G$3])-([.$G$5]/([.$G$3]*3^(3/2)))^3" office:value-type="float" office:value="3.24977039548106" calcext:value-type="float">
            <text:p>3.24977039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LOG([.A6]/[.$H$7];2)/[.$H$6]" office:value-type="float" office:value="2.24588393764608" calcext:value-type="float">
            <text:p>2.2458839376</text:p>
          </table:table-cell>
          <table:table-cell table:formula="of:=SQRT(SQRT(3)*[.A6]/[.$G$2])" office:value-type="float" office:value="0.635724144918799" calcext:value-type="float">
            <text:p>0.6357241449</text:p>
          </table:table-cell>
          <table:table-cell table:formula="of:=-([.J6]+[.$G$5]^2/(27*[.$G$3]^2*[.J6])+[.$G$5]/(3^(3/2)*[.$G$3]))" office:value-type="float" office:value="1.85361539113844" calcext:value-type="float">
            <text:p>1.8536153911</text:p>
          </table:table-cell>
          <table:table-cell table:formula="of:=-([.I6]+[.$G$5]^2/(27*[.$G$3]^2*[.I6])+[.$G$5]/(3^(3/2)*[.$G$3]))" office:value-type="float" office:value="1.85361539113844" calcext:value-type="float">
            <text:p>1.8536153911</text:p>
          </table:table-cell>
          <table:table-cell office:value-type="string" calcext:value-type="string">
            <text:p>logdenom</text:p>
          </table:table-cell>
          <table:table-cell office:value-type="float" office:value="1.25" calcext:value-type="float">
            <text:p>1.25</text:p>
          </table:table-cell>
          <table:table-cell table:formula="of:=(SQRT(-[.$G$4]*[.A6]*(4*[.$G$5]^3-3^(9/2)*[.$G$3]^2*[.$G$4]*[.A6]))/(2*3^(9/4)*[.$G$3]^2)-(3^(9/2)*[.$G$3]^2*[.$G$4]*[.A6]-2*[.$G$5]^3)/(2*3^(9/2)*[.$G$3]^3))^(1/3)" office:value-type="float" office:value="-0.00196018522150681" calcext:value-type="float">
            <text:p>-0.0019601852</text:p>
          </table:table-cell>
          <table:table-cell table:formula="of:=([.K6]-[.L6])^(1/3)" office:value-type="float" office:value="-0.00196018522150681" calcext:value-type="float">
            <text:p>-0.0019601852</text:p>
          </table:table-cell>
          <table:table-cell table:formula="of:=SQRT(-[.$G$4]*[.A6]*(4*([.$G$5]/3^(3/2))^3-[.$G$3]^2*[.$G$4]*[.A6]))/(2*[.$G$3]^2)" office:value-type="float" office:value="3.49977038794939" calcext:value-type="float">
            <text:p>3.4997703879</text:p>
          </table:table-cell>
          <table:table-cell table:formula="of:=([.$G$4]*[.A6])/(2*[.$G$3])-([.$G$5]/([.$G$3]*3^(3/2)))^3" office:value-type="float" office:value="3.49977039548106" calcext:value-type="float">
            <text:p>3.49977039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LOG([.A7]/[.$H$7];2)/[.$H$6]" office:value-type="float" office:value="2.32551247648682" calcext:value-type="float">
            <text:p>2.3255124765</text:p>
          </table:table-cell>
          <table:table-cell table:formula="of:=SQRT(SQRT(3)*[.A7]/[.$G$2])" office:value-type="float" office:value="0.658037006476246" calcext:value-type="float">
            <text:p>0.6580370065</text:p>
          </table:table-cell>
          <table:table-cell table:formula="of:=-([.J7]+[.$G$5]^2/(27*[.$G$3]^2*[.J7])+[.$G$5]/(3^(3/2)*[.$G$3]))" office:value-type="float" office:value="1.89807539995804" calcext:value-type="float">
            <text:p>1.8980754</text:p>
          </table:table-cell>
          <table:table-cell table:formula="of:=-([.I7]+[.$G$5]^2/(27*[.$G$3]^2*[.I7])+[.$G$5]/(3^(3/2)*[.$G$3]))" office:value-type="float" office:value="1.89807535877904" calcext:value-type="float">
            <text:p>1.8980753588</text:p>
          </table:table-cell>
          <table:table-cell office:value-type="string" calcext:value-type="string">
            <text:p>logsquish</text:p>
          </table:table-cell>
          <table:table-cell office:value-type="float" office:value="2" calcext:value-type="float">
            <text:p>2</text:p>
          </table:table-cell>
          <table:table-cell table:formula="of:=(SQRT(-[.$G$4]*[.A7]*(4*[.$G$5]^3-3^(9/2)*[.$G$3]^2*[.$G$4]*[.A7]))/(2*3^(9/4)*[.$G$3]^2)-(3^(9/2)*[.$G$3]^2*[.$G$4]*[.A7]-2*[.$G$5]^3)/(2*3^(9/2)*[.$G$3]^3))^(1/3)" office:value-type="float" office:value="-0.00191561721974001" calcext:value-type="float">
            <text:p>-0.0019156172</text:p>
          </table:table-cell>
          <table:table-cell table:formula="of:=([.K7]-[.L7])^(1/3)" office:value-type="float" office:value="-0.00191561717940042" calcext:value-type="float">
            <text:p>-0.0019156172</text:p>
          </table:table-cell>
          <table:table-cell table:formula="of:=SQRT(-[.$G$4]*[.A7]*(4*([.$G$5]/3^(3/2))^3-[.$G$3]^2*[.$G$4]*[.A7]))/(2*[.$G$3]^2)" office:value-type="float" office:value="3.74977038845153" calcext:value-type="float">
            <text:p>3.7497703885</text:p>
          </table:table-cell>
          <table:table-cell table:formula="of:=([.$G$4]*[.A7])/(2*[.$G$3])-([.$G$5]/([.$G$3]*3^(3/2)))^3" office:value-type="float" office:value="3.74977039548106" calcext:value-type="float">
            <text:p>3.749770395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LOG([.A8]/[.$H$7];2)/[.$H$6]" office:value-type="float" office:value="2.4" calcext:value-type="float">
            <text:p>2.4</text:p>
          </table:table-cell>
          <table:table-cell table:formula="of:=SQRT(SQRT(3)*[.A8]/[.$G$2])" office:value-type="float" office:value="0.679617697938849" calcext:value-type="float">
            <text:p>0.6796176979</text:p>
          </table:table-cell>
          <table:table-cell table:formula="of:=-([.J8]+[.$G$5]^2/(27*[.$G$3]^2*[.J8])+[.$G$5]/(3^(3/2)*[.$G$3]))" office:value-type="float" office:value="1.94060244880902" calcext:value-type="float">
            <text:p>1.9406024488</text:p>
          </table:table-cell>
          <table:table-cell table:formula="of:=-([.I8]+[.$G$5]^2/(27*[.$G$3]^2*[.I8])+[.$G$5]/(3^(3/2)*[.$G$3]))" office:value-type="float" office:value="1.94060249369053" calcext:value-type="float">
            <text:p>1.9406024937</text:p>
          </table:table-cell>
          <table:table-cell table:number-columns-repeated="2"/>
          <table:table-cell table:formula="of:=(SQRT(-[.$G$4]*[.A8]*(4*[.$G$5]^3-3^(9/2)*[.$G$3]^2*[.$G$4]*[.A8]))/(2*3^(9/4)*[.$G$3]^2)-(3^(9/2)*[.$G$3]^2*[.$G$4]*[.A8]-2*[.$G$5]^3)/(2*3^(9/2)*[.$G$3]^3))^(1/3)" office:value-type="float" office:value="-0.00187484453193916" calcext:value-type="float">
            <text:p>-0.0018748445</text:p>
          </table:table-cell>
          <table:table-cell table:formula="of:=([.K8]-[.L8])^(1/3)" office:value-type="float" office:value="-0.00187484457405238" calcext:value-type="float">
            <text:p>-0.0018748446</text:p>
          </table:table-cell>
          <table:table-cell table:formula="of:=SQRT(-[.$G$4]*[.A8]*(4*([.$G$5]/3^(3/2))^3-[.$G$3]^2*[.$G$4]*[.A8]))/(2*[.$G$3]^2)" office:value-type="float" office:value="3.9997703888909" calcext:value-type="float">
            <text:p>3.9997703889</text:p>
          </table:table-cell>
          <table:table-cell table:formula="of:=([.$G$4]*[.A8])/(2*[.$G$3])-([.$G$5]/([.$G$3]*3^(3/2)))^3" office:value-type="float" office:value="3.99977039548106" calcext:value-type="float">
            <text:p>3.999770395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LOG([.A9]/[.$H$7];2)/[.$H$6]" office:value-type="float" office:value="2.53594000115385" calcext:value-type="float">
            <text:p>2.5359400012</text:p>
          </table:table-cell>
          <table:table-cell table:formula="of:=SQRT(SQRT(3)*[.A9]/[.$G$2])" office:value-type="float" office:value="0.720843424240426" calcext:value-type="float">
            <text:p>0.7208434242</text:p>
          </table:table-cell>
          <table:table-cell table:formula="of:=-([.J9]+[.$G$5]^2/(27*[.$G$3]^2*[.J9])+[.$G$5]/(3^(3/2)*[.$G$3]))" office:value-type="float" office:value="2.02061689859229" calcext:value-type="float">
            <text:p>2.0206168986</text:p>
          </table:table-cell>
          <table:table-cell table:formula="of:=-([.I9]+[.$G$5]^2/(27*[.$G$3]^2*[.I9])+[.$G$5]/(3^(3/2)*[.$G$3]))" office:value-type="float" office:value="2.0206170036276" calcext:value-type="float">
            <text:p>2.0206170036</text:p>
          </table:table-cell>
          <table:table-cell table:number-columns-repeated="2"/>
          <table:table-cell table:formula="of:=(SQRT(-[.$G$4]*[.A9]*(4*[.$G$5]^3-3^(9/2)*[.$G$3]^2*[.$G$4]*[.A9]))/(2*3^(9/4)*[.$G$3]^2)-(3^(9/2)*[.$G$3]^2*[.$G$4]*[.A9]-2*[.$G$5]^3)/(2*3^(9/2)*[.$G$3]^3))^(1/3)" office:value-type="float" office:value="-0.00180265866402349" calcext:value-type="float">
            <text:p>-0.0018026587</text:p>
          </table:table-cell>
          <table:table-cell table:formula="of:=([.K9]-[.L9])^(1/3)" office:value-type="float" office:value="-0.00180265875513053" calcext:value-type="float">
            <text:p>-0.0018026588</text:p>
          </table:table-cell>
          <table:table-cell table:formula="of:=SQRT(-[.$G$4]*[.A9]*(4*([.$G$5]/3^(3/2))^3-[.$G$3]^2*[.$G$4]*[.A9]))/(2*[.$G$3]^2)" office:value-type="float" office:value="4.49977038962318" calcext:value-type="float">
            <text:p>4.4997703896</text:p>
          </table:table-cell>
          <table:table-cell table:formula="of:=([.$G$4]*[.A9])/(2*[.$G$3])-([.$G$5]/([.$G$3]*3^(3/2)))^3" office:value-type="float" office:value="4.49977039548106" calcext:value-type="float">
            <text:p>4.499770395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LOG([.A10]/[.$H$7];2)/[.$H$6]" office:value-type="float" office:value="2.65754247590989" calcext:value-type="float">
            <text:p>2.6575424759</text:p>
          </table:table-cell>
          <table:table-cell table:formula="of:=SQRT(SQRT(3)*[.A10]/[.$G$2])" office:value-type="float" office:value="0.759835685651593" calcext:value-type="float">
            <text:p>0.7598356857</text:p>
          </table:table-cell>
          <table:table-cell table:formula="of:=-([.J10]+[.$G$5]^2/(27*[.$G$3]^2*[.J10])+[.$G$5]/(3^(3/2)*[.$G$3]))" office:value-type="float" office:value="2.09490817958367" calcext:value-type="float">
            <text:p>2.0949081796</text:p>
          </table:table-cell>
          <table:table-cell table:formula="of:=-([.I10]+[.$G$5]^2/(27*[.$G$3]^2*[.I10])+[.$G$5]/(3^(3/2)*[.$G$3]))" office:value-type="float" office:value="2.09490805869825" calcext:value-type="float">
            <text:p>2.0949080587</text:p>
          </table:table-cell>
          <table:table-cell table:number-columns-repeated="2"/>
          <table:table-cell table:formula="of:=(SQRT(-[.$G$4]*[.A10]*(4*[.$G$5]^3-3^(9/2)*[.$G$3]^2*[.$G$4]*[.A10]))/(2*3^(9/4)*[.$G$3]^2)-(3^(9/2)*[.$G$3]^2*[.$G$4]*[.A10]-2*[.$G$5]^3)/(2*3^(9/2)*[.$G$3]^3))^(1/3)" office:value-type="float" office:value="-0.00174044484275988" calcext:value-type="float">
            <text:p>-0.0017404448</text:p>
          </table:table-cell>
          <table:table-cell table:formula="of:=([.K10]-[.L10])^(1/3)" office:value-type="float" office:value="-0.001740444745023" calcext:value-type="float">
            <text:p>-0.0017404447</text:p>
          </table:table-cell>
          <table:table-cell table:formula="of:=SQRT(-[.$G$4]*[.A10]*(4*([.$G$5]/3^(3/2))^3-[.$G$3]^2*[.$G$4]*[.A10]))/(2*[.$G$3]^2)" office:value-type="float" office:value="4.999770390209" calcext:value-type="float">
            <text:p>4.9997703902</text:p>
          </table:table-cell>
          <table:table-cell table:formula="of:=([.$G$4]*[.A10])/(2*[.$G$3])-([.$G$5]/([.$G$3]*3^(3/2)))^3" office:value-type="float" office:value="4.99977039548106" calcext:value-type="float">
            <text:p>4.99977039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LOG([.A11]/[.$H$7];2)/[.$H$6]" office:value-type="float" office:value="2.76754529490984" calcext:value-type="float">
            <text:p>2.7675452949</text:p>
          </table:table-cell>
          <table:table-cell table:formula="of:=SQRT(SQRT(3)*[.A11]/[.$G$2])" office:value-type="float" office:value="0.796922390266824" calcext:value-type="float">
            <text:p>0.7969223903</text:p>
          </table:table-cell>
          <table:table-cell table:formula="of:=-([.J11]+[.$G$5]^2/(27*[.$G$3]^2*[.J11])+[.$G$5]/(3^(3/2)*[.$G$3]))" office:value-type="float" office:value="2.16440101544855" calcext:value-type="float">
            <text:p>2.1644010154</text:p>
          </table:table-cell>
          <table:table-cell table:formula="of:=-([.I11]+[.$G$5]^2/(27*[.$G$3]^2*[.I11])+[.$G$5]/(3^(3/2)*[.$G$3]))" office:value-type="float" office:value="2.16440115272252" calcext:value-type="float">
            <text:p>2.1644011527</text:p>
          </table:table-cell>
          <table:table-cell table:number-columns-repeated="2"/>
          <table:table-cell table:formula="of:=(SQRT(-[.$G$4]*[.A11]*(4*[.$G$5]^3-3^(9/2)*[.$G$3]^2*[.$G$4]*[.A11]))/(2*3^(9/4)*[.$G$3]^2)-(3^(9/2)*[.$G$3]^2*[.$G$4]*[.A11]-2*[.$G$5]^3)/(2*3^(9/2)*[.$G$3]^3))^(1/3)" office:value-type="float" office:value="-0.00168601751056363" calcext:value-type="float">
            <text:p>-0.0016860175</text:p>
          </table:table-cell>
          <table:table-cell table:formula="of:=([.K11]-[.L11])^(1/3)" office:value-type="float" office:value="-0.00168601761471256" calcext:value-type="float">
            <text:p>-0.0016860176</text:p>
          </table:table-cell>
          <table:table-cell table:formula="of:=SQRT(-[.$G$4]*[.A11]*(4*([.$G$5]/3^(3/2))^3-[.$G$3]^2*[.$G$4]*[.A11]))/(2*[.$G$3]^2)" office:value-type="float" office:value="5.49977039068829" calcext:value-type="float">
            <text:p>5.4997703907</text:p>
          </table:table-cell>
          <table:table-cell table:formula="of:=([.$G$4]*[.A11])/(2*[.$G$3])-([.$G$5]/([.$G$3]*3^(3/2)))^3" office:value-type="float" office:value="5.49977039548106" calcext:value-type="float">
            <text:p>5.499770395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LOG([.A12]/[.$H$7];2)/[.$H$6]" office:value-type="float" office:value="2.86797000057693" calcext:value-type="float">
            <text:p>2.8679700006</text:p>
          </table:table-cell>
          <table:table-cell table:formula="of:=SQRT(SQRT(3)*[.A12]/[.$G$2])" office:value-type="float" office:value="0.832358290057563" calcext:value-type="float">
            <text:p>0.8323582901</text:p>
          </table:table-cell>
          <table:table-cell table:formula="of:=-([.J12]+[.$G$5]^2/(27*[.$G$3]^2*[.J12])+[.$G$5]/(3^(3/2)*[.$G$3]))" office:value-type="float" office:value="2.22980302355689" calcext:value-type="float">
            <text:p>2.2298030236</text:p>
          </table:table-cell>
          <table:table-cell table:formula="of:=-([.I12]+[.$G$5]^2/(27*[.$G$3]^2*[.I12])+[.$G$5]/(3^(3/2)*[.$G$3]))" office:value-type="float" office:value="2.22980286938917" calcext:value-type="float">
            <text:p>2.2298028694</text:p>
          </table:table-cell>
          <table:table-cell table:number-columns-repeated="2"/>
          <table:table-cell table:formula="of:=(SQRT(-[.$G$4]*[.A12]*(4*[.$G$5]^3-3^(9/2)*[.$G$3]^2*[.$G$4]*[.A12]))/(2*3^(9/4)*[.$G$3]^2)-(3^(9/2)*[.$G$3]^2*[.$G$4]*[.A12]-2*[.$G$5]^3)/(2*3^(9/2)*[.$G$3]^3))^(1/3)" office:value-type="float" office:value="-0.00163781721966511" calcext:value-type="float">
            <text:p>-0.0016378172</text:p>
          </table:table-cell>
          <table:table-cell table:formula="of:=([.K12]-[.L12])^(1/3)" office:value-type="float" office:value="-0.00163781710929585" calcext:value-type="float">
            <text:p>-0.0016378171</text:p>
          </table:table-cell>
          <table:table-cell table:formula="of:=SQRT(-[.$G$4]*[.A12]*(4*([.$G$5]/3^(3/2))^3-[.$G$3]^2*[.$G$4]*[.A12]))/(2*[.$G$3]^2)" office:value-type="float" office:value="5.99977039108771" calcext:value-type="float">
            <text:p>5.9997703911</text:p>
          </table:table-cell>
          <table:table-cell table:formula="of:=([.$G$4]*[.A12])/(2*[.$G$3])-([.$G$5]/([.$G$3]*3^(3/2)))^3" office:value-type="float" office:value="5.99977039548106" calcext:value-type="float">
            <text:p>5.99977039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LOG([.A13]/[.$H$7];2)/[.$H$6]" office:value-type="float" office:value="3.00391000173077" calcext:value-type="float">
            <text:p>3.0039100017</text:p>
          </table:table-cell>
          <table:table-cell table:formula="of:=SQRT(SQRT(3)*[.A13]/[.$G$2])" office:value-type="float" office:value="0.882849286914813" calcext:value-type="float">
            <text:p>0.8828492869</text:p>
          </table:table-cell>
          <table:table-cell table:formula="of:=-([.J13]+[.$G$5]^2/(27*[.$G$3]^2*[.J13])+[.$G$5]/(3^(3/2)*[.$G$3]))" office:value-type="float" office:value="2.3214154000419" calcext:value-type="float">
            <text:p>2.3214154</text:p>
          </table:table-cell>
          <table:table-cell table:formula="of:=-([.I13]+[.$G$5]^2/(27*[.$G$3]^2*[.I13])+[.$G$5]/(3^(3/2)*[.$G$3]))" office:value-type="float" office:value="2.3214154000419" calcext:value-type="float">
            <text:p>2.3214154</text:p>
          </table:table-cell>
          <table:table-cell table:number-columns-repeated="2"/>
          <table:table-cell table:formula="of:=(SQRT(-[.$G$4]*[.A13]*(4*[.$G$5]^3-3^(9/2)*[.$G$3]^2*[.$G$4]*[.A13]))/(2*3^(9/4)*[.$G$3]^2)-(3^(9/2)*[.$G$3]^2*[.$G$4]*[.A13]-2*[.$G$5]^3)/(2*3^(9/2)*[.$G$3]^3))^(1/3)" office:value-type="float" office:value="-0.00157475836003723" calcext:value-type="float">
            <text:p>-0.0015747584</text:p>
          </table:table-cell>
          <table:table-cell table:formula="of:=([.K13]-[.L13])^(1/3)" office:value-type="float" office:value="-0.00157475836003723" calcext:value-type="float">
            <text:p>-0.0015747584</text:p>
          </table:table-cell>
          <table:table-cell table:formula="of:=SQRT(-[.$G$4]*[.A13]*(4*([.$G$5]/3^(3/2))^3-[.$G$3]^2*[.$G$4]*[.A13]))/(2*[.$G$3]^2)" office:value-type="float" office:value="6.74977039157587" calcext:value-type="float">
            <text:p>6.7497703916</text:p>
          </table:table-cell>
          <table:table-cell table:formula="of:=([.$G$4]*[.A13])/(2*[.$G$3])-([.$G$5]/([.$G$3]*3^(3/2)))^3" office:value-type="float" office:value="6.74977039548106" calcext:value-type="float">
            <text:p>6.749770395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LOG([.A14]/[.$H$7];2)/[.$H$6]" office:value-type="float" office:value="3.12551247648681" calcext:value-type="float">
            <text:p>3.1255124765</text:p>
          </table:table-cell>
          <table:table-cell table:formula="of:=SQRT(SQRT(3)*[.A14]/[.$G$2])" office:value-type="float" office:value="0.930604859102099" calcext:value-type="float">
            <text:p>0.9306048591</text:p>
          </table:table-cell>
          <table:table-cell table:formula="of:=-([.J14]+[.$G$5]^2/(27*[.$G$3]^2*[.J14])+[.$G$5]/(3^(3/2)*[.$G$3]))" office:value-type="float" office:value="2.40647331171815" calcext:value-type="float">
            <text:p>2.4064733117</text:p>
          </table:table-cell>
          <table:table-cell table:formula="of:=-([.I14]+[.$G$5]^2/(27*[.$G$3]^2*[.I14])+[.$G$5]/(3^(3/2)*[.$G$3]))" office:value-type="float" office:value="2.4064731041053" calcext:value-type="float">
            <text:p>2.4064731041</text:p>
          </table:table-cell>
          <table:table-cell table:number-columns-repeated="2"/>
          <table:table-cell table:formula="of:=(SQRT(-[.$G$4]*[.A14]*(4*[.$G$5]^3-3^(9/2)*[.$G$3]^2*[.$G$4]*[.A14]))/(2*3^(9/4)*[.$G$3]^2)-(3^(9/2)*[.$G$3]^2*[.$G$4]*[.A14]-2*[.$G$5]^3)/(2*3^(9/2)*[.$G$3]^3))^(1/3)" office:value-type="float" office:value="-0.00152041093025529" calcext:value-type="float">
            <text:p>-0.0015204109</text:p>
          </table:table-cell>
          <table:table-cell table:formula="of:=([.K14]-[.L14])^(1/3)" office:value-type="float" office:value="-0.00152041080218245" calcext:value-type="float">
            <text:p>-0.0015204108</text:p>
          </table:table-cell>
          <table:table-cell table:formula="of:=SQRT(-[.$G$4]*[.A14]*(4*([.$G$5]/3^(3/2))^3-[.$G$3]^2*[.$G$4]*[.A14]))/(2*[.$G$3]^2)" office:value-type="float" office:value="7.4997703919664" calcext:value-type="float">
            <text:p>7.499770392</text:p>
          </table:table-cell>
          <table:table-cell table:formula="of:=([.$G$4]*[.A14])/(2*[.$G$3])-([.$G$5]/([.$G$3]*3^(3/2)))^3" office:value-type="float" office:value="7.49977039548106" calcext:value-type="float">
            <text:p>7.49977039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LOG([.A15]/[.$H$7];2)/[.$H$6]" office:value-type="float" office:value="3.23551529548676" calcext:value-type="float">
            <text:p>3.2355152955</text:p>
          </table:table-cell>
          <table:table-cell table:formula="of:=SQRT(SQRT(3)*[.A15]/[.$G$2])" office:value-type="float" office:value="0.976026610376419" calcext:value-type="float">
            <text:p>0.9760266104</text:p>
          </table:table-cell>
          <table:table-cell table:formula="of:=-([.J15]+[.$G$5]^2/(27*[.$G$3]^2*[.J15])+[.$G$5]/(3^(3/2)*[.$G$3]))" office:value-type="float" office:value="2.48603692672723" calcext:value-type="float">
            <text:p>2.4860369267</text:p>
          </table:table-cell>
          <table:table-cell table:formula="of:=-([.I15]+[.$G$5]^2/(27*[.$G$3]^2*[.I15])+[.$G$5]/(3^(3/2)*[.$G$3]))" office:value-type="float" office:value="2.48603692672723" calcext:value-type="float">
            <text:p>2.4860369267</text:p>
          </table:table-cell>
          <table:table-cell table:number-columns-repeated="2"/>
          <table:table-cell table:formula="of:=(SQRT(-[.$G$4]*[.A15]*(4*[.$G$5]^3-3^(9/2)*[.$G$3]^2*[.$G$4]*[.A15]))/(2*3^(9/4)*[.$G$3]^2)-(3^(9/2)*[.$G$3]^2*[.$G$4]*[.A15]-2*[.$G$5]^3)/(2*3^(9/2)*[.$G$3]^3))^(1/3)" office:value-type="float" office:value="-0.00147286513671499" calcext:value-type="float">
            <text:p>-0.0014728651</text:p>
          </table:table-cell>
          <table:table-cell table:formula="of:=([.K15]-[.L15])^(1/3)" office:value-type="float" office:value="-0.00147286513671499" calcext:value-type="float">
            <text:p>-0.0014728651</text:p>
          </table:table-cell>
          <table:table-cell table:formula="of:=SQRT(-[.$G$4]*[.A15]*(4*([.$G$5]/3^(3/2))^3-[.$G$3]^2*[.$G$4]*[.A15]))/(2*[.$G$3]^2)" office:value-type="float" office:value="8.24977039228593" calcext:value-type="float">
            <text:p>8.2497703923</text:p>
          </table:table-cell>
          <table:table-cell table:formula="of:=([.$G$4]*[.A15])/(2*[.$G$3])-([.$G$5]/([.$G$3]*3^(3/2)))^3" office:value-type="float" office:value="8.24977039548106" calcext:value-type="float">
            <text:p>8.24977039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LOG([.A16]/[.$H$7];2)/[.$H$6]" office:value-type="float" office:value="3.36756269250316" calcext:value-type="float">
            <text:p>3.3675626925</text:p>
          </table:table-cell>
          <table:table-cell table:formula="of:=SQRT(SQRT(3)*[.A16]/[.$G$2])" office:value-type="float" office:value="1.03348826698749" calcext:value-type="float">
            <text:p>1.033488267</text:p>
          </table:table-cell>
          <table:table-cell table:formula="of:=-([.J16]+[.$G$5]^2/(27*[.$G$3]^2*[.J16])+[.$G$5]/(3^(3/2)*[.$G$3]))" office:value-type="float" office:value="2.58494816833918" calcext:value-type="float">
            <text:p>2.5849481683</text:p>
          </table:table-cell>
          <table:table-cell table:formula="of:=-([.I16]+[.$G$5]^2/(27*[.$G$3]^2*[.I16])+[.$G$5]/(3^(3/2)*[.$G$3]))" office:value-type="float" office:value="2.58494816833918" calcext:value-type="float">
            <text:p>2.5849481683</text:p>
          </table:table-cell>
          <table:table-cell table:number-columns-repeated="2"/>
          <table:table-cell table:formula="of:=(SQRT(-[.$G$4]*[.A16]*(4*[.$G$5]^3-3^(9/2)*[.$G$3]^2*[.$G$4]*[.A16]))/(2*3^(9/4)*[.$G$3]^2)-(3^(9/2)*[.$G$3]^2*[.$G$4]*[.A16]-2*[.$G$5]^3)/(2*3^(9/2)*[.$G$3]^3))^(1/3)" office:value-type="float" office:value="-0.00141775093159057" calcext:value-type="float">
            <text:p>-0.0014177509</text:p>
          </table:table-cell>
          <table:table-cell table:formula="of:=([.K16]-[.L16])^(1/3)" office:value-type="float" office:value="-0.00141775093159057" calcext:value-type="float">
            <text:p>-0.0014177509</text:p>
          </table:table-cell>
          <table:table-cell table:formula="of:=SQRT(-[.$G$4]*[.A16]*(4*([.$G$5]/3^(3/2))^3-[.$G$3]^2*[.$G$4]*[.A16]))/(2*[.$G$3]^2)" office:value-type="float" office:value="9.24977039263136" calcext:value-type="float">
            <text:p>9.2497703926</text:p>
          </table:table-cell>
          <table:table-cell table:formula="of:=([.$G$4]*[.A16])/(2*[.$G$3])-([.$G$5]/([.$G$3]*3^(3/2)))^3" office:value-type="float" office:value="9.24977039548106" calcext:value-type="float">
            <text:p>9.249770395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LOG([.A17]/[.$H$7];2)/[.$H$6]" office:value-type="float" office:value="3.48604160369447" calcext:value-type="float">
            <text:p>3.4860416037</text:p>
          </table:table-cell>
          <table:table-cell table:formula="of:=SQRT(SQRT(3)*[.A17]/[.$G$2])" office:value-type="float" office:value="1.08791913846514" calcext:value-type="float">
            <text:p>1.0879191385</text:p>
          </table:table-cell>
          <table:table-cell table:formula="of:=-([.J17]+[.$G$5]^2/(27*[.$G$3]^2*[.J17])+[.$G$5]/(3^(3/2)*[.$G$3]))" office:value-type="float" office:value="2.67696701175415" calcext:value-type="float">
            <text:p>2.6769670118</text:p>
          </table:table-cell>
          <table:table-cell table:formula="of:=-([.I17]+[.$G$5]^2/(27*[.$G$3]^2*[.I17])+[.$G$5]/(3^(3/2)*[.$G$3]))" office:value-type="float" office:value="2.67696764158337" calcext:value-type="float">
            <text:p>2.6769676416</text:p>
          </table:table-cell>
          <table:table-cell table:number-columns-repeated="2"/>
          <table:table-cell table:formula="of:=(SQRT(-[.$G$4]*[.A17]*(4*[.$G$5]^3-3^(9/2)*[.$G$3]^2*[.$G$4]*[.A17]))/(2*3^(9/4)*[.$G$3]^2)-(3^(9/2)*[.$G$3]^2*[.$G$4]*[.A17]-2*[.$G$5]^3)/(2*3^(9/2)*[.$G$3]^3))^(1/3)" office:value-type="float" office:value="-0.00137005771360356" calcext:value-type="float">
            <text:p>-0.0013700577</text:p>
          </table:table-cell>
          <table:table-cell table:formula="of:=([.K17]-[.L17])^(1/3)" office:value-type="float" office:value="-0.00137005802905399" calcext:value-type="float">
            <text:p>-0.001370058</text:p>
          </table:table-cell>
          <table:table-cell table:formula="of:=SQRT(-[.$G$4]*[.A17]*(4*([.$G$5]/3^(3/2))^3-[.$G$3]^2*[.$G$4]*[.A17]))/(2*[.$G$3]^2)" office:value-type="float" office:value="10.2497703929094" calcext:value-type="float">
            <text:p>10.2497703929</text:p>
          </table:table-cell>
          <table:table-cell table:formula="of:=([.$G$4]*[.A17])/(2*[.$G$3])-([.$G$5]/([.$G$3]*3^(3/2)))^3" office:value-type="float" office:value="10.2497703954811" calcext:value-type="float">
            <text:p>10.249770395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LOG([.A18]/[.$H$7];2)/[.$H$6]" office:value-type="float" office:value="3.61884956484561" calcext:value-type="float">
            <text:p>3.6188495648</text:p>
          </table:table-cell>
          <table:table-cell table:formula="of:=SQRT(SQRT(3)*[.A18]/[.$G$2])" office:value-type="float" office:value="1.15234787244831" calcext:value-type="float">
            <text:p>1.1523478724</text:p>
          </table:table-cell>
          <table:table-cell table:formula="of:=-([.J18]+[.$G$5]^2/(27*[.$G$3]^2*[.J18])+[.$G$5]/(3^(3/2)*[.$G$3]))" office:value-type="float" office:value="2.78393226106328" calcext:value-type="float">
            <text:p>2.7839322611</text:p>
          </table:table-cell>
          <table:table-cell table:formula="of:=-([.I18]+[.$G$5]^2/(27*[.$G$3]^2*[.I18])+[.$G$5]/(3^(3/2)*[.$G$3]))" office:value-type="float" office:value="2.78393226106328" calcext:value-type="float">
            <text:p>2.7839322611</text:p>
          </table:table-cell>
          <table:table-cell table:number-columns-repeated="2"/>
          <table:table-cell table:formula="of:=(SQRT(-[.$G$4]*[.A18]*(4*[.$G$5]^3-3^(9/2)*[.$G$3]^2*[.$G$4]*[.A18]))/(2*3^(9/4)*[.$G$3]^2)-(3^(9/2)*[.$G$3]^2*[.$G$4]*[.A18]-2*[.$G$5]^3)/(2*3^(9/2)*[.$G$3]^3))^(1/3)" office:value-type="float" office:value="-0.00131850139154647" calcext:value-type="float">
            <text:p>-0.0013185014</text:p>
          </table:table-cell>
          <table:table-cell table:formula="of:=([.K18]-[.L18])^(1/3)" office:value-type="float" office:value="-0.00131850139154647" calcext:value-type="float">
            <text:p>-0.0013185014</text:p>
          </table:table-cell>
          <table:table-cell table:formula="of:=SQRT(-[.$G$4]*[.A18]*(4*([.$G$5]/3^(3/2))^3-[.$G$3]^2*[.$G$4]*[.A18]))/(2*[.$G$3]^2)" office:value-type="float" office:value="11.4997703931889" calcext:value-type="float">
            <text:p>11.4997703932</text:p>
          </table:table-cell>
          <table:table-cell table:formula="of:=([.$G$4]*[.A18])/(2*[.$G$3])-([.$G$5]/([.$G$3]*3^(3/2)))^3" office:value-type="float" office:value="11.4997703954811" calcext:value-type="float">
            <text:p>11.499770395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LOG([.A19]/[.$H$7];2)/[.$H$6]" office:value-type="float" office:value="3.7379402735772" calcext:value-type="float">
            <text:p>3.7379402736</text:p>
          </table:table-cell>
          <table:table-cell table:formula="of:=SQRT(SQRT(3)*[.A19]/[.$G$2])" office:value-type="float" office:value="1.21336028715034" calcext:value-type="float">
            <text:p>1.2133602872</text:p>
          </table:table-cell>
          <table:table-cell table:formula="of:=-([.J19]+[.$G$5]^2/(27*[.$G$3]^2*[.J19])+[.$G$5]/(3^(3/2)*[.$G$3]))" office:value-type="float" office:value="2.88340515456459" calcext:value-type="float">
            <text:p>2.8834051546</text:p>
          </table:table-cell>
          <table:table-cell table:formula="of:=-([.I19]+[.$G$5]^2/(27*[.$G$3]^2*[.I19])+[.$G$5]/(3^(3/2)*[.$G$3]))" office:value-type="float" office:value="2.88340431193534" calcext:value-type="float">
            <text:p>2.8834043119</text:p>
          </table:table-cell>
          <table:table-cell table:number-columns-repeated="2"/>
          <table:table-cell table:formula="of:=(SQRT(-[.$G$4]*[.A19]*(4*[.$G$5]^3-3^(9/2)*[.$G$3]^2*[.$G$4]*[.A19]))/(2*3^(9/4)*[.$G$3]^2)-(3^(9/2)*[.$G$3]^2*[.$G$4]*[.A19]-2*[.$G$5]^3)/(2*3^(9/2)*[.$G$3]^3))^(1/3)" office:value-type="float" office:value="-0.00127392219830923" calcext:value-type="float">
            <text:p>-0.0012739222</text:p>
          </table:table-cell>
          <table:table-cell table:formula="of:=([.K19]-[.L19])^(1/3)" office:value-type="float" office:value="-0.00127392183345173" calcext:value-type="float">
            <text:p>-0.0012739218</text:p>
          </table:table-cell>
          <table:table-cell table:formula="of:=SQRT(-[.$G$4]*[.A19]*(4*([.$G$5]/3^(3/2))^3-[.$G$3]^2*[.$G$4]*[.A19]))/(2*[.$G$3]^2)" office:value-type="float" office:value="12.7497703934136" calcext:value-type="float">
            <text:p>12.7497703934</text:p>
          </table:table-cell>
          <table:table-cell table:formula="of:=([.$G$4]*[.A19])/(2*[.$G$3])-([.$G$5]/([.$G$3]*3^(3/2)))^3" office:value-type="float" office:value="12.7497703954811" calcext:value-type="float">
            <text:p>12.749770395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LOG([.A20]/[.$H$7];2)/[.$H$6]" office:value-type="float" office:value="3.86631201133179" calcext:value-type="float">
            <text:p>3.8663120113</text:p>
          </table:table-cell>
          <table:table-cell table:formula="of:=SQRT(SQRT(3)*[.A20]/[.$G$2])" office:value-type="float" office:value="1.28275027467954" calcext:value-type="float">
            <text:p>1.2827502747</text:p>
          </table:table-cell>
          <table:table-cell table:formula="of:=-([.J20]+[.$G$5]^2/(27*[.$G$3]^2*[.J20])+[.$G$5]/(3^(3/2)*[.$G$3]))" office:value-type="float" office:value="2.9945339801836" calcext:value-type="float">
            <text:p>2.9945339802</text:p>
          </table:table-cell>
          <table:table-cell table:formula="of:=-([.I20]+[.$G$5]^2/(27*[.$G$3]^2*[.I20])+[.$G$5]/(3^(3/2)*[.$G$3]))" office:value-type="float" office:value="2.99453495754995" calcext:value-type="float">
            <text:p>2.9945349575</text:p>
          </table:table-cell>
          <table:table-cell table:number-columns-repeated="2"/>
          <table:table-cell table:formula="of:=(SQRT(-[.$G$4]*[.A20]*(4*[.$G$5]^3-3^(9/2)*[.$G$3]^2*[.$G$4]*[.A20]))/(2*3^(9/4)*[.$G$3]^2)-(3^(9/2)*[.$G$3]^2*[.$G$4]*[.A20]-2*[.$G$5]^3)/(2*3^(9/2)*[.$G$3]^3))^(1/3)" office:value-type="float" office:value="-0.00122755489124299" calcext:value-type="float">
            <text:p>-0.0012275549</text:p>
          </table:table-cell>
          <table:table-cell table:formula="of:=([.K20]-[.L20])^(1/3)" office:value-type="float" office:value="-0.00122755528418366" calcext:value-type="float">
            <text:p>-0.0012275553</text:p>
          </table:table-cell>
          <table:table-cell table:formula="of:=SQRT(-[.$G$4]*[.A20]*(4*([.$G$5]/3^(3/2))^3-[.$G$3]^2*[.$G$4]*[.A20]))/(2*[.$G$3]^2)" office:value-type="float" office:value="14.2497703936313" calcext:value-type="float">
            <text:p>14.2497703936</text:p>
          </table:table-cell>
          <table:table-cell table:formula="of:=([.$G$4]*[.A20])/(2*[.$G$3])-([.$G$5]/([.$G$3]*3^(3/2)))^3" office:value-type="float" office:value="14.2497703954811" calcext:value-type="float">
            <text:p>14.249770395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LOG([.A21]/[.$H$7];2)/[.$H$6]" office:value-type="float" office:value="4" calcext:value-type="float">
            <text:p>4</text:p>
          </table:table-cell>
          <table:table-cell table:formula="of:=SQRT(SQRT(3)*[.A21]/[.$G$2])" office:value-type="float" office:value="1.3592353958777" calcext:value-type="float">
            <text:p>1.3592353959</text:p>
          </table:table-cell>
          <table:table-cell table:formula="of:=-([.J21]+[.$G$5]^2/(27*[.$G$3]^2*[.J21])+[.$G$5]/(3^(3/2)*[.$G$3]))" office:value-type="float" office:value="3.11473421175493" calcext:value-type="float">
            <text:p>3.1147342118</text:p>
          </table:table-cell>
          <table:table-cell table:formula="of:=-([.I21]+[.$G$5]^2/(27*[.$G$3]^2*[.I21])+[.$G$5]/(3^(3/2)*[.$G$3]))" office:value-type="float" office:value="3.11473421175493" calcext:value-type="float">
            <text:p>3.1147342118</text:p>
          </table:table-cell>
          <table:table-cell table:number-columns-repeated="2"/>
          <table:table-cell table:formula="of:=(SQRT(-[.$G$4]*[.A21]*(4*[.$G$5]^3-3^(9/2)*[.$G$3]^2*[.$G$4]*[.A21]))/(2*3^(9/4)*[.$G$3]^2)-(3^(9/2)*[.$G$3]^2*[.$G$4]*[.A21]-2*[.$G$5]^3)/(2*3^(9/2)*[.$G$3]^3))^(1/3)" office:value-type="float" office:value="-0.00118106098671363" calcext:value-type="float">
            <text:p>-0.001181061</text:p>
          </table:table-cell>
          <table:table-cell table:formula="of:=([.K21]-[.L21])^(1/3)" office:value-type="float" office:value="-0.00118106098671363" calcext:value-type="float">
            <text:p>-0.001181061</text:p>
          </table:table-cell>
          <table:table-cell table:formula="of:=SQRT(-[.$G$4]*[.A21]*(4*([.$G$5]/3^(3/2))^3-[.$G$3]^2*[.$G$4]*[.A21]))/(2*[.$G$3]^2)" office:value-type="float" office:value="15.9997703938336" calcext:value-type="float">
            <text:p>15.9997703938</text:p>
          </table:table-cell>
          <table:table-cell table:formula="of:=([.$G$4]*[.A21])/(2*[.$G$3])-([.$G$5]/([.$G$3]*3^(3/2)))^3" office:value-type="float" office:value="15.9997703954811" calcext:value-type="float">
            <text:p>15.999770395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LOG([.A22]/[.$H$7];2)/[.$H$6]" office:value-type="float" office:value="4.13594000115385" calcext:value-type="float">
            <text:p>4.1359400012</text:p>
          </table:table-cell>
          <table:table-cell table:formula="of:=SQRT(SQRT(3)*[.A22]/[.$G$2])" office:value-type="float" office:value="1.44168684848085" calcext:value-type="float">
            <text:p>1.4416868485</text:p>
          </table:table-cell>
          <table:table-cell table:formula="of:=-([.J22]+[.$G$5]^2/(27*[.$G$3]^2*[.J22])+[.$G$5]/(3^(3/2)*[.$G$3]))" office:value-type="float" office:value="3.24181447789463" calcext:value-type="float">
            <text:p>3.2418144779</text:p>
          </table:table-cell>
          <table:table-cell table:formula="of:=-([.I22]+[.$G$5]^2/(27*[.$G$3]^2*[.I22])+[.$G$5]/(3^(3/2)*[.$G$3]))" office:value-type="float" office:value="3.24181714716099" calcext:value-type="float">
            <text:p>3.2418171472</text:p>
          </table:table-cell>
          <table:table-cell table:number-columns-repeated="2"/>
          <table:table-cell table:formula="of:=(SQRT(-[.$G$4]*[.A22]*(4*[.$G$5]^3-3^(9/2)*[.$G$3]^2*[.$G$4]*[.A22]))/(2*3^(9/4)*[.$G$3]^2)-(3^(9/2)*[.$G$3]^2*[.$G$4]*[.A22]-2*[.$G$5]^3)/(2*3^(9/2)*[.$G$3]^3))^(1/3)" office:value-type="float" office:value="-0.00113558847392667" calcext:value-type="float">
            <text:p>-0.0011355885</text:p>
          </table:table-cell>
          <table:table-cell table:formula="of:=([.K22]-[.L22])^(1/3)" office:value-type="float" office:value="-0.00113558939225219" calcext:value-type="float">
            <text:p>-0.0011355894</text:p>
          </table:table-cell>
          <table:table-cell table:formula="of:=SQRT(-[.$G$4]*[.A22]*(4*([.$G$5]/3^(3/2))^3-[.$G$3]^2*[.$G$4]*[.A22]))/(2*[.$G$3]^2)" office:value-type="float" office:value="17.9997703940166" calcext:value-type="float">
            <text:p>17.999770394</text:p>
          </table:table-cell>
          <table:table-cell table:formula="of:=([.$G$4]*[.A22])/(2*[.$G$3])-([.$G$5]/([.$G$3]*3^(3/2)))^3" office:value-type="float" office:value="17.9997703954811" calcext:value-type="float">
            <text:p>17.999770395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LOG([.A23]/[.$H$7];2)/[.$H$6]" office:value-type="float" office:value="4.2718800023077" calcext:value-type="float">
            <text:p>4.2718800023</text:p>
          </table:table-cell>
          <table:table-cell table:formula="of:=SQRT(SQRT(3)*[.A23]/[.$G$2])" office:value-type="float" office:value="1.52913982036241" calcext:value-type="float">
            <text:p>1.5291398204</text:p>
          </table:table-cell>
          <table:table-cell table:formula="of:=-([.J23]+[.$G$5]^2/(27*[.$G$3]^2*[.J23])+[.$G$5]/(3^(3/2)*[.$G$3]))" office:value-type="float" office:value="3.37398705401831" calcext:value-type="float">
            <text:p>3.373987054</text:p>
          </table:table-cell>
          <table:table-cell table:formula="of:=-([.I23]+[.$G$5]^2/(27*[.$G$3]^2*[.I23])+[.$G$5]/(3^(3/2)*[.$G$3]))" office:value-type="float" office:value="3.37399017727264" calcext:value-type="float">
            <text:p>3.3739901773</text:p>
          </table:table-cell>
          <table:table-cell table:number-columns-repeated="2"/>
          <table:table-cell table:formula="of:=(SQRT(-[.$G$4]*[.A23]*(4*[.$G$5]^3-3^(9/2)*[.$G$3]^2*[.$G$4]*[.A23]))/(2*3^(9/4)*[.$G$3]^2)-(3^(9/2)*[.$G$3]^2*[.$G$4]*[.A23]-2*[.$G$5]^3)/(2*3^(9/2)*[.$G$3]^3))^(1/3)" office:value-type="float" office:value="-0.00109186744052106" calcext:value-type="float">
            <text:p>-0.0010918674</text:p>
          </table:table-cell>
          <table:table-cell table:formula="of:=([.K23]-[.L23])^(1/3)" office:value-type="float" office:value="-0.0010918684338629" calcext:value-type="float">
            <text:p>-0.0010918684</text:p>
          </table:table-cell>
          <table:table-cell table:formula="of:=SQRT(-[.$G$4]*[.A23]*(4*([.$G$5]/3^(3/2))^3-[.$G$3]^2*[.$G$4]*[.A23]))/(2*[.$G$3]^2)" office:value-type="float" office:value="20.2497703941794" calcext:value-type="float">
            <text:p>20.2497703942</text:p>
          </table:table-cell>
          <table:table-cell table:formula="of:=([.$G$4]*[.A23])/(2*[.$G$3])-([.$G$5]/([.$G$3]*3^(3/2)))^3" office:value-type="float" office:value="20.2497703954811" calcext:value-type="float">
            <text:p>20.249770395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LOG([.A24]/[.$H$7];2)/[.$H$6]" office:value-type="float" office:value="4.40623571215896" calcext:value-type="float">
            <text:p>4.4062357122</text:p>
          </table:table-cell>
          <table:table-cell table:formula="of:=SQRT(SQRT(3)*[.A24]/[.$G$2])" office:value-type="float" office:value="1.62078491010152" calcext:value-type="float">
            <text:p>1.6207849101</text:p>
          </table:table-cell>
          <table:table-cell table:formula="of:=-([.J24]+[.$G$5]^2/(27*[.$G$3]^2*[.J24])+[.$G$5]/(3^(3/2)*[.$G$3]))" office:value-type="float" office:value="3.5098232949186" calcext:value-type="float">
            <text:p>3.5098232949</text:p>
          </table:table-cell>
          <table:table-cell table:formula="of:=-([.I24]+[.$G$5]^2/(27*[.$G$3]^2*[.I24])+[.$G$5]/(3^(3/2)*[.$G$3]))" office:value-type="float" office:value="3.5098232949186" calcext:value-type="float">
            <text:p>3.5098232949</text:p>
          </table:table-cell>
          <table:table-cell table:number-columns-repeated="2"/>
          <table:table-cell table:formula="of:=(SQRT(-[.$G$4]*[.A24]*(4*[.$G$5]^3-3^(9/2)*[.$G$3]^2*[.$G$4]*[.A24]))/(2*3^(9/4)*[.$G$3]^2)-(3^(9/2)*[.$G$3]^2*[.$G$4]*[.A24]-2*[.$G$5]^3)/(2*3^(9/2)*[.$G$3]^3))^(1/3)" office:value-type="float" office:value="-0.0010503109033961" calcext:value-type="float">
            <text:p>-0.0010503109</text:p>
          </table:table-cell>
          <table:table-cell table:formula="of:=([.K24]-[.L24])^(1/3)" office:value-type="float" office:value="-0.0010503109033961" calcext:value-type="float">
            <text:p>-0.0010503109</text:p>
          </table:table-cell>
          <table:table-cell table:formula="of:=SQRT(-[.$G$4]*[.A24]*(4*([.$G$5]/3^(3/2))^3-[.$G$3]^2*[.$G$4]*[.A24]))/(2*[.$G$3]^2)" office:value-type="float" office:value="22.7497703943224" calcext:value-type="float">
            <text:p>22.7497703943</text:p>
          </table:table-cell>
          <table:table-cell table:formula="of:=([.$G$4]*[.A24])/(2*[.$G$3])-([.$G$5]/([.$G$3]*3^(3/2)))^3" office:value-type="float" office:value="22.7497703954811" calcext:value-type="float">
            <text:p>22.749770395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LOG([.A25]/[.$H$7];2)/[.$H$6]" office:value-type="float" office:value="4.5379402735772" calcext:value-type="float">
            <text:p>4.5379402736</text:p>
          </table:table-cell>
          <table:table-cell table:formula="of:=SQRT(SQRT(3)*[.A25]/[.$G$2])" office:value-type="float" office:value="1.71595057413292" calcext:value-type="float">
            <text:p>1.7159505741</text:p>
          </table:table-cell>
          <table:table-cell table:formula="of:=-([.J25]+[.$G$5]^2/(27*[.$G$3]^2*[.J25])+[.$G$5]/(3^(3/2)*[.$G$3]))" office:value-type="float" office:value="3.64819451412866" calcext:value-type="float">
            <text:p>3.6481945141</text:p>
          </table:table-cell>
          <table:table-cell table:formula="of:=-([.I25]+[.$G$5]^2/(27*[.$G$3]^2*[.I25])+[.$G$5]/(3^(3/2)*[.$G$3]))" office:value-type="float" office:value="3.64819876145036" calcext:value-type="float">
            <text:p>3.6481987615</text:p>
          </table:table-cell>
          <table:table-cell table:number-columns-repeated="2"/>
          <table:table-cell table:formula="of:=(SQRT(-[.$G$4]*[.A25]*(4*[.$G$5]^3-3^(9/2)*[.$G$3]^2*[.$G$4]*[.A25]))/(2*3^(9/4)*[.$G$3]^2)-(3^(9/2)*[.$G$3]^2*[.$G$4]*[.A25]-2*[.$G$5]^3)/(2*3^(9/2)*[.$G$3]^3))^(1/3)" office:value-type="float" office:value="-0.00101110866461957" calcext:value-type="float">
            <text:p>-0.0010111087</text:p>
          </table:table-cell>
          <table:table-cell table:formula="of:=([.K25]-[.L25])^(1/3)" office:value-type="float" office:value="-0.00101110982297754" calcext:value-type="float">
            <text:p>-0.0010111098</text:p>
          </table:table-cell>
          <table:table-cell table:formula="of:=SQRT(-[.$G$4]*[.A25]*(4*([.$G$5]/3^(3/2))^3-[.$G$3]^2*[.$G$4]*[.A25]))/(2*[.$G$3]^2)" office:value-type="float" office:value="25.4997703944474" calcext:value-type="float">
            <text:p>25.4997703944</text:p>
          </table:table-cell>
          <table:table-cell table:formula="of:=([.$G$4]*[.A25])/(2*[.$G$3])-([.$G$5]/([.$G$3]*3^(3/2)))^3" office:value-type="float" office:value="25.4997703954811" calcext:value-type="float">
            <text:p>25.499770395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LOG([.A26]/[.$H$7];2)/[.$H$6]" office:value-type="float" office:value="4.66631201133179" calcext:value-type="float">
            <text:p>4.6663120113</text:p>
          </table:table-cell>
          <table:table-cell table:formula="of:=SQRT(SQRT(3)*[.A26]/[.$G$2])" office:value-type="float" office:value="1.81408283558962" calcext:value-type="float">
            <text:p>1.8140828356</text:p>
          </table:table-cell>
          <table:table-cell table:formula="of:=-([.J26]+[.$G$5]^2/(27*[.$G$3]^2*[.J26])+[.$G$5]/(3^(3/2)*[.$G$3]))" office:value-type="float" office:value="3.78823120575582" calcext:value-type="float">
            <text:p>3.7882312058</text:p>
          </table:table-cell>
          <table:table-cell table:formula="of:=-([.I26]+[.$G$5]^2/(27*[.$G$3]^2*[.I26])+[.$G$5]/(3^(3/2)*[.$G$3]))" office:value-type="float" office:value="3.7882262793643" calcext:value-type="float">
            <text:p>3.7882262794</text:p>
          </table:table-cell>
          <table:table-cell table:number-columns-repeated="2"/>
          <table:table-cell table:formula="of:=(SQRT(-[.$G$4]*[.A26]*(4*[.$G$5]^3-3^(9/2)*[.$G$3]^2*[.$G$4]*[.A26]))/(2*3^(9/4)*[.$G$3]^2)-(3^(9/2)*[.$G$3]^2*[.$G$4]*[.A26]-2*[.$G$5]^3)/(2*3^(9/2)*[.$G$3]^3))^(1/3)" office:value-type="float" office:value="-0.000974309715343068" calcext:value-type="float">
            <text:p>-0.0009743097</text:p>
          </table:table-cell>
          <table:table-cell table:formula="of:=([.K26]-[.L26])^(1/3)" office:value-type="float" office:value="-0.000974308467829025" calcext:value-type="float">
            <text:p>-0.0009743085</text:p>
          </table:table-cell>
          <table:table-cell table:formula="of:=SQRT(-[.$G$4]*[.A26]*(4*([.$G$5]/3^(3/2))^3-[.$G$3]^2*[.$G$4]*[.A26]))/(2*[.$G$3]^2)" office:value-type="float" office:value="28.4997703945562" calcext:value-type="float">
            <text:p>28.4997703946</text:p>
          </table:table-cell>
          <table:table-cell table:formula="of:=([.$G$4]*[.A26])/(2*[.$G$3])-([.$G$5]/([.$G$3]*3^(3/2)))^3" office:value-type="float" office:value="28.4997703954811" calcext:value-type="float">
            <text:p>28.499770395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LOG([.A27]/[.$H$7];2)/[.$H$6]" office:value-type="float" office:value="4.8" calcext:value-type="float">
            <text:p>4.8</text:p>
          </table:table-cell>
          <table:table-cell table:formula="of:=SQRT(SQRT(3)*[.A27]/[.$G$2])" office:value-type="float" office:value="1.9222491313078" calcext:value-type="float">
            <text:p>1.9222491313</text:p>
          </table:table-cell>
          <table:table-cell table:formula="of:=-([.J27]+[.$G$5]^2/(27*[.$G$3]^2*[.J27])+[.$G$5]/(3^(3/2)*[.$G$3]))" office:value-type="float" office:value="3.9396932238168" calcext:value-type="float">
            <text:p>3.9396932238</text:p>
          </table:table-cell>
          <table:table-cell table:formula="of:=-([.I27]+[.$G$5]^2/(27*[.$G$3]^2*[.I27])+[.$G$5]/(3^(3/2)*[.$G$3]))" office:value-type="float" office:value="3.9396932238168" calcext:value-type="float">
            <text:p>3.9396932238</text:p>
          </table:table-cell>
          <table:table-cell table:number-columns-repeated="2"/>
          <table:table-cell table:formula="of:=(SQRT(-[.$G$4]*[.A27]*(4*[.$G$5]^3-3^(9/2)*[.$G$3]^2*[.$G$4]*[.A27]))/(2*3^(9/4)*[.$G$3]^2)-(3^(9/2)*[.$G$3]^2*[.$G$4]*[.A27]-2*[.$G$5]^3)/(2*3^(9/2)*[.$G$3]^3))^(1/3)" office:value-type="float" office:value="-0.00093740670487661" calcext:value-type="float">
            <text:p>-0.0009374067</text:p>
          </table:table-cell>
          <table:table-cell table:formula="of:=([.K27]-[.L27])^(1/3)" office:value-type="float" office:value="-0.00093740670487661" calcext:value-type="float">
            <text:p>-0.0009374067</text:p>
          </table:table-cell>
          <table:table-cell table:formula="of:=SQRT(-[.$G$4]*[.A27]*(4*([.$G$5]/3^(3/2))^3-[.$G$3]^2*[.$G$4]*[.A27]))/(2*[.$G$3]^2)" office:value-type="float" office:value="31.9997703946573" calcext:value-type="float">
            <text:p>31.9997703947</text:p>
          </table:table-cell>
          <table:table-cell table:formula="of:=([.$G$4]*[.A27])/(2*[.$G$3])-([.$G$5]/([.$G$3]*3^(3/2)))^3" office:value-type="float" office:value="31.9997703954811" calcext:value-type="float">
            <text:p>31.999770395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formula="of:=LOG([.A28]/[.$H$7];2)/[.$H$6]" office:value-type="float" office:value="4.93594000115385" calcext:value-type="float">
            <text:p>4.9359400012</text:p>
          </table:table-cell>
          <table:table-cell table:formula="of:=SQRT(SQRT(3)*[.A28]/[.$G$2])" office:value-type="float" office:value="2.03885309381655" calcext:value-type="float">
            <text:p>2.0388530938</text:p>
          </table:table-cell>
          <table:table-cell table:formula="of:=-([.J28]+[.$G$5]^2/(27*[.$G$3]^2*[.J28])+[.$G$5]/(3^(3/2)*[.$G$3]))" office:value-type="float" office:value="4.09983035612869" calcext:value-type="float">
            <text:p>4.0998303561</text:p>
          </table:table-cell>
          <table:table-cell table:formula="of:=-([.I28]+[.$G$5]^2/(27*[.$G$3]^2*[.I28])+[.$G$5]/(3^(3/2)*[.$G$3]))" office:value-type="float" office:value="4.09983035612869" calcext:value-type="float">
            <text:p>4.0998303561</text:p>
          </table:table-cell>
          <table:table-cell table:number-columns-repeated="2"/>
          <table:table-cell table:formula="of:=(SQRT(-[.$G$4]*[.A28]*(4*[.$G$5]^3-3^(9/2)*[.$G$3]^2*[.$G$4]*[.A28]))/(2*3^(9/4)*[.$G$3]^2)-(3^(9/2)*[.$G$3]^2*[.$G$4]*[.A28]-2*[.$G$5]^3)/(2*3^(9/2)*[.$G$3]^3))^(1/3)" office:value-type="float" office:value="-0.000901314982423678" calcext:value-type="float">
            <text:p>-0.000901315</text:p>
          </table:table-cell>
          <table:table-cell table:formula="of:=([.K28]-[.L28])^(1/3)" office:value-type="float" office:value="-0.000901314982423678" calcext:value-type="float">
            <text:p>-0.000901315</text:p>
          </table:table-cell>
          <table:table-cell table:formula="of:=SQRT(-[.$G$4]*[.A28]*(4*([.$G$5]/3^(3/2))^3-[.$G$3]^2*[.$G$4]*[.A28]))/(2*[.$G$3]^2)" office:value-type="float" office:value="35.9997703947489" calcext:value-type="float">
            <text:p>35.9997703947</text:p>
          </table:table-cell>
          <table:table-cell table:formula="of:=([.$G$4]*[.A28])/(2*[.$G$3])-([.$G$5]/([.$G$3]*3^(3/2)))^3" office:value-type="float" office:value="35.9997703954811" calcext:value-type="float">
            <text:p>35.999770395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LOG([.A29]/[.$H$7];2)/[.$H$6]" office:value-type="float" office:value="5.0718800023077" calcext:value-type="float">
            <text:p>5.0718800023</text:p>
          </table:table-cell>
          <table:table-cell table:formula="of:=SQRT(SQRT(3)*[.A29]/[.$G$2])" office:value-type="float" office:value="2.16253027272128" calcext:value-type="float">
            <text:p>2.1625302727</text:p>
          </table:table-cell>
          <table:table-cell table:formula="of:=-([.J29]+[.$G$5]^2/(27*[.$G$3]^2*[.J29])+[.$G$5]/(3^(3/2)*[.$G$3]))" office:value-type="float" office:value="4.2663800387304" calcext:value-type="float">
            <text:p>4.2663800387</text:p>
          </table:table-cell>
          <table:table-cell table:formula="of:=-([.I29]+[.$G$5]^2/(27*[.$G$3]^2*[.I29])+[.$G$5]/(3^(3/2)*[.$G$3]))" office:value-type="float" office:value="4.2663800387304" calcext:value-type="float">
            <text:p>4.2663800387</text:p>
          </table:table-cell>
          <table:table-cell table:number-columns-repeated="2"/>
          <table:table-cell table:formula="of:=(SQRT(-[.$G$4]*[.A29]*(4*[.$G$5]^3-3^(9/2)*[.$G$3]^2*[.$G$4]*[.A29]))/(2*3^(9/4)*[.$G$3]^2)-(3^(9/2)*[.$G$3]^2*[.$G$4]*[.A29]-2*[.$G$5]^3)/(2*3^(9/2)*[.$G$3]^3))^(1/3)" office:value-type="float" office:value="-0.000866613396590055" calcext:value-type="float">
            <text:p>-0.0008666134</text:p>
          </table:table-cell>
          <table:table-cell table:formula="of:=([.K29]-[.L29])^(1/3)" office:value-type="float" office:value="-0.000866613396590055" calcext:value-type="float">
            <text:p>-0.0008666134</text:p>
          </table:table-cell>
          <table:table-cell table:formula="of:=SQRT(-[.$G$4]*[.A29]*(4*([.$G$5]/3^(3/2))^3-[.$G$3]^2*[.$G$4]*[.A29]))/(2*[.$G$3]^2)" office:value-type="float" office:value="40.4997703948302" calcext:value-type="float">
            <text:p>40.4997703948</text:p>
          </table:table-cell>
          <table:table-cell table:formula="of:=([.$G$4]*[.A29])/(2*[.$G$3])-([.$G$5]/([.$G$3]*3^(3/2)))^3" office:value-type="float" office:value="40.4997703954811" calcext:value-type="float">
            <text:p>40.499770395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formula="of:=LOG([.A30]/[.$H$7];2)/[.$H$6]" office:value-type="float" office:value="5.20623571215896" calcext:value-type="float">
            <text:p>5.2062357122</text:p>
          </table:table-cell>
          <table:table-cell table:formula="of:=SQRT(SQRT(3)*[.A30]/[.$G$2])" office:value-type="float" office:value="2.29213600155523" calcext:value-type="float">
            <text:p>2.2921360016</text:p>
          </table:table-cell>
          <table:table-cell table:formula="of:=-([.J30]+[.$G$5]^2/(27*[.$G$3]^2*[.J30])+[.$G$5]/(3^(3/2)*[.$G$3]))" office:value-type="float" office:value="4.43754499652516" calcext:value-type="float">
            <text:p>4.4375449965</text:p>
          </table:table-cell>
          <table:table-cell table:formula="of:=-([.I30]+[.$G$5]^2/(27*[.$G$3]^2*[.I30])+[.$G$5]/(3^(3/2)*[.$G$3]))" office:value-type="float" office:value="4.43754499652516" calcext:value-type="float">
            <text:p>4.4375449965</text:p>
          </table:table-cell>
          <table:table-cell table:number-columns-repeated="2"/>
          <table:table-cell table:formula="of:=(SQRT(-[.$G$4]*[.A30]*(4*[.$G$5]^3-3^(9/2)*[.$G$3]^2*[.$G$4]*[.A30]))/(2*3^(9/4)*[.$G$3]^2)-(3^(9/2)*[.$G$3]^2*[.$G$4]*[.A30]-2*[.$G$5]^3)/(2*3^(9/2)*[.$G$3]^3))^(1/3)" office:value-type="float" office:value="-0.000833628908299252" calcext:value-type="float">
            <text:p>-0.0008336289</text:p>
          </table:table-cell>
          <table:table-cell table:formula="of:=([.K30]-[.L30])^(1/3)" office:value-type="float" office:value="-0.000833628908299252" calcext:value-type="float">
            <text:p>-0.0008336289</text:p>
          </table:table-cell>
          <table:table-cell table:formula="of:=SQRT(-[.$G$4]*[.A30]*(4*([.$G$5]/3^(3/2))^3-[.$G$3]^2*[.$G$4]*[.A30]))/(2*[.$G$3]^2)" office:value-type="float" office:value="45.4997703949017" calcext:value-type="float">
            <text:p>45.4997703949</text:p>
          </table:table-cell>
          <table:table-cell table:formula="of:=([.$G$4]*[.A30])/(2*[.$G$3])-([.$G$5]/([.$G$3]*3^(3/2)))^3" office:value-type="float" office:value="45.4997703954811" calcext:value-type="float">
            <text:p>45.499770395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LOG([.A31]/[.$H$7];2)/[.$H$6]" office:value-type="float" office:value="5.3379402735772" calcext:value-type="float">
            <text:p>5.3379402736</text:p>
          </table:table-cell>
          <table:table-cell table:formula="of:=SQRT(SQRT(3)*[.A31]/[.$G$2])" office:value-type="float" office:value="2.42672057430067" calcext:value-type="float">
            <text:p>2.4267205743</text:p>
          </table:table-cell>
          <table:table-cell table:formula="of:=-([.J31]+[.$G$5]^2/(27*[.$G$3]^2*[.J31])+[.$G$5]/(3^(3/2)*[.$G$3]))" office:value-type="float" office:value="4.61188705075967" calcext:value-type="float">
            <text:p>4.6118870508</text:p>
          </table:table-cell>
          <table:table-cell table:formula="of:=-([.I31]+[.$G$5]^2/(27*[.$G$3]^2*[.I31])+[.$G$5]/(3^(3/2)*[.$G$3]))" office:value-type="float" office:value="4.61192986628322" calcext:value-type="float">
            <text:p>4.6119298663</text:p>
          </table:table-cell>
          <table:table-cell table:number-columns-repeated="2"/>
          <table:table-cell table:formula="of:=(SQRT(-[.$G$4]*[.A31]*(4*[.$G$5]^3-3^(9/2)*[.$G$3]^2*[.$G$4]*[.A31]))/(2*3^(9/4)*[.$G$3]^2)-(3^(9/2)*[.$G$3]^2*[.$G$4]*[.A31]-2*[.$G$5]^3)/(2*3^(9/2)*[.$G$3]^3))^(1/3)" office:value-type="float" office:value="-0.000802510123745143" calcext:value-type="float">
            <text:p>-0.0008025101</text:p>
          </table:table-cell>
          <table:table-cell table:formula="of:=([.K31]-[.L31])^(1/3)" office:value-type="float" office:value="-0.000802517478935631" calcext:value-type="float">
            <text:p>-0.0008025175</text:p>
          </table:table-cell>
          <table:table-cell table:formula="of:=SQRT(-[.$G$4]*[.A31]*(4*([.$G$5]/3^(3/2))^3-[.$G$3]^2*[.$G$4]*[.A31]))/(2*[.$G$3]^2)" office:value-type="float" office:value="50.9997703949642" calcext:value-type="float">
            <text:p>50.999770395</text:p>
          </table:table-cell>
          <table:table-cell table:formula="of:=([.$G$4]*[.A31])/(2*[.$G$3])-([.$G$5]/([.$G$3]*3^(3/2)))^3" office:value-type="float" office:value="50.9997703954811" calcext:value-type="float">
            <text:p>50.999770395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table:formula="of:=LOG([.A32]/[.$H$7];2)/[.$H$6]" office:value-type="float" office:value="5.47136303047756" calcext:value-type="float">
            <text:p>5.4713630305</text:p>
          </table:table-cell>
          <table:table-cell table:formula="of:=SQRT(SQRT(3)*[.A32]/[.$G$2])" office:value-type="float" office:value="2.57112049157973" calcext:value-type="float">
            <text:p>2.5711204916</text:p>
          </table:table-cell>
          <table:table-cell table:formula="of:=-([.J32]+[.$G$5]^2/(27*[.$G$3]^2*[.J32])+[.$G$5]/(3^(3/2)*[.$G$3]))" office:value-type="float" office:value="4.79541253802649" calcext:value-type="float">
            <text:p>4.795412538</text:p>
          </table:table-cell>
          <table:table-cell table:formula="of:=-([.I32]+[.$G$5]^2/(27*[.$G$3]^2*[.I32])+[.$G$5]/(3^(3/2)*[.$G$3]))" office:value-type="float" office:value="4.79541253802649" calcext:value-type="float">
            <text:p>4.795412538</text:p>
          </table:table-cell>
          <table:table-cell table:number-columns-repeated="2"/>
          <table:table-cell table:formula="of:=(SQRT(-[.$G$4]*[.A32]*(4*[.$G$5]^3-3^(9/2)*[.$G$3]^2*[.$G$4]*[.A32]))/(2*3^(9/4)*[.$G$3]^2)-(3^(9/2)*[.$G$3]^2*[.$G$4]*[.A32]-2*[.$G$5]^3)/(2*3^(9/2)*[.$G$3]^3))^(1/3)" office:value-type="float" office:value="-0.000772181695526764" calcext:value-type="float">
            <text:p>-0.0007721817</text:p>
          </table:table-cell>
          <table:table-cell table:formula="of:=([.K32]-[.L32])^(1/3)" office:value-type="float" office:value="-0.000772181695526764" calcext:value-type="float">
            <text:p>-0.0007721817</text:p>
          </table:table-cell>
          <table:table-cell table:formula="of:=SQRT(-[.$G$4]*[.A32]*(4*([.$G$5]/3^(3/2))^3-[.$G$3]^2*[.$G$4]*[.A32]))/(2*[.$G$3]^2)" office:value-type="float" office:value="57.2497703950206" calcext:value-type="float">
            <text:p>57.249770395</text:p>
          </table:table-cell>
          <table:table-cell table:formula="of:=([.$G$4]*[.A32])/(2*[.$G$3])-([.$G$5]/([.$G$3]*3^(3/2)))^3" office:value-type="float" office:value="57.2497703954811" calcext:value-type="float">
            <text:p>57.249770395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formula="of:=LOG([.A33]/[.$H$7];2)/[.$H$6]" office:value-type="float" office:value="5.6044996393551" calcext:value-type="float">
            <text:p>5.6044996394</text:p>
          </table:table-cell>
          <table:table-cell table:formula="of:=SQRT(SQRT(3)*[.A33]/[.$G$2])" office:value-type="float" office:value="2.72377513005143" calcext:value-type="float">
            <text:p>2.7237751301</text:p>
          </table:table-cell>
          <table:table-cell table:formula="of:=-([.J33]+[.$G$5]^2/(27*[.$G$3]^2*[.J33])+[.$G$5]/(3^(3/2)*[.$G$3]))" office:value-type="float" office:value="4.98571088050688" calcext:value-type="float">
            <text:p>4.9857108805</text:p>
          </table:table-cell>
          <table:table-cell table:formula="of:=-([.I33]+[.$G$5]^2/(27*[.$G$3]^2*[.I33])+[.$G$5]/(3^(3/2)*[.$G$3]))" office:value-type="float" office:value="4.98571088050688" calcext:value-type="float">
            <text:p>4.9857108805</text:p>
          </table:table-cell>
          <table:table-cell table:number-columns-repeated="2"/>
          <table:table-cell table:formula="of:=(SQRT(-[.$G$4]*[.A33]*(4*[.$G$5]^3-3^(9/2)*[.$G$3]^2*[.$G$4]*[.A33]))/(2*3^(9/4)*[.$G$3]^2)-(3^(9/2)*[.$G$3]^2*[.$G$4]*[.A33]-2*[.$G$5]^3)/(2*3^(9/2)*[.$G$3]^3))^(1/3)" office:value-type="float" office:value="-0.000743057338689956" calcext:value-type="float">
            <text:p>-0.0007430573</text:p>
          </table:table-cell>
          <table:table-cell table:formula="of:=([.K33]-[.L33])^(1/3)" office:value-type="float" office:value="-0.000743057338689956" calcext:value-type="float">
            <text:p>-0.0007430573</text:p>
          </table:table-cell>
          <table:table-cell table:formula="of:=SQRT(-[.$G$4]*[.A33]*(4*([.$G$5]/3^(3/2))^3-[.$G$3]^2*[.$G$4]*[.A33]))/(2*[.$G$3]^2)" office:value-type="float" office:value="64.2497703950708" calcext:value-type="float">
            <text:p>64.2497703951</text:p>
          </table:table-cell>
          <table:table-cell table:formula="of:=([.$G$4]*[.A33])/(2*[.$G$3])-([.$G$5]/([.$G$3]*3^(3/2)))^3" office:value-type="float" office:value="64.2497703954811" calcext:value-type="float">
            <text:p>64.249770395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formula="of:=LOG([.A34]/[.$H$7];2)/[.$H$6]" office:value-type="float" office:value="5.73994054600054" calcext:value-type="float">
            <text:p>5.739940546</text:p>
          </table:table-cell>
          <table:table-cell table:formula="of:=SQRT(SQRT(3)*[.A34]/[.$G$2])" office:value-type="float" office:value="2.88837521624011" calcext:value-type="float">
            <text:p>2.8883752162</text:p>
          </table:table-cell>
          <table:table-cell table:formula="of:=-([.J34]+[.$G$5]^2/(27*[.$G$3]^2*[.J34])+[.$G$5]/(3^(3/2)*[.$G$3]))" office:value-type="float" office:value="5.18700741759858" calcext:value-type="float">
            <text:p>5.1870074176</text:p>
          </table:table-cell>
          <table:table-cell table:formula="of:=-([.I34]+[.$G$5]^2/(27*[.$G$3]^2*[.I34])+[.$G$5]/(3^(3/2)*[.$G$3]))" office:value-type="float" office:value="5.18700741759858" calcext:value-type="float">
            <text:p>5.1870074176</text:p>
          </table:table-cell>
          <table:table-cell table:number-columns-repeated="2"/>
          <table:table-cell table:formula="of:=(SQRT(-[.$G$4]*[.A34]*(4*[.$G$5]^3-3^(9/2)*[.$G$3]^2*[.$G$4]*[.A34]))/(2*3^(9/4)*[.$G$3]^2)-(3^(9/2)*[.$G$3]^2*[.$G$4]*[.A34]-2*[.$G$5]^3)/(2*3^(9/2)*[.$G$3]^3))^(1/3)" office:value-type="float" office:value="-0.00071454942391283" calcext:value-type="float">
            <text:p>-0.0007145494</text:p>
          </table:table-cell>
          <table:table-cell table:formula="of:=([.K34]-[.L34])^(1/3)" office:value-type="float" office:value="-0.00071454942391283" calcext:value-type="float">
            <text:p>-0.0007145494</text:p>
          </table:table-cell>
          <table:table-cell table:formula="of:=SQRT(-[.$G$4]*[.A34]*(4*([.$G$5]/3^(3/2))^3-[.$G$3]^2*[.$G$4]*[.A34]))/(2*[.$G$3]^2)" office:value-type="float" office:value="72.2497703951162" calcext:value-type="float">
            <text:p>72.2497703951</text:p>
          </table:table-cell>
          <table:table-cell table:formula="of:=([.$G$4]*[.A34])/(2*[.$G$3])-([.$G$5]/([.$G$3]*3^(3/2)))^3" office:value-type="float" office:value="72.2497703954811" calcext:value-type="float">
            <text:p>72.249770395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formula="of:=LOG([.A35]/[.$H$7];2)/[.$H$6]" office:value-type="float" office:value="5.87543672633265" calcext:value-type="float">
            <text:p>5.8754367263</text:p>
          </table:table-cell>
          <table:table-cell table:formula="of:=SQRT(SQRT(3)*[.A35]/[.$G$2])" office:value-type="float" office:value="3.06299557203915" calcext:value-type="float">
            <text:p>3.062995572</text:p>
          </table:table-cell>
          <table:table-cell table:formula="of:=-([.J35]+[.$G$5]^2/(27*[.$G$3]^2*[.J35])+[.$G$5]/(3^(3/2)*[.$G$3]))" office:value-type="float" office:value="5.39633947066959" calcext:value-type="float">
            <text:p>5.3963394707</text:p>
          </table:table-cell>
          <table:table-cell table:formula="of:=-([.I35]+[.$G$5]^2/(27*[.$G$3]^2*[.I35])+[.$G$5]/(3^(3/2)*[.$G$3]))" office:value-type="float" office:value="5.39649880832527" calcext:value-type="float">
            <text:p>5.3964988083</text:p>
          </table:table-cell>
          <table:table-cell table:number-columns-repeated="2"/>
          <table:table-cell table:formula="of:=(SQRT(-[.$G$4]*[.A35]*(4*[.$G$5]^3-3^(9/2)*[.$G$3]^2*[.$G$4]*[.A35]))/(2*3^(9/4)*[.$G$3]^2)-(3^(9/2)*[.$G$3]^2*[.$G$4]*[.A35]-2*[.$G$5]^3)/(2*3^(9/2)*[.$G$3]^3))^(1/3)" office:value-type="float" office:value="-0.000687114881299852" calcext:value-type="float">
            <text:p>-0.0006871149</text:p>
          </table:table-cell>
          <table:table-cell table:formula="of:=([.K35]-[.L35])^(1/3)" office:value-type="float" office:value="-0.000687134947149272" calcext:value-type="float">
            <text:p>-0.0006871349</text:p>
          </table:table-cell>
          <table:table-cell table:formula="of:=SQRT(-[.$G$4]*[.A35]*(4*([.$G$5]/3^(3/2))^3-[.$G$3]^2*[.$G$4]*[.A35]))/(2*[.$G$3]^2)" office:value-type="float" office:value="81.2497703951566" calcext:value-type="float">
            <text:p>81.2497703952</text:p>
          </table:table-cell>
          <table:table-cell table:formula="of:=([.$G$4]*[.A35])/(2*[.$G$3])-([.$G$5]/([.$G$3]*3^(3/2)))^3" office:value-type="float" office:value="81.2497703954811" calcext:value-type="float">
            <text:p>81.249770395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table:formula="of:=LOG([.A36]/[.$H$7];2)/[.$H$6]" office:value-type="float" office:value="6.0094021230139" calcext:value-type="float">
            <text:p>6.009402123</text:p>
          </table:table-cell>
          <table:table-cell table:formula="of:=SQRT(SQRT(3)*[.A36]/[.$G$2])" office:value-type="float" office:value="3.24601947201656" calcext:value-type="float">
            <text:p>3.246019472</text:p>
          </table:table-cell>
          <table:table-cell table:formula="of:=-([.J36]+[.$G$5]^2/(27*[.$G$3]^2*[.J36])+[.$G$5]/(3^(3/2)*[.$G$3]))" office:value-type="float" office:value="5.61158951590394" calcext:value-type="float">
            <text:p>5.6115895159</text:p>
          </table:table-cell>
          <table:table-cell table:formula="of:=-([.I36]+[.$G$5]^2/(27*[.$G$3]^2*[.I36])+[.$G$5]/(3^(3/2)*[.$G$3]))" office:value-type="float" office:value="5.61168251878242" calcext:value-type="float">
            <text:p>5.6116825188</text:p>
          </table:table-cell>
          <table:table-cell table:number-columns-repeated="2"/>
          <table:table-cell table:formula="of:=(SQRT(-[.$G$4]*[.A36]*(4*[.$G$5]^3-3^(9/2)*[.$G$3]^2*[.$G$4]*[.A36]))/(2*3^(9/4)*[.$G$3]^2)-(3^(9/2)*[.$G$3]^2*[.$G$4]*[.A36]-2*[.$G$5]^3)/(2*3^(9/2)*[.$G$3]^3))^(1/3)" office:value-type="float" office:value="-0.000661045209349665" calcext:value-type="float">
            <text:p>-0.0006610452</text:p>
          </table:table-cell>
          <table:table-cell table:formula="of:=([.K36]-[.L36])^(1/3)" office:value-type="float" office:value="-0.000661056049355067" calcext:value-type="float">
            <text:p>-0.000661056</text:p>
          </table:table-cell>
          <table:table-cell table:formula="of:=SQRT(-[.$G$4]*[.A36]*(4*([.$G$5]/3^(3/2))^3-[.$G$3]^2*[.$G$4]*[.A36]))/(2*[.$G$3]^2)" office:value-type="float" office:value="91.2497703951922" calcext:value-type="float">
            <text:p>91.2497703952</text:p>
          </table:table-cell>
          <table:table-cell table:formula="of:=([.$G$4]*[.A36])/(2*[.$G$3])-([.$G$5]/([.$G$3]*3^(3/2)))^3" office:value-type="float" office:value="91.2497703954811" calcext:value-type="float">
            <text:p>91.2497703955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table:formula="of:=LOG([.A37]/[.$H$7];2)/[.$H$6]" office:value-type="float" office:value="6.14358407960436" calcext:value-type="float">
            <text:p>6.1435840796</text:p>
          </table:table-cell>
          <table:table-cell table:formula="of:=SQRT(SQRT(3)*[.A37]/[.$G$2])" office:value-type="float" office:value="3.44030238763794" calcext:value-type="float">
            <text:p>3.4403023876</text:p>
          </table:table-cell>
          <table:table-cell table:formula="of:=-([.J37]+[.$G$5]^2/(27*[.$G$3]^2*[.J37])+[.$G$5]/(3^(3/2)*[.$G$3]))" office:value-type="float" office:value="5.8356808145224" calcext:value-type="float">
            <text:p>5.8356808145</text:p>
          </table:table-cell>
          <table:table-cell table:formula="of:=-([.I37]+[.$G$5]^2/(27*[.$G$3]^2*[.I37])+[.$G$5]/(3^(3/2)*[.$G$3]))" office:value-type="float" office:value="5.83578941190103" calcext:value-type="float">
            <text:p>5.8357894119</text:p>
          </table:table-cell>
          <table:table-cell table:number-columns-repeated="2"/>
          <table:table-cell table:formula="of:=(SQRT(-[.$G$4]*[.A37]*(4*[.$G$5]^3-3^(9/2)*[.$G$3]^2*[.$G$4]*[.A37]))/(2*3^(9/4)*[.$G$3]^2)-(3^(9/2)*[.$G$3]^2*[.$G$4]*[.A37]-2*[.$G$5]^3)/(2*3^(9/2)*[.$G$3]^3))^(1/3)" office:value-type="float" office:value="-0.000635917723134205" calcext:value-type="float">
            <text:p>-0.0006359177</text:p>
          </table:table-cell>
          <table:table-cell table:formula="of:=([.K37]-[.L37])^(1/3)" office:value-type="float" office:value="-0.000635929436699076" calcext:value-type="float">
            <text:p>-0.0006359294</text:p>
          </table:table-cell>
          <table:table-cell table:formula="of:=SQRT(-[.$G$4]*[.A37]*(4*([.$G$5]/3^(3/2))^3-[.$G$3]^2*[.$G$4]*[.A37]))/(2*[.$G$3]^2)" office:value-type="float" office:value="102.499770395224" calcext:value-type="float">
            <text:p>102.4997703952</text:p>
          </table:table-cell>
          <table:table-cell table:formula="of:=([.$G$4]*[.A37])/(2*[.$G$3])-([.$G$5]/([.$G$3]*3^(3/2)))^3" office:value-type="float" office:value="102.499770395481" calcext:value-type="float">
            <text:p>102.4997703955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table:formula="of:=LOG([.A38]/[.$H$7];2)/[.$H$6]" office:value-type="float" office:value="6.27889835234347" calcext:value-type="float">
            <text:p>6.2788983523</text:p>
          </table:table-cell>
          <table:table-cell table:formula="of:=SQRT(SQRT(3)*[.A38]/[.$G$2])" office:value-type="float" office:value="3.64800270076941" calcext:value-type="float">
            <text:p>3.6480027008</text:p>
          </table:table-cell>
          <table:table-cell table:formula="of:=-([.J38]+[.$G$5]^2/(27*[.$G$3]^2*[.J38])+[.$G$5]/(3^(3/2)*[.$G$3]))" office:value-type="float" office:value="6.07076668412211" calcext:value-type="float">
            <text:p>6.0707666841</text:p>
          </table:table-cell>
          <table:table-cell table:formula="of:=-([.I38]+[.$G$5]^2/(27*[.$G$3]^2*[.I38])+[.$G$5]/(3^(3/2)*[.$G$3]))" office:value-type="float" office:value="6.07076668412211" calcext:value-type="float">
            <text:p>6.0707666841</text:p>
          </table:table-cell>
          <table:table-cell table:number-columns-repeated="2"/>
          <table:table-cell table:formula="of:=(SQRT(-[.$G$4]*[.A38]*(4*[.$G$5]^3-3^(9/2)*[.$G$3]^2*[.$G$4]*[.A38]))/(2*3^(9/4)*[.$G$3]^2)-(3^(9/2)*[.$G$3]^2*[.$G$4]*[.A38]-2*[.$G$5]^3)/(2*3^(9/2)*[.$G$3]^3))^(1/3)" office:value-type="float" office:value="-0.000611544501179391" calcext:value-type="float">
            <text:p>-0.0006115445</text:p>
          </table:table-cell>
          <table:table-cell table:formula="of:=([.K38]-[.L38])^(1/3)" office:value-type="float" office:value="-0.000611544501179391" calcext:value-type="float">
            <text:p>-0.0006115445</text:p>
          </table:table-cell>
          <table:table-cell table:formula="of:=SQRT(-[.$G$4]*[.A38]*(4*([.$G$5]/3^(3/2))^3-[.$G$3]^2*[.$G$4]*[.A38]))/(2*[.$G$3]^2)" office:value-type="float" office:value="115.249770395252" calcext:value-type="float">
            <text:p>115.2497703953</text:p>
          </table:table-cell>
          <table:table-cell table:formula="of:=([.$G$4]*[.A38])/(2*[.$G$3])-([.$G$5]/([.$G$3]*3^(3/2)))^3" office:value-type="float" office:value="115.249770395481" calcext:value-type="float">
            <text:p>115.249770395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" calcext:value-type="float">
            <text:p>8</text:p>
          </table:table-cell>
          <table:table-cell table:formula="of:=LOG([.A39]/[.$H$7];2)/[.$H$6]" office:value-type="float" office:value="6.41344663014924" calcext:value-type="float">
            <text:p>6.4134466301</text:p>
          </table:table-cell>
          <table:table-cell table:formula="of:=SQRT(SQRT(3)*[.A39]/[.$G$2])" office:value-type="float" office:value="3.86695900831795" calcext:value-type="float">
            <text:p>3.8669590083</text:p>
          </table:table-cell>
          <table:table-cell table:formula="of:=-([.J39]+[.$G$5]^2/(27*[.$G$3]^2*[.J39])+[.$G$5]/(3^(3/2)*[.$G$3]))" office:value-type="float" office:value="6.31384733832447" calcext:value-type="float">
            <text:p>6.3138473383</text:p>
          </table:table-cell>
          <table:table-cell table:formula="of:=-([.I39]+[.$G$5]^2/(27*[.$G$3]^2*[.I39])+[.$G$5]/(3^(3/2)*[.$G$3]))" office:value-type="float" office:value="6.31384733832447" calcext:value-type="float">
            <text:p>6.3138473383</text:p>
          </table:table-cell>
          <table:table-cell table:number-columns-repeated="2"/>
          <table:table-cell table:formula="of:=(SQRT(-[.$G$4]*[.A39]*(4*[.$G$5]^3-3^(9/2)*[.$G$3]^2*[.$G$4]*[.A39]))/(2*3^(9/4)*[.$G$3]^2)-(3^(9/2)*[.$G$3]^2*[.$G$4]*[.A39]-2*[.$G$5]^3)/(2*3^(9/2)*[.$G$3]^3))^(1/3)" office:value-type="float" office:value="-0.000588222035432235" calcext:value-type="float">
            <text:p>-0.000588222</text:p>
          </table:table-cell>
          <table:table-cell table:formula="of:=([.K39]-[.L39])^(1/3)" office:value-type="float" office:value="-0.000588222035432235" calcext:value-type="float">
            <text:p>-0.000588222</text:p>
          </table:table-cell>
          <table:table-cell table:formula="of:=SQRT(-[.$G$4]*[.A39]*(4*([.$G$5]/3^(3/2))^3-[.$G$3]^2*[.$G$4]*[.A39]))/(2*[.$G$3]^2)" office:value-type="float" office:value="129.499770395278" calcext:value-type="float">
            <text:p>129.4997703953</text:p>
          </table:table-cell>
          <table:table-cell table:formula="of:=([.$G$4]*[.A39])/(2*[.$G$3])-([.$G$5]/([.$G$3]*3^(3/2)))^3" office:value-type="float" office:value="129.499770395481" calcext:value-type="float">
            <text:p>129.499770395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" calcext:value-type="float">
            <text:p>7</text:p>
          </table:table-cell>
          <table:table-cell table:formula="of:=LOG([.A40]/[.$H$7];2)/[.$H$6]" office:value-type="float" office:value="6.54790027432663" calcext:value-type="float">
            <text:p>6.5479002743</text:p>
          </table:table-cell>
          <table:table-cell table:formula="of:=SQRT(SQRT(3)*[.A40]/[.$G$2])" office:value-type="float" office:value="4.09888921946155" calcext:value-type="float">
            <text:p>4.0988892195</text:p>
          </table:table-cell>
          <table:table-cell table:formula="of:=-([.J40]+[.$G$5]^2/(27*[.$G$3]^2*[.J40])+[.$G$5]/(3^(3/2)*[.$G$3]))" office:value-type="float" office:value="6.5660656814271" calcext:value-type="float">
            <text:p>6.5660656814</text:p>
          </table:table-cell>
          <table:table-cell table:formula="of:=-([.I40]+[.$G$5]^2/(27*[.$G$3]^2*[.I40])+[.$G$5]/(3^(3/2)*[.$G$3]))" office:value-type="float" office:value="6.56571919700336" calcext:value-type="float">
            <text:p>6.565719197</text:p>
          </table:table-cell>
          <table:table-cell table:number-columns-repeated="2"/>
          <table:table-cell table:formula="of:=(SQRT(-[.$G$4]*[.A40]*(4*[.$G$5]^3-3^(9/2)*[.$G$3]^2*[.$G$4]*[.A40]))/(2*3^(9/4)*[.$G$3]^2)-(3^(9/2)*[.$G$3]^2*[.$G$4]*[.A40]-2*[.$G$5]^3)/(2*3^(9/2)*[.$G$3]^3))^(1/3)" office:value-type="float" office:value="-0.000565861476023284" calcext:value-type="float">
            <text:p>-0.0005658615</text:p>
          </table:table-cell>
          <table:table-cell table:formula="of:=([.K40]-[.L40])^(1/3)" office:value-type="float" office:value="-0.00056583188694793" calcext:value-type="float">
            <text:p>-0.0005658319</text:p>
          </table:table-cell>
          <table:table-cell table:formula="of:=SQRT(-[.$G$4]*[.A40]*(4*([.$G$5]/3^(3/2))^3-[.$G$3]^2*[.$G$4]*[.A40]))/(2*[.$G$3]^2)" office:value-type="float" office:value="145.4997703953" calcext:value-type="float">
            <text:p>145.4997703953</text:p>
          </table:table-cell>
          <table:table-cell table:formula="of:=([.$G$4]*[.A40])/(2*[.$G$3])-([.$G$5]/([.$G$3]*3^(3/2)))^3" office:value-type="float" office:value="145.499770395481" calcext:value-type="float">
            <text:p>145.4997703955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" calcext:value-type="float">
            <text:p>7</text:p>
          </table:table-cell>
          <table:table-cell table:formula="of:=LOG([.A41]/[.$H$7];2)/[.$H$6]" office:value-type="float" office:value="6.68251746039847" calcext:value-type="float">
            <text:p>6.6825174604</text:p>
          </table:table-cell>
          <table:table-cell table:formula="of:=SQRT(SQRT(3)*[.A41]/[.$G$2])" office:value-type="float" office:value="4.34503783671682" calcext:value-type="float">
            <text:p>4.3450378367</text:p>
          </table:table-cell>
          <table:table-cell table:formula="of:=-([.J41]+[.$G$5]^2/(27*[.$G$3]^2*[.J41])+[.$G$5]/(3^(3/2)*[.$G$3]))" office:value-type="float" office:value="6.82887004919821" calcext:value-type="float">
            <text:p>6.8288700492</text:p>
          </table:table-cell>
          <table:table-cell table:formula="of:=-([.I41]+[.$G$5]^2/(27*[.$G$3]^2*[.I41])+[.$G$5]/(3^(3/2)*[.$G$3]))" office:value-type="float" office:value="6.82846524160273" calcext:value-type="float">
            <text:p>6.8284652416</text:p>
          </table:table-cell>
          <table:table-cell table:number-columns-repeated="2"/>
          <table:table-cell table:formula="of:=(SQRT(-[.$G$4]*[.A41]*(4*[.$G$5]^3-3^(9/2)*[.$G$3]^2*[.$G$4]*[.A41]))/(2*3^(9/4)*[.$G$3]^2)-(3^(9/2)*[.$G$3]^2*[.$G$4]*[.A41]-2*[.$G$5]^3)/(2*3^(9/2)*[.$G$3]^3))^(1/3)" office:value-type="float" office:value="-0.000544278266480736" calcext:value-type="float">
            <text:p>-0.0005442783</text:p>
          </table:table-cell>
          <table:table-cell table:formula="of:=([.K41]-[.L41])^(1/3)" office:value-type="float" office:value="-0.000544246283975874" calcext:value-type="float">
            <text:p>-0.0005442463</text:p>
          </table:table-cell>
          <table:table-cell table:formula="of:=SQRT(-[.$G$4]*[.A41]*(4*([.$G$5]/3^(3/2))^3-[.$G$3]^2*[.$G$4]*[.A41]))/(2*[.$G$3]^2)" office:value-type="float" office:value="163.49977039532" calcext:value-type="float">
            <text:p>163.4997703953</text:p>
          </table:table-cell>
          <table:table-cell table:formula="of:=([.$G$4]*[.A41])/(2*[.$G$3])-([.$G$5]/([.$G$3]*3^(3/2)))^3" office:value-type="float" office:value="163.499770395481" calcext:value-type="float">
            <text:p>163.4997703955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table:formula="of:=LOG([.A42]/[.$H$7];2)/[.$H$6]" office:value-type="float" office:value="6.81728035177898" calcext:value-type="float">
            <text:p>6.8172803518</text:p>
          </table:table-cell>
          <table:table-cell table:formula="of:=SQRT(SQRT(3)*[.A42]/[.$G$2])" office:value-type="float" office:value="4.60625904533372" calcext:value-type="float">
            <text:p>4.6062590453</text:p>
          </table:table-cell>
          <table:table-cell table:formula="of:=-([.J42]+[.$G$5]^2/(27*[.$G$3]^2*[.J42])+[.$G$5]/(3^(3/2)*[.$G$3]))" office:value-type="float" office:value="7.10224817175054" calcext:value-type="float">
            <text:p>7.1022481718</text:p>
          </table:table-cell>
          <table:table-cell table:formula="of:=-([.I42]+[.$G$5]^2/(27*[.$G$3]^2*[.I42])+[.$G$5]/(3^(3/2)*[.$G$3]))" office:value-type="float" office:value="7.10272128327707" calcext:value-type="float">
            <text:p>7.1027212833</text:p>
          </table:table-cell>
          <table:table-cell table:number-columns-repeated="2"/>
          <table:table-cell table:formula="of:=(SQRT(-[.$G$4]*[.A42]*(4*[.$G$5]^3-3^(9/2)*[.$G$3]^2*[.$G$4]*[.A42]))/(2*3^(9/4)*[.$G$3]^2)-(3^(9/2)*[.$G$3]^2*[.$G$4]*[.A42]-2*[.$G$5]^3)/(2*3^(9/2)*[.$G$3]^3))^(1/3)" office:value-type="float" office:value="-0.000523438682016701" calcext:value-type="float">
            <text:p>-0.0005234387</text:p>
          </table:table-cell>
          <table:table-cell table:formula="of:=([.K42]-[.L42])^(1/3)" office:value-type="float" office:value="-0.000523473257529188" calcext:value-type="float">
            <text:p>-0.0005234733</text:p>
          </table:table-cell>
          <table:table-cell table:formula="of:=SQRT(-[.$G$4]*[.A42]*(4*([.$G$5]/3^(3/2))^3-[.$G$3]^2*[.$G$4]*[.A42]))/(2*[.$G$3]^2)" office:value-type="float" office:value="183.749770395338" calcext:value-type="float">
            <text:p>183.7497703953</text:p>
          </table:table-cell>
          <table:table-cell table:formula="of:=([.$G$4]*[.A42])/(2*[.$G$3])-([.$G$5]/([.$G$3]*3^(3/2)))^3" office:value-type="float" office:value="183.749770395481" calcext:value-type="float">
            <text:p>183.7497703955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" calcext:value-type="float">
            <text:p>8</text:p>
          </table:table-cell>
          <table:table-cell table:formula="of:=LOG([.A43]/[.$H$7];2)/[.$H$6]" office:value-type="float" office:value="6.95199837713556" calcext:value-type="float">
            <text:p>6.9519983771</text:p>
          </table:table-cell>
          <table:table-cell table:formula="of:=SQRT(SQRT(3)*[.A43]/[.$G$2])" office:value-type="float" office:value="4.88308981256044" calcext:value-type="float">
            <text:p>4.8830898126</text:p>
          </table:table-cell>
          <table:table-cell table:formula="of:=-([.J43]+[.$G$5]^2/(27*[.$G$3]^2*[.J43])+[.$G$5]/(3^(3/2)*[.$G$3]))" office:value-type="float" office:value="7.38640399196098" calcext:value-type="float">
            <text:p>7.386403992</text:p>
          </table:table-cell>
          <table:table-cell table:formula="of:=-([.I43]+[.$G$5]^2/(27*[.$G$3]^2*[.I43])+[.$G$5]/(3^(3/2)*[.$G$3]))" office:value-type="float" office:value="7.38640399196098" calcext:value-type="float">
            <text:p>7.386403992</text:p>
          </table:table-cell>
          <table:table-cell table:number-columns-repeated="2"/>
          <table:table-cell table:formula="of:=(SQRT(-[.$G$4]*[.A43]*(4*[.$G$5]^3-3^(9/2)*[.$G$3]^2*[.$G$4]*[.A43]))/(2*3^(9/4)*[.$G$3]^2)-(3^(9/2)*[.$G$3]^2*[.$G$4]*[.A43]-2*[.$G$5]^3)/(2*3^(9/2)*[.$G$3]^3))^(1/3)" office:value-type="float" office:value="-0.000503498000321358" calcext:value-type="float">
            <text:p>-0.000503498</text:p>
          </table:table-cell>
          <table:table-cell table:formula="of:=([.K43]-[.L43])^(1/3)" office:value-type="float" office:value="-0.000503498000321358" calcext:value-type="float">
            <text:p>-0.000503498</text:p>
          </table:table-cell>
          <table:table-cell table:formula="of:=SQRT(-[.$G$4]*[.A43]*(4*([.$G$5]/3^(3/2))^3-[.$G$3]^2*[.$G$4]*[.A43]))/(2*[.$G$3]^2)" office:value-type="float" office:value="206.499770395353" calcext:value-type="float">
            <text:p>206.4997703954</text:p>
          </table:table-cell>
          <table:table-cell table:formula="of:=([.$G$4]*[.A43])/(2*[.$G$3])-([.$G$5]/([.$G$3]*3^(3/2)))^3" office:value-type="float" office:value="206.499770395481" calcext:value-type="float">
            <text:p>206.4997703955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" calcext:value-type="float">
            <text:p>9</text:p>
          </table:table-cell>
          <table:table-cell table:formula="of:=LOG([.A44]/[.$H$7];2)/[.$H$6]" office:value-type="float" office:value="7.08762782910612" calcext:value-type="float">
            <text:p>7.0876278291</text:p>
          </table:table-cell>
          <table:table-cell table:formula="of:=SQRT(SQRT(3)*[.A44]/[.$G$2])" office:value-type="float" office:value="5.17860212836033" calcext:value-type="float">
            <text:p>5.1786021284</text:p>
          </table:table-cell>
          <table:table-cell table:formula="of:=-([.J44]+[.$G$5]^2/(27*[.$G$3]^2*[.J44])+[.$G$5]/(3^(3/2)*[.$G$3]))" office:value-type="float" office:value="7.68328914950647" calcext:value-type="float">
            <text:p>7.6832891495</text:p>
          </table:table-cell>
          <table:table-cell table:formula="of:=-([.I44]+[.$G$5]^2/(27*[.$G$3]^2*[.I44])+[.$G$5]/(3^(3/2)*[.$G$3]))" office:value-type="float" office:value="7.68458211245616" calcext:value-type="float">
            <text:p>7.6845821125</text:p>
          </table:table-cell>
          <table:table-cell table:number-columns-repeated="2"/>
          <table:table-cell table:formula="of:=(SQRT(-[.$G$4]*[.A44]*(4*[.$G$5]^3-3^(9/2)*[.$G$3]^2*[.$G$4]*[.A44]))/(2*3^(9/4)*[.$G$3]^2)-(3^(9/2)*[.$G$3]^2*[.$G$4]*[.A44]-2*[.$G$5]^3)/(2*3^(9/2)*[.$G$3]^3))^(1/3)" office:value-type="float" office:value="-0.000484113183076079" calcext:value-type="float">
            <text:p>-0.0004841132</text:p>
          </table:table-cell>
          <table:table-cell table:formula="of:=([.K44]-[.L44])^(1/3)" office:value-type="float" office:value="-0.000484194016803257" calcext:value-type="float">
            <text:p>-0.000484194</text:p>
          </table:table-cell>
          <table:table-cell table:formula="of:=SQRT(-[.$G$4]*[.A44]*(4*([.$G$5]/3^(3/2))^3-[.$G$3]^2*[.$G$4]*[.A44]))/(2*[.$G$3]^2)" office:value-type="float" office:value="232.249770395368" calcext:value-type="float">
            <text:p>232.2497703954</text:p>
          </table:table-cell>
          <table:table-cell table:formula="of:=([.$G$4]*[.A44])/(2*[.$G$3])-([.$G$5]/([.$G$3]*3^(3/2)))^3" office:value-type="float" office:value="232.249770395481" calcext:value-type="float">
            <text:p>232.2497703955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9" calcext:value-type="float">
            <text:p>9</text:p>
          </table:table-cell>
          <table:table-cell table:formula="of:=LOG([.A45]/[.$H$7];2)/[.$H$6]" office:value-type="float" office:value="7.2234297815746" calcext:value-type="float">
            <text:p>7.2234297816</text:p>
          </table:table-cell>
          <table:table-cell table:formula="of:=SQRT(SQRT(3)*[.A45]/[.$G$2])" office:value-type="float" office:value="5.49240853953509" calcext:value-type="float">
            <text:p>5.4924085395</text:p>
          </table:table-cell>
          <table:table-cell table:formula="of:=-([.J45]+[.$G$5]^2/(27*[.$G$3]^2*[.J45])+[.$G$5]/(3^(3/2)*[.$G$3]))" office:value-type="float" office:value="7.99352467903433" calcext:value-type="float">
            <text:p>7.993524679</text:p>
          </table:table-cell>
          <table:table-cell table:formula="of:=-([.I45]+[.$G$5]^2/(27*[.$G$3]^2*[.I45])+[.$G$5]/(3^(3/2)*[.$G$3]))" office:value-type="float" office:value="7.99503770326691" calcext:value-type="float">
            <text:p>7.9950377033</text:p>
          </table:table-cell>
          <table:table-cell table:number-columns-repeated="2"/>
          <table:table-cell table:formula="of:=(SQRT(-[.$G$4]*[.A45]*(4*[.$G$5]^3-3^(9/2)*[.$G$3]^2*[.$G$4]*[.A45]))/(2*3^(9/4)*[.$G$3]^2)-(3^(9/2)*[.$G$3]^2*[.$G$4]*[.A45]-2*[.$G$5]^3)/(2*3^(9/2)*[.$G$3]^3))^(1/3)" office:value-type="float" office:value="-0.000465455252390426" calcext:value-type="float">
            <text:p>-0.0004654553</text:p>
          </table:table-cell>
          <table:table-cell table:formula="of:=([.K45]-[.L45])^(1/3)" office:value-type="float" office:value="-0.000465542694671722" calcext:value-type="float">
            <text:p>-0.0004655427</text:p>
          </table:table-cell>
          <table:table-cell table:formula="of:=SQRT(-[.$G$4]*[.A45]*(4*([.$G$5]/3^(3/2))^3-[.$G$3]^2*[.$G$4]*[.A45]))/(2*[.$G$3]^2)" office:value-type="float" office:value="261.24977039538" calcext:value-type="float">
            <text:p>261.2497703954</text:p>
          </table:table-cell>
          <table:table-cell table:formula="of:=([.$G$4]*[.A45])/(2*[.$G$3])-([.$G$5]/([.$G$3]*3^(3/2)))^3" office:value-type="float" office:value="261.249770395481" calcext:value-type="float">
            <text:p>261.2497703955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" calcext:value-type="float">
            <text:p>10</text:p>
          </table:table-cell>
          <table:table-cell table:formula="of:=LOG([.A46]/[.$H$7];2)/[.$H$6]" office:value-type="float" office:value="7.35875603316189" calcext:value-type="float">
            <text:p>7.3587560332</text:p>
          </table:table-cell>
          <table:table-cell table:formula="of:=SQRT(SQRT(3)*[.A46]/[.$G$2])" office:value-type="float" office:value="5.82403024673555" calcext:value-type="float">
            <text:p>5.8240302467</text:p>
          </table:table-cell>
          <table:table-cell table:formula="of:=-([.J46]+[.$G$5]^2/(27*[.$G$3]^2*[.J46])+[.$G$5]/(3^(3/2)*[.$G$3]))" office:value-type="float" office:value="8.31385426126112" calcext:value-type="float">
            <text:p>8.3138542613</text:p>
          </table:table-cell>
          <table:table-cell table:formula="of:=-([.I46]+[.$G$5]^2/(27*[.$G$3]^2*[.I46])+[.$G$5]/(3^(3/2)*[.$G$3]))" office:value-type="float" office:value="8.31562283428219" calcext:value-type="float">
            <text:p>8.3156228343</text:p>
          </table:table-cell>
          <table:table-cell table:number-columns-repeated="2"/>
          <table:table-cell table:formula="of:=(SQRT(-[.$G$4]*[.A46]*(4*[.$G$5]^3-3^(9/2)*[.$G$3]^2*[.$G$4]*[.A46]))/(2*3^(9/4)*[.$G$3]^2)-(3^(9/2)*[.$G$3]^2*[.$G$4]*[.A46]-2*[.$G$5]^3)/(2*3^(9/2)*[.$G$3]^3))^(1/3)" office:value-type="float" office:value="-0.000447640181564547" calcext:value-type="float">
            <text:p>-0.0004476402</text:p>
          </table:table-cell>
          <table:table-cell table:formula="of:=([.K46]-[.L46])^(1/3)" office:value-type="float" office:value="-0.00044773472014847" calcext:value-type="float">
            <text:p>-0.0004477347</text:p>
          </table:table-cell>
          <table:table-cell table:formula="of:=SQRT(-[.$G$4]*[.A46]*(4*([.$G$5]/3^(3/2))^3-[.$G$3]^2*[.$G$4]*[.A46]))/(2*[.$G$3]^2)" office:value-type="float" office:value="293.749770395391" calcext:value-type="float">
            <text:p>293.7497703954</text:p>
          </table:table-cell>
          <table:table-cell table:formula="of:=([.$G$4]*[.A46])/(2*[.$G$3])-([.$G$5]/([.$G$3]*3^(3/2)))^3" office:value-type="float" office:value="293.749770395481" calcext:value-type="float">
            <text:p>293.7497703955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" calcext:value-type="float">
            <text:p>10</text:p>
          </table:table-cell>
          <table:table-cell table:formula="of:=LOG([.A47]/[.$H$7];2)/[.$H$6]" office:value-type="float" office:value="7.49393180099746" calcext:value-type="float">
            <text:p>7.493931801</text:p>
          </table:table-cell>
          <table:table-cell table:formula="of:=SQRT(SQRT(3)*[.A47]/[.$G$2])" office:value-type="float" office:value="6.17527208145316" calcext:value-type="float">
            <text:p>6.1752720815</text:p>
          </table:table-cell>
          <table:table-cell table:formula="of:=-([.J47]+[.$G$5]^2/(27*[.$G$3]^2*[.J47])+[.$G$5]/(3^(3/2)*[.$G$3]))" office:value-type="float" office:value="8.64825452677795" calcext:value-type="float">
            <text:p>8.6482545268</text:p>
          </table:table-cell>
          <table:table-cell table:formula="of:=-([.I47]+[.$G$5]^2/(27*[.$G$3]^2*[.I47])+[.$G$5]/(3^(3/2)*[.$G$3]))" office:value-type="float" office:value="8.65032308449565" calcext:value-type="float">
            <text:p>8.6503230845</text:p>
          </table:table-cell>
          <table:table-cell table:number-columns-repeated="2"/>
          <table:table-cell table:formula="of:=(SQRT(-[.$G$4]*[.A47]*(4*[.$G$5]^3-3^(9/2)*[.$G$3]^2*[.$G$4]*[.A47]))/(2*3^(9/4)*[.$G$3]^2)-(3^(9/2)*[.$G$3]^2*[.$G$4]*[.A47]-2*[.$G$5]^3)/(2*3^(9/2)*[.$G$3]^3))^(1/3)" office:value-type="float" office:value="-0.000430439997899613" calcext:value-type="float">
            <text:p>-0.00043044</text:p>
          </table:table-cell>
          <table:table-cell table:formula="of:=([.K47]-[.L47])^(1/3)" office:value-type="float" office:value="-0.000430542240183244" calcext:value-type="float">
            <text:p>-0.0004305422</text:p>
          </table:table-cell>
          <table:table-cell table:formula="of:=SQRT(-[.$G$4]*[.A47]*(4*([.$G$5]/3^(3/2))^3-[.$G$3]^2*[.$G$4]*[.A47]))/(2*[.$G$3]^2)" office:value-type="float" office:value="330.249770395401" calcext:value-type="float">
            <text:p>330.2497703954</text:p>
          </table:table-cell>
          <table:table-cell table:formula="of:=([.$G$4]*[.A47])/(2*[.$G$3])-([.$G$5]/([.$G$3]*3^(3/2)))^3" office:value-type="float" office:value="330.249770395481" calcext:value-type="float">
            <text:p>330.2497703955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0" calcext:value-type="float">
            <text:p>10</text:p>
          </table:table-cell>
          <table:table-cell table:formula="of:=LOG([.A48]/[.$H$7];2)/[.$H$6]" office:value-type="float" office:value="7.62977472043088" calcext:value-type="float">
            <text:p>7.6297747204</text:p>
          </table:table-cell>
          <table:table-cell table:formula="of:=SQRT(SQRT(3)*[.A48]/[.$G$2])" office:value-type="float" office:value="6.54958968186475" calcext:value-type="float">
            <text:p>6.5495896819</text:p>
          </table:table-cell>
          <table:table-cell table:formula="of:=-([.J48]+[.$G$5]^2/(27*[.$G$3]^2*[.J48])+[.$G$5]/(3^(3/2)*[.$G$3]))" office:value-type="float" office:value="8.996965284853" calcext:value-type="float">
            <text:p>8.9969652849</text:p>
          </table:table-cell>
          <table:table-cell table:formula="of:=-([.I48]+[.$G$5]^2/(27*[.$G$3]^2*[.I48])+[.$G$5]/(3^(3/2)*[.$G$3]))" office:value-type="float" office:value="8.996965284853" calcext:value-type="float">
            <text:p>8.9969652849</text:p>
          </table:table-cell>
          <table:table-cell table:number-columns-repeated="2"/>
          <table:table-cell table:formula="of:=(SQRT(-[.$G$4]*[.A48]*(4*[.$G$5]^3-3^(9/2)*[.$G$3]^2*[.$G$4]*[.A48]))/(2*3^(9/4)*[.$G$3]^2)-(3^(9/2)*[.$G$3]^2*[.$G$4]*[.A48]-2*[.$G$5]^3)/(2*3^(9/2)*[.$G$3]^3))^(1/3)" office:value-type="float" office:value="-0.000413966240602315" calcext:value-type="float">
            <text:p>-0.0004139662</text:p>
          </table:table-cell>
          <table:table-cell table:formula="of:=([.K48]-[.L48])^(1/3)" office:value-type="float" office:value="-0.000413966240602315" calcext:value-type="float">
            <text:p>-0.0004139662</text:p>
          </table:table-cell>
          <table:table-cell table:formula="of:=SQRT(-[.$G$4]*[.A48]*(4*([.$G$5]/3^(3/2))^3-[.$G$3]^2*[.$G$4]*[.A48]))/(2*[.$G$3]^2)" office:value-type="float" office:value="371.49977039541" calcext:value-type="float">
            <text:p>371.4997703954</text:p>
          </table:table-cell>
          <table:table-cell table:formula="of:=([.$G$4]*[.A48])/(2*[.$G$3])-([.$G$5]/([.$G$3]*3^(3/2)))^3" office:value-type="float" office:value="371.499770395481" calcext:value-type="float">
            <text:p>371.4997703955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9" calcext:value-type="float">
            <text:p>9</text:p>
          </table:table-cell>
          <table:table-cell table:formula="of:=LOG([.A49]/[.$H$7];2)/[.$H$6]" office:value-type="float" office:value="7.76519681444895" calcext:value-type="float">
            <text:p>7.7651968144</text:p>
          </table:table-cell>
          <table:table-cell table:formula="of:=SQRT(SQRT(3)*[.A49]/[.$G$2])" office:value-type="float" office:value="6.94533044503955" calcext:value-type="float">
            <text:p>6.945330445</text:p>
          </table:table-cell>
          <table:table-cell table:formula="of:=-([.J49]+[.$G$5]^2/(27*[.$G$3]^2*[.J49])+[.$G$5]/(3^(3/2)*[.$G$3]))" office:value-type="float" office:value="9.35775411090639" calcext:value-type="float">
            <text:p>9.3577541109</text:p>
          </table:table-cell>
          <table:table-cell table:formula="of:=-([.I49]+[.$G$5]^2/(27*[.$G$3]^2*[.I49])+[.$G$5]/(3^(3/2)*[.$G$3]))" office:value-type="float" office:value="9.35775411090639" calcext:value-type="float">
            <text:p>9.3577541109</text:p>
          </table:table-cell>
          <table:table-cell table:number-columns-repeated="2"/>
          <table:table-cell table:formula="of:=(SQRT(-[.$G$4]*[.A49]*(4*[.$G$5]^3-3^(9/2)*[.$G$3]^2*[.$G$4]*[.A49]))/(2*3^(9/4)*[.$G$3]^2)-(3^(9/2)*[.$G$3]^2*[.$G$4]*[.A49]-2*[.$G$5]^3)/(2*3^(9/2)*[.$G$3]^3))^(1/3)" office:value-type="float" office:value="-0.000398108139044328" calcext:value-type="float">
            <text:p>-0.0003981081</text:p>
          </table:table-cell>
          <table:table-cell table:formula="of:=([.K49]-[.L49])^(1/3)" office:value-type="float" office:value="-0.000398108139044328" calcext:value-type="float">
            <text:p>-0.0003981081</text:p>
          </table:table-cell>
          <table:table-cell table:formula="of:=SQRT(-[.$G$4]*[.A49]*(4*([.$G$5]/3^(3/2))^3-[.$G$3]^2*[.$G$4]*[.A49]))/(2*[.$G$3]^2)" office:value-type="float" office:value="417.749770395418" calcext:value-type="float">
            <text:p>417.7497703954</text:p>
          </table:table-cell>
          <table:table-cell table:formula="of:=([.$G$4]*[.A49])/(2*[.$G$3])-([.$G$5]/([.$G$3]*3^(3/2)))^3" office:value-type="float" office:value="417.749770395481" calcext:value-type="float">
            <text:p>417.7497703955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2" calcext:value-type="float">
            <text:p>12</text:p>
          </table:table-cell>
          <table:table-cell table:formula="of:=LOG([.A50]/[.$H$7];2)/[.$H$6]" office:value-type="float" office:value="7.90059948113605" calcext:value-type="float">
            <text:p>7.9005994811</text:p>
          </table:table-cell>
          <table:table-cell table:formula="of:=SQRT(SQRT(3)*[.A50]/[.$G$2])" office:value-type="float" office:value="7.36492075927266" calcext:value-type="float">
            <text:p>7.3649207593</text:p>
          </table:table-cell>
          <table:table-cell table:formula="of:=-([.J50]+[.$G$5]^2/(27*[.$G$3]^2*[.J50])+[.$G$5]/(3^(3/2)*[.$G$3]))" office:value-type="float" office:value="9.7337743049133" calcext:value-type="float">
            <text:p>9.7337743049</text:p>
          </table:table-cell>
          <table:table-cell table:formula="of:=-([.I50]+[.$G$5]^2/(27*[.$G$3]^2*[.I50])+[.$G$5]/(3^(3/2)*[.$G$3]))" office:value-type="float" office:value="9.7337743049133" calcext:value-type="float">
            <text:p>9.7337743049</text:p>
          </table:table-cell>
          <table:table-cell table:number-columns-repeated="2"/>
          <table:table-cell table:formula="of:=(SQRT(-[.$G$4]*[.A50]*(4*[.$G$5]^3-3^(9/2)*[.$G$3]^2*[.$G$4]*[.A50]))/(2*3^(9/4)*[.$G$3]^2)-(3^(9/2)*[.$G$3]^2*[.$G$4]*[.A50]-2*[.$G$5]^3)/(2*3^(9/2)*[.$G$3]^3))^(1/3)" office:value-type="float" office:value="-0.000382823962747901" calcext:value-type="float">
            <text:p>-0.000382824</text:p>
          </table:table-cell>
          <table:table-cell table:formula="of:=([.K50]-[.L50])^(1/3)" office:value-type="float" office:value="-0.000382823962747901" calcext:value-type="float">
            <text:p>-0.000382824</text:p>
          </table:table-cell>
          <table:table-cell table:formula="of:=SQRT(-[.$G$4]*[.A50]*(4*([.$G$5]/3^(3/2))^3-[.$G$3]^2*[.$G$4]*[.A50]))/(2*[.$G$3]^2)" office:value-type="float" office:value="469.749770395425" calcext:value-type="float">
            <text:p>469.7497703954</text:p>
          </table:table-cell>
          <table:table-cell table:formula="of:=([.$G$4]*[.A50])/(2*[.$G$3])-([.$G$5]/([.$G$3]*3^(3/2)))^3" office:value-type="float" office:value="469.749770395481" calcext:value-type="float">
            <text:p>469.7497703955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1" calcext:value-type="float">
            <text:p>11</text:p>
          </table:table-cell>
          <table:table-cell table:formula="of:=LOG([.A51]/[.$H$7];2)/[.$H$6]" office:value-type="float" office:value="8.03606164154795" calcext:value-type="float">
            <text:p>8.0360616415</text:p>
          </table:table-cell>
          <table:table-cell table:formula="of:=SQRT(SQRT(3)*[.A51]/[.$G$2])" office:value-type="float" office:value="7.81006119949671" calcext:value-type="float">
            <text:p>7.8100611995</text:p>
          </table:table-cell>
          <table:table-cell table:formula="of:=-([.J51]+[.$G$5]^2/(27*[.$G$3]^2*[.J51])+[.$G$5]/(3^(3/2)*[.$G$3]))" office:value-type="float" office:value="10.1233762488433" calcext:value-type="float">
            <text:p>10.1233762488</text:p>
          </table:table-cell>
          <table:table-cell table:formula="of:=-([.I51]+[.$G$5]^2/(27*[.$G$3]^2*[.I51])+[.$G$5]/(3^(3/2)*[.$G$3]))" office:value-type="float" office:value="10.1233762488433" calcext:value-type="float">
            <text:p>10.1233762488</text:p>
          </table:table-cell>
          <table:table-cell table:number-columns-repeated="2"/>
          <table:table-cell table:formula="of:=(SQRT(-[.$G$4]*[.A51]*(4*[.$G$5]^3-3^(9/2)*[.$G$3]^2*[.$G$4]*[.A51]))/(2*3^(9/4)*[.$G$3]^2)-(3^(9/2)*[.$G$3]^2*[.$G$4]*[.A51]-2*[.$G$5]^3)/(2*3^(9/2)*[.$G$3]^3))^(1/3)" office:value-type="float" office:value="-0.000368178340228063" calcext:value-type="float">
            <text:p>-0.0003681783</text:p>
          </table:table-cell>
          <table:table-cell table:formula="of:=([.K51]-[.L51])^(1/3)" office:value-type="float" office:value="-0.000368178340228063" calcext:value-type="float">
            <text:p>-0.0003681783</text:p>
          </table:table-cell>
          <table:table-cell table:formula="of:=SQRT(-[.$G$4]*[.A51]*(4*([.$G$5]/3^(3/2))^3-[.$G$3]^2*[.$G$4]*[.A51]))/(2*[.$G$3]^2)" office:value-type="float" office:value="528.249770395431" calcext:value-type="float">
            <text:p>528.2497703954</text:p>
          </table:table-cell>
          <table:table-cell table:formula="of:=([.$G$4]*[.A51])/(2*[.$G$3])-([.$G$5]/([.$G$3]*3^(3/2)))^3" office:value-type="float" office:value="528.249770395481" calcext:value-type="float">
            <text:p>528.2497703955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1" calcext:value-type="float">
            <text:p>11</text:p>
          </table:table-cell>
          <table:table-cell table:formula="of:=LOG([.A52]/[.$H$7];2)/[.$H$6]" office:value-type="float" office:value="8.17194095035395" calcext:value-type="float">
            <text:p>8.1719409504</text:p>
          </table:table-cell>
          <table:table-cell table:formula="of:=SQRT(SQRT(3)*[.A52]/[.$G$2])" office:value-type="float" office:value="8.28360305019422" calcext:value-type="float">
            <text:p>8.2836030502</text:p>
          </table:table-cell>
          <table:table-cell table:formula="of:=-([.J52]+[.$G$5]^2/(27*[.$G$3]^2*[.J52])+[.$G$5]/(3^(3/2)*[.$G$3]))" office:value-type="float" office:value="10.533169932637" calcext:value-type="float">
            <text:p>10.5331699326</text:p>
          </table:table-cell>
          <table:table-cell table:formula="of:=-([.I52]+[.$G$5]^2/(27*[.$G$3]^2*[.I52])+[.$G$5]/(3^(3/2)*[.$G$3]))" office:value-type="float" office:value="10.533169932637" calcext:value-type="float">
            <text:p>10.5331699326</text:p>
          </table:table-cell>
          <table:table-cell table:number-columns-repeated="2"/>
          <table:table-cell table:formula="of:=(SQRT(-[.$G$4]*[.A52]*(4*[.$G$5]^3-3^(9/2)*[.$G$3]^2*[.$G$4]*[.A52]))/(2*3^(9/4)*[.$G$3]^2)-(3^(9/2)*[.$G$3]^2*[.$G$4]*[.A52]-2*[.$G$5]^3)/(2*3^(9/2)*[.$G$3]^3))^(1/3)" office:value-type="float" office:value="-0.000353936157083069" calcext:value-type="float">
            <text:p>-0.0003539362</text:p>
          </table:table-cell>
          <table:table-cell table:formula="of:=([.K52]-[.L52])^(1/3)" office:value-type="float" office:value="-0.000353936157083069" calcext:value-type="float">
            <text:p>-0.0003539362</text:p>
          </table:table-cell>
          <table:table-cell table:formula="of:=SQRT(-[.$G$4]*[.A52]*(4*([.$G$5]/3^(3/2))^3-[.$G$3]^2*[.$G$4]*[.A52]))/(2*[.$G$3]^2)" office:value-type="float" office:value="594.249770395437" calcext:value-type="float">
            <text:p>594.2497703954</text:p>
          </table:table-cell>
          <table:table-cell table:formula="of:=([.$G$4]*[.A52])/(2*[.$G$3])-([.$G$5]/([.$G$3]*3^(3/2)))^3" office:value-type="float" office:value="594.249770395481" calcext:value-type="float">
            <text:p>594.2497703955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12" calcext:value-type="float">
            <text:p>12</text:p>
          </table:table-cell>
          <table:table-cell table:formula="of:=LOG([.A53]/[.$H$7];2)/[.$H$6]" office:value-type="float" office:value="8.30782700007468" calcext:value-type="float">
            <text:p>8.3078270001</text:p>
          </table:table-cell>
          <table:table-cell table:formula="of:=SQRT(SQRT(3)*[.A53]/[.$G$2])" office:value-type="float" office:value="8.78588248217861" calcext:value-type="float">
            <text:p>8.7858824822</text:p>
          </table:table-cell>
          <table:table-cell table:formula="of:=-([.J53]+[.$G$5]^2/(27*[.$G$3]^2*[.J53])+[.$G$5]/(3^(3/2)*[.$G$3]))" office:value-type="float" office:value="10.9538332022111" calcext:value-type="float">
            <text:p>10.9538332022</text:p>
          </table:table-cell>
          <table:table-cell table:formula="of:=-([.I53]+[.$G$5]^2/(27*[.$G$3]^2*[.I53])+[.$G$5]/(3^(3/2)*[.$G$3]))" office:value-type="float" office:value="10.9538332022111" calcext:value-type="float">
            <text:p>10.9538332022</text:p>
          </table:table-cell>
          <table:table-cell table:number-columns-repeated="2"/>
          <table:table-cell table:formula="of:=(SQRT(-[.$G$4]*[.A53]*(4*[.$G$5]^3-3^(9/2)*[.$G$3]^2*[.$G$4]*[.A53]))/(2*3^(9/4)*[.$G$3]^2)-(3^(9/2)*[.$G$3]^2*[.$G$4]*[.A53]-2*[.$G$5]^3)/(2*3^(9/2)*[.$G$3]^3))^(1/3)" office:value-type="float" office:value="-0.000340418552267462" calcext:value-type="float">
            <text:p>-0.0003404186</text:p>
          </table:table-cell>
          <table:table-cell table:formula="of:=([.K53]-[.L53])^(1/3)" office:value-type="float" office:value="-0.000340418552267462" calcext:value-type="float">
            <text:p>-0.0003404186</text:p>
          </table:table-cell>
          <table:table-cell table:formula="of:=SQRT(-[.$G$4]*[.A53]*(4*([.$G$5]/3^(3/2))^3-[.$G$3]^2*[.$G$4]*[.A53]))/(2*[.$G$3]^2)" office:value-type="float" office:value="668.499770395442" calcext:value-type="float">
            <text:p>668.4997703954</text:p>
          </table:table-cell>
          <table:table-cell table:formula="of:=([.$G$4]*[.A53])/(2*[.$G$3])-([.$G$5]/([.$G$3]*3^(3/2)))^3" office:value-type="float" office:value="668.499770395481" calcext:value-type="float">
            <text:p>668.4997703955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2" calcext:value-type="float">
            <text:p>12</text:p>
          </table:table-cell>
          <table:table-cell table:formula="of:=LOG([.A54]/[.$H$7];2)/[.$H$6]" office:value-type="float" office:value="8.44367108134211" calcext:value-type="float">
            <text:p>8.4436710813</text:p>
          </table:table-cell>
          <table:table-cell table:formula="of:=SQRT(SQRT(3)*[.A54]/[.$G$2])" office:value-type="float" office:value="9.31844839477687" calcext:value-type="float">
            <text:p>9.3184483948</text:p>
          </table:table-cell>
          <table:table-cell table:formula="of:=-([.J54]+[.$G$5]^2/(27*[.$G$3]^2*[.J54])+[.$G$5]/(3^(3/2)*[.$G$3]))" office:value-type="float" office:value="11.3880013912975" calcext:value-type="float">
            <text:p>11.3880013913</text:p>
          </table:table-cell>
          <table:table-cell table:formula="of:=-([.I54]+[.$G$5]^2/(27*[.$G$3]^2*[.I54])+[.$G$5]/(3^(3/2)*[.$G$3]))" office:value-type="float" office:value="11.4003782450947" calcext:value-type="float">
            <text:p>11.4003782451</text:p>
          </table:table-cell>
          <table:table-cell table:number-columns-repeated="2"/>
          <table:table-cell table:formula="of:=(SQRT(-[.$G$4]*[.A54]*(4*[.$G$5]^3-3^(9/2)*[.$G$3]^2*[.$G$4]*[.A54]))/(2*3^(9/4)*[.$G$3]^2)-(3^(9/2)*[.$G$3]^2*[.$G$4]*[.A54]-2*[.$G$5]^3)/(2*3^(9/2)*[.$G$3]^3))^(1/3)" office:value-type="float" office:value="-0.00032715505438021" calcext:value-type="float">
            <text:p>-0.0003271551</text:p>
          </table:table-cell>
          <table:table-cell table:formula="of:=([.K54]-[.L54])^(1/3)" office:value-type="float" office:value="-0.000327508735795506" calcext:value-type="float">
            <text:p>-0.0003275087</text:p>
          </table:table-cell>
          <table:table-cell table:formula="of:=SQRT(-[.$G$4]*[.A54]*(4*([.$G$5]/3^(3/2))^3-[.$G$3]^2*[.$G$4]*[.A54]))/(2*[.$G$3]^2)" office:value-type="float" office:value="751.999770395446" calcext:value-type="float">
            <text:p>751.9997703954</text:p>
          </table:table-cell>
          <table:table-cell table:formula="of:=([.$G$4]*[.A54])/(2*[.$G$3])-([.$G$5]/([.$G$3]*3^(3/2)))^3" office:value-type="float" office:value="751.999770395481" calcext:value-type="float">
            <text:p>751.9997703955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3" calcext:value-type="float">
            <text:p>13</text:p>
          </table:table-cell>
          <table:table-cell table:formula="of:=LOG([.A55]/[.$H$7];2)/[.$H$6]" office:value-type="float" office:value="8.57961108249596" calcext:value-type="float">
            <text:p>8.5796110825</text:p>
          </table:table-cell>
          <table:table-cell table:formula="of:=SQRT(SQRT(3)*[.A55]/[.$G$2])" office:value-type="float" office:value="9.88370707512544" calcext:value-type="float">
            <text:p>9.8837070751</text:p>
          </table:table-cell>
          <table:table-cell table:formula="of:=-([.J55]+[.$G$5]^2/(27*[.$G$3]^2*[.J55])+[.$G$5]/(3^(3/2)*[.$G$3]))" office:value-type="float" office:value="11.8560740801369" calcext:value-type="float">
            <text:p>11.8560740801</text:p>
          </table:table-cell>
          <table:table-cell table:formula="of:=-([.I55]+[.$G$5]^2/(27*[.$G$3]^2*[.I55])+[.$G$5]/(3^(3/2)*[.$G$3]))" office:value-type="float" office:value="11.8560740801369" calcext:value-type="float">
            <text:p>11.8560740801</text:p>
          </table:table-cell>
          <table:table-cell table:number-columns-repeated="2"/>
          <table:table-cell table:formula="of:=(SQRT(-[.$G$4]*[.A55]*(4*[.$G$5]^3-3^(9/2)*[.$G$3]^2*[.$G$4]*[.A55]))/(2*3^(9/4)*[.$G$3]^2)-(3^(9/2)*[.$G$3]^2*[.$G$4]*[.A55]-2*[.$G$5]^3)/(2*3^(9/2)*[.$G$3]^3))^(1/3)" office:value-type="float" office:value="-0.000314644576139879" calcext:value-type="float">
            <text:p>-0.0003146446</text:p>
          </table:table-cell>
          <table:table-cell table:formula="of:=([.K55]-[.L55])^(1/3)" office:value-type="float" office:value="-0.000314644576139879" calcext:value-type="float">
            <text:p>-0.0003146446</text:p>
          </table:table-cell>
          <table:table-cell table:formula="of:=SQRT(-[.$G$4]*[.A55]*(4*([.$G$5]/3^(3/2))^3-[.$G$3]^2*[.$G$4]*[.A55]))/(2*[.$G$3]^2)" office:value-type="float" office:value="845.99977039545" calcext:value-type="float">
            <text:p>845.9997703955</text:p>
          </table:table-cell>
          <table:table-cell table:formula="of:=([.$G$4]*[.A55])/(2*[.$G$3])-([.$G$5]/([.$G$3]*3^(3/2)))^3" office:value-type="float" office:value="845.999770395481" calcext:value-type="float">
            <text:p>845.9997703955</text:p>
          </table:table-cell>
          <table:table-cell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13" calcext:value-type="float">
            <text:p>13</text:p>
          </table:table-cell>
          <table:table-cell table:formula="of:=LOG([.A56]/[.$H$7];2)/[.$H$6]" office:value-type="float" office:value="8.71555108364981" calcext:value-type="float">
            <text:p>8.7155510836</text:p>
          </table:table-cell>
          <table:table-cell table:formula="of:=SQRT(SQRT(3)*[.A56]/[.$G$2])" office:value-type="float" office:value="10.483254444124" calcext:value-type="float">
            <text:p>10.4832544441</text:p>
          </table:table-cell>
          <table:table-cell table:formula="of:=-([.J56]+[.$G$5]^2/(27*[.$G$3]^2*[.J56])+[.$G$5]/(3^(3/2)*[.$G$3]))" office:value-type="float" office:value="12.3426790868273" calcext:value-type="float">
            <text:p>12.3426790868</text:p>
          </table:table-cell>
          <table:table-cell table:formula="of:=-([.I56]+[.$G$5]^2/(27*[.$G$3]^2*[.I56])+[.$G$5]/(3^(3/2)*[.$G$3]))" office:value-type="float" office:value="12.3257114757792" calcext:value-type="float">
            <text:p>12.3257114758</text:p>
          </table:table-cell>
          <table:table-cell table:number-columns-repeated="2"/>
          <table:table-cell table:formula="of:=(SQRT(-[.$G$4]*[.A56]*(4*[.$G$5]^3-3^(9/2)*[.$G$3]^2*[.$G$4]*[.A56]))/(2*3^(9/4)*[.$G$3]^2)-(3^(9/2)*[.$G$3]^2*[.$G$4]*[.A56]-2*[.$G$5]^3)/(2*3^(9/2)*[.$G$3]^3))^(1/3)" office:value-type="float" office:value="-0.000302714579091937" calcext:value-type="float">
            <text:p>-0.0003027146</text:p>
          </table:table-cell>
          <table:table-cell table:formula="of:=([.K56]-[.L56])^(1/3)" office:value-type="float" office:value="-0.000302300468343624" calcext:value-type="float">
            <text:p>-0.0003023005</text:p>
          </table:table-cell>
          <table:table-cell table:formula="of:=SQRT(-[.$G$4]*[.A56]*(4*([.$G$5]/3^(3/2))^3-[.$G$3]^2*[.$G$4]*[.A56]))/(2*[.$G$3]^2)" office:value-type="float" office:value="951.749770395453" calcext:value-type="float">
            <text:p>951.7497703955</text:p>
          </table:table-cell>
          <table:table-cell table:formula="of:=([.$G$4]*[.A56])/(2*[.$G$3])-([.$G$5]/([.$G$3]*3^(3/2)))^3" office:value-type="float" office:value="951.749770395481" calcext:value-type="float">
            <text:p>951.7497703955</text:p>
          </table:table-cell>
          <table:table-cell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14" calcext:value-type="float">
            <text:p>14</text:p>
          </table:table-cell>
          <table:table-cell table:formula="of:=LOG([.A57]/[.$H$7];2)/[.$H$6]" office:value-type="float" office:value="8.85125526430841" calcext:value-type="float">
            <text:p>8.8512552643</text:p>
          </table:table-cell>
          <table:table-cell table:formula="of:=SQRT(SQRT(3)*[.A57]/[.$G$2])" office:value-type="float" office:value="11.1180345670221" calcext:value-type="float">
            <text:p>11.118034567</text:p>
          </table:table-cell>
          <table:table-cell table:formula="of:=-([.J57]+[.$G$5]^2/(27*[.$G$3]^2*[.J57])+[.$G$5]/(3^(3/2)*[.$G$3]))" office:value-type="float" office:value="12.7997609880932" calcext:value-type="float">
            <text:p>12.7997609881</text:p>
          </table:table-cell>
          <table:table-cell table:formula="of:=-([.I57]+[.$G$5]^2/(27*[.$G$3]^2*[.I57])+[.$G$5]/(3^(3/2)*[.$G$3]))" office:value-type="float" office:value="12.8393317386658" calcext:value-type="float">
            <text:p>12.8393317387</text:p>
          </table:table-cell>
          <table:table-cell table:number-columns-repeated="2"/>
          <table:table-cell table:formula="of:=(SQRT(-[.$G$4]*[.A57]*(4*[.$G$5]^3-3^(9/2)*[.$G$3]^2*[.$G$4]*[.A57]))/(2*3^(9/4)*[.$G$3]^2)-(3^(9/2)*[.$G$3]^2*[.$G$4]*[.A57]-2*[.$G$5]^3)/(2*3^(9/2)*[.$G$3]^3))^(1/3)" office:value-type="float" office:value="-0.00029066181371488" calcext:value-type="float">
            <text:p>-0.0002906618</text:p>
          </table:table-cell>
          <table:table-cell table:formula="of:=([.K57]-[.L57])^(1/3)" office:value-type="float" office:value="-0.000291556163393251" calcext:value-type="float">
            <text:p>-0.0002915562</text:p>
          </table:table-cell>
          <table:table-cell table:formula="of:=SQRT(-[.$G$4]*[.A57]*(4*([.$G$5]/3^(3/2))^3-[.$G$3]^2*[.$G$4]*[.A57]))/(2*[.$G$3]^2)" office:value-type="float" office:value="1070.49977039546" calcext:value-type="float">
            <text:p>1070.4997703955</text:p>
          </table:table-cell>
          <table:table-cell table:formula="of:=([.$G$4]*[.A57])/(2*[.$G$3])-([.$G$5]/([.$G$3]*3^(3/2)))^3" office:value-type="float" office:value="1070.49977039548" calcext:value-type="float">
            <text:p>1070.4997703955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12" calcext:value-type="float">
            <text:p>12</text:p>
          </table:table-cell>
          <table:table-cell table:formula="of:=LOG([.A58]/[.$H$7];2)/[.$H$6]" office:value-type="float" office:value="8.98713536686958" calcext:value-type="float">
            <text:p>8.9871353669</text:p>
          </table:table-cell>
          <table:table-cell table:formula="of:=SQRT(SQRT(3)*[.A58]/[.$G$2])" office:value-type="float" office:value="11.7921504541929" calcext:value-type="float">
            <text:p>11.7921504542</text:p>
          </table:table-cell>
          <table:table-cell table:formula="of:=-([.J58]+[.$G$5]^2/(27*[.$G$3]^2*[.J58])+[.$G$5]/(3^(3/2)*[.$G$3]))" office:value-type="float" office:value="13.3096079055695" calcext:value-type="float">
            <text:p>13.3096079056</text:p>
          </table:table-cell>
          <table:table-cell table:formula="of:=-([.I58]+[.$G$5]^2/(27*[.$G$3]^2*[.I58])+[.$G$5]/(3^(3/2)*[.$G$3]))" office:value-type="float" office:value="13.3558722261739" calcext:value-type="float">
            <text:p>13.3558722262</text:p>
          </table:table-cell>
          <table:table-cell table:number-columns-repeated="2"/>
          <table:table-cell table:formula="of:=(SQRT(-[.$G$4]*[.A58]*(4*[.$G$5]^3-3^(9/2)*[.$G$3]^2*[.$G$4]*[.A58]))/(2*3^(9/4)*[.$G$3]^2)-(3^(9/2)*[.$G$3]^2*[.$G$4]*[.A58]-2*[.$G$5]^3)/(2*3^(9/2)*[.$G$3]^3))^(1/3)" office:value-type="float" office:value="-0.000279471250623372" calcext:value-type="float">
            <text:p>-0.0002794713</text:p>
          </table:table-cell>
          <table:table-cell table:formula="of:=([.K58]-[.L58])^(1/3)" office:value-type="float" office:value="-0.000280438286877871" calcext:value-type="float">
            <text:p>-0.0002804383</text:p>
          </table:table-cell>
          <table:table-cell table:formula="of:=SQRT(-[.$G$4]*[.A58]*(4*([.$G$5]/3^(3/2))^3-[.$G$3]^2*[.$G$4]*[.A58]))/(2*[.$G$3]^2)" office:value-type="float" office:value="1204.24977039546" calcext:value-type="float">
            <text:p>1204.2497703955</text:p>
          </table:table-cell>
          <table:table-cell table:formula="of:=([.$G$4]*[.A58])/(2*[.$G$3])-([.$G$5]/([.$G$3]*3^(3/2)))^3" office:value-type="float" office:value="1204.24977039548" calcext:value-type="float">
            <text:p>1204.2497703955</text:p>
          </table:table-cell>
          <table:table-cell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5" calcext:value-type="float">
            <text:p>15</text:p>
          </table:table-cell>
          <table:table-cell table:formula="of:=LOG([.A59]/[.$H$7];2)/[.$H$6]" office:value-type="float" office:value="9.12304874542882" calcext:value-type="float">
            <text:p>9.1230487454</text:p>
          </table:table-cell>
          <table:table-cell table:formula="of:=SQRT(SQRT(3)*[.A59]/[.$G$2])" office:value-type="float" office:value="12.5073200741377" calcext:value-type="float">
            <text:p>12.5073200741</text:p>
          </table:table-cell>
          <table:table-cell table:formula="of:=-([.J59]+[.$G$5]^2/(27*[.$G$3]^2*[.J59])+[.$G$5]/(3^(3/2)*[.$G$3]))" office:value-type="float" office:value="13.8569469767204" calcext:value-type="float">
            <text:p>13.8569469767</text:p>
          </table:table-cell>
          <table:table-cell table:formula="of:=-([.I59]+[.$G$5]^2/(27*[.$G$3]^2*[.I59])+[.$G$5]/(3^(3/2)*[.$G$3]))" office:value-type="float" office:value="13.9113133229306" calcext:value-type="float">
            <text:p>13.9113133229</text:p>
          </table:table-cell>
          <table:table-cell table:number-columns-repeated="2"/>
          <table:table-cell table:formula="of:=(SQRT(-[.$G$4]*[.A59]*(4*[.$G$5]^3-3^(9/2)*[.$G$3]^2*[.$G$4]*[.A59]))/(2*3^(9/4)*[.$G$3]^2)-(3^(9/2)*[.$G$3]^2*[.$G$4]*[.A59]-2*[.$G$5]^3)/(2*3^(9/2)*[.$G$3]^3))^(1/3)" office:value-type="float" office:value="-0.000268361186044811" calcext:value-type="float">
            <text:p>-0.0002683612</text:p>
          </table:table-cell>
          <table:table-cell table:formula="of:=([.K59]-[.L59])^(1/3)" office:value-type="float" office:value="-0.000269409482570929" calcext:value-type="float">
            <text:p>-0.0002694095</text:p>
          </table:table-cell>
          <table:table-cell table:formula="of:=SQRT(-[.$G$4]*[.A59]*(4*([.$G$5]/3^(3/2))^3-[.$G$3]^2*[.$G$4]*[.A59]))/(2*[.$G$3]^2)" office:value-type="float" office:value="1354.74977039546" calcext:value-type="float">
            <text:p>1354.7497703955</text:p>
          </table:table-cell>
          <table:table-cell table:formula="of:=([.$G$4]*[.A59])/(2*[.$G$3])-([.$G$5]/([.$G$3]*3^(3/2)))^3" office:value-type="float" office:value="1354.74977039548" calcext:value-type="float">
            <text:p>1354.7497703955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16" calcext:value-type="float">
            <text:p>16</text:p>
          </table:table-cell>
          <table:table-cell table:formula="of:=LOG([.A60]/[.$H$7];2)/[.$H$6]" office:value-type="float" office:value="9.25891774999466" calcext:value-type="float">
            <text:p>9.25891775</text:p>
          </table:table-cell>
          <table:table-cell table:formula="of:=SQRT(SQRT(3)*[.A60]/[.$G$2])" office:value-type="float" office:value="13.2656082427078" calcext:value-type="float">
            <text:p>13.2656082427</text:p>
          </table:table-cell>
          <table:table-cell table:formula="of:=-([.J60]+[.$G$5]^2/(27*[.$G$3]^2*[.J60])+[.$G$5]/(3^(3/2)*[.$G$3]))" office:value-type="float" office:value="14.3793400379769" calcext:value-type="float">
            <text:p>14.379340038</text:p>
          </table:table-cell>
          <table:table-cell table:formula="of:=-([.I60]+[.$G$5]^2/(27*[.$G$3]^2*[.I60])+[.$G$5]/(3^(3/2)*[.$G$3]))" office:value-type="float" office:value="14.4423978508006" calcext:value-type="float">
            <text:p>14.4423978508</text:p>
          </table:table-cell>
          <table:table-cell table:number-columns-repeated="2"/>
          <table:table-cell table:formula="of:=(SQRT(-[.$G$4]*[.A60]*(4*[.$G$5]^3-3^(9/2)*[.$G$3]^2*[.$G$4]*[.A60]))/(2*3^(9/4)*[.$G$3]^2)-(3^(9/2)*[.$G$3]^2*[.$G$4]*[.A60]-2*[.$G$5]^3)/(2*3^(9/2)*[.$G$3]^3))^(1/3)" office:value-type="float" office:value="-0.000258534154312433" calcext:value-type="float">
            <text:p>-0.0002585342</text:p>
          </table:table-cell>
          <table:table-cell table:formula="of:=([.K60]-[.L60])^(1/3)" office:value-type="float" office:value="-0.00025966313873993" calcext:value-type="float">
            <text:p>-0.0002596631</text:p>
          </table:table-cell>
          <table:table-cell table:formula="of:=SQRT(-[.$G$4]*[.A60]*(4*([.$G$5]/3^(3/2))^3-[.$G$3]^2*[.$G$4]*[.A60]))/(2*[.$G$3]^2)" office:value-type="float" office:value="1523.99977039546" calcext:value-type="float">
            <text:p>1523.9997703955</text:p>
          </table:table-cell>
          <table:table-cell table:formula="of:=([.$G$4]*[.A60])/(2*[.$G$3])-([.$G$5]/([.$G$3]*3^(3/2)))^3" office:value-type="float" office:value="1523.99977039548" calcext:value-type="float">
            <text:p>1523.9997703955</text:p>
          </table:table-cell>
          <table:table-cell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15" calcext:value-type="float">
            <text:p>15</text:p>
          </table:table-cell>
          <table:table-cell table:formula="of:=LOG([.A61]/[.$H$7];2)/[.$H$6]" office:value-type="float" office:value="9.39485775114851" calcext:value-type="float">
            <text:p>9.3948577511</text:p>
          </table:table-cell>
          <table:table-cell table:formula="of:=SQRT(SQRT(3)*[.A61]/[.$G$2])" office:value-type="float" office:value="14.0703023174743" calcext:value-type="float">
            <text:p>14.0703023175</text:p>
          </table:table-cell>
          <table:table-cell table:formula="of:=-([.J61]+[.$G$5]^2/(27*[.$G$3]^2*[.J61])+[.$G$5]/(3^(3/2)*[.$G$3]))" office:value-type="float" office:value="14.9901963806738" calcext:value-type="float">
            <text:p>14.9901963807</text:p>
          </table:table-cell>
          <table:table-cell table:formula="of:=-([.I61]+[.$G$5]^2/(27*[.$G$3]^2*[.I61])+[.$G$5]/(3^(3/2)*[.$G$3]))" office:value-type="float" office:value="15.0647071667379" calcext:value-type="float">
            <text:p>15.0647071667</text:p>
          </table:table-cell>
          <table:table-cell table:number-columns-repeated="2"/>
          <table:table-cell table:formula="of:=(SQRT(-[.$G$4]*[.A61]*(4*[.$G$5]^3-3^(9/2)*[.$G$3]^2*[.$G$4]*[.A61]))/(2*3^(9/4)*[.$G$3]^2)-(3^(9/2)*[.$G$3]^2*[.$G$4]*[.A61]-2*[.$G$5]^3)/(2*3^(9/2)*[.$G$3]^3))^(1/3)" office:value-type="float" office:value="-0.000247897222927593" calcext:value-type="float">
            <text:p>-0.0002478972</text:p>
          </table:table-cell>
          <table:table-cell table:formula="of:=([.K61]-[.L61])^(1/3)" office:value-type="float" office:value="-0.000249124456904135" calcext:value-type="float">
            <text:p>-0.0002491245</text:p>
          </table:table-cell>
          <table:table-cell table:formula="of:=SQRT(-[.$G$4]*[.A61]*(4*([.$G$5]/3^(3/2))^3-[.$G$3]^2*[.$G$4]*[.A61]))/(2*[.$G$3]^2)" office:value-type="float" office:value="1714.49977039547" calcext:value-type="float">
            <text:p>1714.4997703955</text:p>
          </table:table-cell>
          <table:table-cell table:formula="of:=([.$G$4]*[.A61])/(2*[.$G$3])-([.$G$5]/([.$G$3]*3^(3/2)))^3" office:value-type="float" office:value="1714.49977039548" calcext:value-type="float">
            <text:p>1714.4997703955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13" calcext:value-type="float">
            <text:p>13</text:p>
          </table:table-cell>
          <table:table-cell table:formula="of:=LOG([.A62]/[.$H$7];2)/[.$H$6]" office:value-type="float" office:value="9.53076035316648" calcext:value-type="float">
            <text:p>9.5307603532</text:p>
          </table:table-cell>
          <table:table-cell table:formula="of:=SQRT(SQRT(3)*[.A62]/[.$G$2])" office:value-type="float" office:value="14.9235674803278" calcext:value-type="float">
            <text:p>14.9235674803</text:p>
          </table:table-cell>
          <table:table-cell table:formula="of:=-([.J62]+[.$G$5]^2/(27*[.$G$3]^2*[.J62])+[.$G$5]/(3^(3/2)*[.$G$3]))" office:value-type="float" office:value="15.5451982481347" calcext:value-type="float">
            <text:p>15.5451982481</text:p>
          </table:table-cell>
          <table:table-cell table:formula="of:=-([.I62]+[.$G$5]^2/(27*[.$G$3]^2*[.I62])+[.$G$5]/(3^(3/2)*[.$G$3]))" office:value-type="float" office:value="15.6314207335892" calcext:value-type="float">
            <text:p>15.6314207336</text:p>
          </table:table-cell>
          <table:table-cell table:number-columns-repeated="2"/>
          <table:table-cell table:formula="of:=(SQRT(-[.$G$4]*[.A62]*(4*[.$G$5]^3-3^(9/2)*[.$G$3]^2*[.$G$4]*[.A62]))/(2*3^(9/4)*[.$G$3]^2)-(3^(9/2)*[.$G$3]^2*[.$G$4]*[.A62]-2*[.$G$5]^3)/(2*3^(9/2)*[.$G$3]^3))^(1/3)" office:value-type="float" office:value="-0.000238944558176811" calcext:value-type="float">
            <text:p>-0.0002389446</text:p>
          </table:table-cell>
          <table:table-cell table:formula="of:=([.K62]-[.L62])^(1/3)" office:value-type="float" office:value="-0.000240264720648326" calcext:value-type="float">
            <text:p>-0.0002402647</text:p>
          </table:table-cell>
          <table:table-cell table:formula="of:=SQRT(-[.$G$4]*[.A62]*(4*([.$G$5]/3^(3/2))^3-[.$G$3]^2*[.$G$4]*[.A62]))/(2*[.$G$3]^2)" office:value-type="float" office:value="1928.74977039547" calcext:value-type="float">
            <text:p>1928.7497703955</text:p>
          </table:table-cell>
          <table:table-cell table:formula="of:=([.$G$4]*[.A62])/(2*[.$G$3])-([.$G$5]/([.$G$3]*3^(3/2)))^3" office:value-type="float" office:value="1928.74977039548" calcext:value-type="float">
            <text:p>1928.7497703955</text:p>
          </table:table-cell>
          <table:table-cell/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float" office:value="18" calcext:value-type="float">
            <text:p>18</text:p>
          </table:table-cell>
          <table:table-cell table:formula="of:=LOG([.A63]/[.$H$7];2)/[.$H$6]" office:value-type="float" office:value="9.66665048692061" calcext:value-type="float">
            <text:p>9.6666504869</text:p>
          </table:table-cell>
          <table:table-cell table:formula="of:=SQRT(SQRT(3)*[.A63]/[.$G$2])" office:value-type="float" office:value="15.8284916942467" calcext:value-type="float">
            <text:p>15.8284916942</text:p>
          </table:table-cell>
          <table:table-cell table:formula="of:=-([.J63]+[.$G$5]^2/(27*[.$G$3]^2*[.J63])+[.$G$5]/(3^(3/2)*[.$G$3]))" office:value-type="float" office:value="16.1923248482447" calcext:value-type="float">
            <text:p>16.1923248482</text:p>
          </table:table-cell>
          <table:table-cell table:formula="of:=-([.I63]+[.$G$5]^2/(27*[.$G$3]^2*[.I63])+[.$G$5]/(3^(3/2)*[.$G$3]))" office:value-type="float" office:value="16.1923248482447" calcext:value-type="float">
            <text:p>16.1923248482</text:p>
          </table:table-cell>
          <table:table-cell table:number-columns-repeated="2"/>
          <table:table-cell table:formula="of:=(SQRT(-[.$G$4]*[.A63]*(4*[.$G$5]^3-3^(9/2)*[.$G$3]^2*[.$G$4]*[.A63]))/(2*3^(9/4)*[.$G$3]^2)-(3^(9/2)*[.$G$3]^2*[.$G$4]*[.A63]-2*[.$G$5]^3)/(2*3^(9/2)*[.$G$3]^3))^(1/3)" office:value-type="float" office:value="-0.000230698434428993" calcext:value-type="float">
            <text:p>-0.0002306984</text:p>
          </table:table-cell>
          <table:table-cell table:formula="of:=([.K63]-[.L63])^(1/3)" office:value-type="float" office:value="-0.000230698434428993" calcext:value-type="float">
            <text:p>-0.0002306984</text:p>
          </table:table-cell>
          <table:table-cell table:formula="of:=SQRT(-[.$G$4]*[.A63]*(4*([.$G$5]/3^(3/2))^3-[.$G$3]^2*[.$G$4]*[.A63]))/(2*[.$G$3]^2)" office:value-type="float" office:value="2169.74977039547" calcext:value-type="float">
            <text:p>2169.7497703955</text:p>
          </table:table-cell>
          <table:table-cell table:formula="of:=([.$G$4]*[.A63])/(2*[.$G$3])-([.$G$5]/([.$G$3]*3^(3/2)))^3" office:value-type="float" office:value="2169.74977039548" calcext:value-type="float">
            <text:p>2169.7497703955</text:p>
          </table:table-cell>
          <table:table-cell/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17" calcext:value-type="float">
            <text:p>17</text:p>
          </table:table-cell>
          <table:table-cell table:formula="of:=LOG([.A64]/[.$H$7];2)/[.$H$6]" office:value-type="float" office:value="9.80248705252429" calcext:value-type="float">
            <text:p>9.8024870525</text:p>
          </table:table-cell>
          <table:table-cell table:formula="of:=SQRT(SQRT(3)*[.A64]/[.$G$2])" office:value-type="float" office:value="16.7878984362223" calcext:value-type="float">
            <text:p>16.7878984362</text:p>
          </table:table-cell>
          <table:table-cell table:formula="of:=-([.J64]+[.$G$5]^2/(27*[.$G$3]^2*[.J64])+[.$G$5]/(3^(3/2)*[.$G$3]))" office:value-type="float" office:value="17.084647556409" calcext:value-type="float">
            <text:p>17.0846475564</text:p>
          </table:table-cell>
          <table:table-cell table:formula="of:=-([.I64]+[.$G$5]^2/(27*[.$G$3]^2*[.I64])+[.$G$5]/(3^(3/2)*[.$G$3]))" office:value-type="float" office:value="16.8431302988492" calcext:value-type="float">
            <text:p>16.8431302988</text:p>
          </table:table-cell>
          <table:table-cell table:number-columns-repeated="2"/>
          <table:table-cell table:formula="of:=(SQRT(-[.$G$4]*[.A64]*(4*[.$G$5]^3-3^(9/2)*[.$G$3]^2*[.$G$4]*[.A64]))/(2*3^(9/4)*[.$G$3]^2)-(3^(9/2)*[.$G$3]^2*[.$G$4]*[.A64]-2*[.$G$5]^3)/(2*3^(9/2)*[.$G$3]^3))^(1/3)" office:value-type="float" office:value="-0.000221816478617205" calcext:value-type="float">
            <text:p>-0.0002218165</text:p>
          </table:table-cell>
          <table:table-cell table:formula="of:=([.K64]-[.L64])^(1/3)" office:value-type="float" office:value="-0.000218691886658688" calcext:value-type="float">
            <text:p>-0.0002186919</text:p>
          </table:table-cell>
          <table:table-cell table:formula="of:=SQRT(-[.$G$4]*[.A64]*(4*([.$G$5]/3^(3/2))^3-[.$G$3]^2*[.$G$4]*[.A64]))/(2*[.$G$3]^2)" office:value-type="float" office:value="2440.74977039547" calcext:value-type="float">
            <text:p>2440.7497703955</text:p>
          </table:table-cell>
          <table:table-cell table:formula="of:=([.$G$4]*[.A64])/(2*[.$G$3])-([.$G$5]/([.$G$3]*3^(3/2)))^3" office:value-type="float" office:value="2440.74977039548" calcext:value-type="float">
            <text:p>2440.7497703955</text:p>
          </table:table-cell>
          <table:table-cell/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float" office:value="16" calcext:value-type="float">
            <text:p>16</text:p>
          </table:table-cell>
          <table:table-cell table:formula="of:=LOG([.A65]/[.$H$7];2)/[.$H$6]" office:value-type="float" office:value="9.93838764722056" calcext:value-type="float">
            <text:p>9.9383876472</text:p>
          </table:table-cell>
          <table:table-cell table:formula="of:=SQRT(SQRT(3)*[.A65]/[.$G$2])" office:value-type="float" office:value="17.8059512614598" calcext:value-type="float">
            <text:p>17.8059512615</text:p>
          </table:table-cell>
          <table:table-cell table:formula="of:=-([.J65]+[.$G$5]^2/(27*[.$G$3]^2*[.J65])+[.$G$5]/(3^(3/2)*[.$G$3]))" office:value-type="string" office:string-value="" calcext:value-type="error">
            <text:p>#DIV/0!</text:p>
          </table:table-cell>
          <table:table-cell table:formula="of:=-([.I65]+[.$G$5]^2/(27*[.$G$3]^2*[.I65])+[.$G$5]/(3^(3/2)*[.$G$3]))" office:value-type="string" office:string-value="" calcext:value-type="error">
            <text:p>#DIV/0!</text:p>
          </table:table-cell>
          <table:table-cell table:number-columns-repeated="2"/>
          <table:table-cell table:formula="of:=(SQRT(-[.$G$4]*[.A65]*(4*[.$G$5]^3-3^(9/2)*[.$G$3]^2*[.$G$4]*[.A65]))/(2*3^(9/4)*[.$G$3]^2)-(3^(9/2)*[.$G$3]^2*[.$G$4]*[.A65]-2*[.$G$5]^3)/(2*3^(9/2)*[.$G$3]^3))^(1/3)" office:value-type="float" office:value="0" calcext:value-type="float">
            <text:p>0</text:p>
          </table:table-cell>
          <table:table-cell table:formula="of:=([.K65]-[.L65])^(1/3)" office:value-type="float" office:value="0" calcext:value-type="float">
            <text:p>0</text:p>
          </table:table-cell>
          <table:table-cell table:formula="of:=SQRT(-[.$G$4]*[.A65]*(4*([.$G$5]/3^(3/2))^3-[.$G$3]^2*[.$G$4]*[.A65]))/(2*[.$G$3]^2)" office:value-type="float" office:value="2745.74977039547" calcext:value-type="float">
            <text:p>2745.7497703955</text:p>
          </table:table-cell>
          <table:table-cell table:formula="of:=([.$G$4]*[.A65])/(2*[.$G$3])-([.$G$5]/([.$G$3]*3^(3/2)))^3" office:value-type="float" office:value="2745.74977039548" calcext:value-type="float">
            <text:p>2745.7497703955</text:p>
          </table:table-cell>
          <table:table-cell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19" calcext:value-type="float">
            <text:p>19</text:p>
          </table:table-cell>
          <table:table-cell table:formula="of:=LOG([.A66]/[.$H$7];2)/[.$H$6]" office:value-type="float" office:value="10.0742459121729" calcext:value-type="float">
            <text:p>10.0742459122</text:p>
          </table:table-cell>
          <table:table-cell table:formula="of:=SQRT(SQRT(3)*[.A66]/[.$G$2])" office:value-type="float" office:value="18.8853945892558" calcext:value-type="float">
            <text:p>18.8853945893</text:p>
          </table:table-cell>
          <table:table-cell table:formula="of:=-([.J66]+[.$G$5]^2/(27*[.$G$3]^2*[.J66])+[.$G$5]/(3^(3/2)*[.$G$3]))" office:value-type="string" office:string-value="" calcext:value-type="error">
            <text:p>#DIV/0!</text:p>
          </table:table-cell>
          <table:table-cell table:formula="of:=-([.I66]+[.$G$5]^2/(27*[.$G$3]^2*[.I66])+[.$G$5]/(3^(3/2)*[.$G$3]))" office:value-type="string" office:string-value="" calcext:value-type="error">
            <text:p>#DIV/0!</text:p>
          </table:table-cell>
          <table:table-cell table:number-columns-repeated="2"/>
          <table:table-cell table:formula="of:=(SQRT(-[.$G$4]*[.A66]*(4*[.$G$5]^3-3^(9/2)*[.$G$3]^2*[.$G$4]*[.A66]))/(2*3^(9/4)*[.$G$3]^2)-(3^(9/2)*[.$G$3]^2*[.$G$4]*[.A66]-2*[.$G$5]^3)/(2*3^(9/2)*[.$G$3]^3))^(1/3)" office:value-type="float" office:value="0" calcext:value-type="float">
            <text:p>0</text:p>
          </table:table-cell>
          <table:table-cell table:formula="of:=([.K66]-[.L66])^(1/3)" office:value-type="float" office:value="0" calcext:value-type="float">
            <text:p>0</text:p>
          </table:table-cell>
          <table:table-cell table:formula="of:=SQRT(-[.$G$4]*[.A66]*(4*([.$G$5]/3^(3/2))^3-[.$G$3]^2*[.$G$4]*[.A66]))/(2*[.$G$3]^2)" office:value-type="float" office:value="3088.74977039547" calcext:value-type="float">
            <text:p>3088.7497703955</text:p>
          </table:table-cell>
          <table:table-cell table:formula="of:=([.$G$4]*[.A66])/(2*[.$G$3])-([.$G$5]/([.$G$3]*3^(3/2)))^3" office:value-type="float" office:value="3088.74977039548" calcext:value-type="float">
            <text:p>3088.7497703955</text:p>
          </table:table-cell>
          <table:table-cell/>
        </table:table-row>
        <table:table-row table:style-name="ro1">
          <table:table-cell office:value-type="float" office:value="13899" calcext:value-type="float">
            <text:p>13899</text:p>
          </table:table-cell>
          <table:table-cell office:value-type="float" office:value="17" calcext:value-type="float">
            <text:p>17</text:p>
          </table:table-cell>
          <table:table-cell table:formula="of:=LOG([.A67]/[.$H$7];2)/[.$H$6]" office:value-type="float" office:value="10.2101547742035" calcext:value-type="float">
            <text:p>10.2101547742</text:p>
          </table:table-cell>
          <table:table-cell table:formula="of:=SQRT(SQRT(3)*[.A67]/[.$G$2])" office:value-type="float" office:value="20.0307156530497" calcext:value-type="float">
            <text:p>20.030715653</text:p>
          </table:table-cell>
          <table:table-cell table:formula="of:=-([.J67]+[.$G$5]^2/(27*[.$G$3]^2*[.J67])+[.$G$5]/(3^(3/2)*[.$G$3]))" office:value-type="string" office:string-value="" calcext:value-type="error">
            <text:p>#DIV/0!</text:p>
          </table:table-cell>
          <table:table-cell table:formula="of:=-([.I67]+[.$G$5]^2/(27*[.$G$3]^2*[.I67])+[.$G$5]/(3^(3/2)*[.$G$3]))" office:value-type="string" office:string-value="" calcext:value-type="error">
            <text:p>#DIV/0!</text:p>
          </table:table-cell>
          <table:table-cell table:number-columns-repeated="2"/>
          <table:table-cell table:formula="of:=(SQRT(-[.$G$4]*[.A67]*(4*[.$G$5]^3-3^(9/2)*[.$G$3]^2*[.$G$4]*[.A67]))/(2*3^(9/4)*[.$G$3]^2)-(3^(9/2)*[.$G$3]^2*[.$G$4]*[.A67]-2*[.$G$5]^3)/(2*3^(9/2)*[.$G$3]^3))^(1/3)" office:value-type="float" office:value="0" calcext:value-type="float">
            <text:p>0</text:p>
          </table:table-cell>
          <table:table-cell table:formula="of:=([.K67]-[.L67])^(1/3)" office:value-type="float" office:value="0" calcext:value-type="float">
            <text:p>0</text:p>
          </table:table-cell>
          <table:table-cell table:formula="of:=SQRT(-[.$G$4]*[.A67]*(4*([.$G$5]/3^(3/2))^3-[.$G$3]^2*[.$G$4]*[.A67]))/(2*[.$G$3]^2)" office:value-type="float" office:value="3474.74977039547" calcext:value-type="float">
            <text:p>3474.7497703955</text:p>
          </table:table-cell>
          <table:table-cell table:formula="of:=([.$G$4]*[.A67])/(2*[.$G$3])-([.$G$5]/([.$G$3]*3^(3/2)))^3" office:value-type="float" office:value="3474.74977039548" calcext:value-type="float">
            <text:p>3474.7497703955</text:p>
          </table:table-cell>
          <table:table-cell/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float" office:value="19" calcext:value-type="float">
            <text:p>19</text:p>
          </table:table-cell>
          <table:table-cell table:formula="of:=LOG([.A68]/[.$H$7];2)/[.$H$6]" office:value-type="float" office:value="10.3460670954314" calcext:value-type="float">
            <text:p>10.3460670954</text:p>
          </table:table-cell>
          <table:table-cell table:formula="of:=SQRT(SQRT(3)*[.A68]/[.$G$2])" office:value-type="float" office:value="21.2455275399894" calcext:value-type="float">
            <text:p>21.24552754</text:p>
          </table:table-cell>
          <table:table-cell table:formula="of:=-([.J68]+[.$G$5]^2/(27*[.$G$3]^2*[.J68])+[.$G$5]/(3^(3/2)*[.$G$3]))" office:value-type="string" office:string-value="" calcext:value-type="error">
            <text:p>#DIV/0!</text:p>
          </table:table-cell>
          <table:table-cell table:formula="of:=-([.I68]+[.$G$5]^2/(27*[.$G$3]^2*[.I68])+[.$G$5]/(3^(3/2)*[.$G$3]))" office:value-type="string" office:string-value="" calcext:value-type="error">
            <text:p>#DIV/0!</text:p>
          </table:table-cell>
          <table:table-cell table:number-columns-repeated="2"/>
          <table:table-cell table:formula="of:=(SQRT(-[.$G$4]*[.A68]*(4*[.$G$5]^3-3^(9/2)*[.$G$3]^2*[.$G$4]*[.A68]))/(2*3^(9/4)*[.$G$3]^2)-(3^(9/2)*[.$G$3]^2*[.$G$4]*[.A68]-2*[.$G$5]^3)/(2*3^(9/2)*[.$G$3]^3))^(1/3)" office:value-type="float" office:value="0" calcext:value-type="float">
            <text:p>0</text:p>
          </table:table-cell>
          <table:table-cell table:formula="of:=([.K68]-[.L68])^(1/3)" office:value-type="float" office:value="0" calcext:value-type="float">
            <text:p>0</text:p>
          </table:table-cell>
          <table:table-cell table:formula="of:=SQRT(-[.$G$4]*[.A68]*(4*([.$G$5]/3^(3/2))^3-[.$G$3]^2*[.$G$4]*[.A68]))/(2*[.$G$3]^2)" office:value-type="float" office:value="3908.99977039547" calcext:value-type="float">
            <text:p>3908.9997703955</text:p>
          </table:table-cell>
          <table:table-cell table:formula="of:=([.$G$4]*[.A68])/(2*[.$G$3])-([.$G$5]/([.$G$3]*3^(3/2)))^3" office:value-type="float" office:value="3908.99977039548" calcext:value-type="float">
            <text:p>3908.9997703955</text:p>
          </table:table-cell>
          <table:table-cell/>
        </table:table-row>
        <table:table-row table:style-name="ro1">
          <table:table-cell office:value-type="float" office:value="17590" calcext:value-type="float">
            <text:p>17590</text:p>
          </table:table-cell>
          <table:table-cell office:value-type="float" office:value="20" calcext:value-type="float">
            <text:p>20</text:p>
          </table:table-cell>
          <table:table-cell table:formula="of:=LOG([.A69]/[.$H$7];2)/[.$H$6]" office:value-type="float" office:value="10.4819742898875" calcext:value-type="float">
            <text:p>10.4819742899</text:p>
          </table:table-cell>
          <table:table-cell table:formula="of:=SQRT(SQRT(3)*[.A69]/[.$G$2])" office:value-type="float" office:value="22.5339646256995" calcext:value-type="float">
            <text:p>22.5339646257</text:p>
          </table:table-cell>
          <table:table-cell table:formula="of:=-([.J69]+[.$G$5]^2/(27*[.$G$3]^2*[.J69])+[.$G$5]/(3^(3/2)*[.$G$3]))" office:value-type="string" office:string-value="" calcext:value-type="error">
            <text:p>#DIV/0!</text:p>
          </table:table-cell>
          <table:table-cell table:formula="of:=-([.I69]+[.$G$5]^2/(27*[.$G$3]^2*[.I69])+[.$G$5]/(3^(3/2)*[.$G$3]))" office:value-type="string" office:string-value="" calcext:value-type="error">
            <text:p>#DIV/0!</text:p>
          </table:table-cell>
          <table:table-cell table:number-columns-repeated="2"/>
          <table:table-cell table:formula="of:=(SQRT(-[.$G$4]*[.A69]*(4*[.$G$5]^3-3^(9/2)*[.$G$3]^2*[.$G$4]*[.A69]))/(2*3^(9/4)*[.$G$3]^2)-(3^(9/2)*[.$G$3]^2*[.$G$4]*[.A69]-2*[.$G$5]^3)/(2*3^(9/2)*[.$G$3]^3))^(1/3)" office:value-type="float" office:value="0" calcext:value-type="float">
            <text:p>0</text:p>
          </table:table-cell>
          <table:table-cell table:formula="of:=([.K69]-[.L69])^(1/3)" office:value-type="float" office:value="0" calcext:value-type="float">
            <text:p>0</text:p>
          </table:table-cell>
          <table:table-cell table:formula="of:=SQRT(-[.$G$4]*[.A69]*(4*([.$G$5]/3^(3/2))^3-[.$G$3]^2*[.$G$4]*[.A69]))/(2*[.$G$3]^2)" office:value-type="float" office:value="4397.49977039548" calcext:value-type="float">
            <text:p>4397.4997703955</text:p>
          </table:table-cell>
          <table:table-cell table:formula="of:=([.$G$4]*[.A69])/(2*[.$G$3])-([.$G$5]/([.$G$3]*3^(3/2)))^3" office:value-type="float" office:value="4397.49977039548" calcext:value-type="float">
            <text:p>4397.4997703955</text:p>
          </table:table-cell>
          <table:table-cell/>
        </table:table-row>
        <table:table-row table:style-name="ro1">
          <table:table-cell office:value-type="float" office:value="19788" calcext:value-type="float">
            <text:p>19788</text:p>
          </table:table-cell>
          <table:table-cell office:value-type="float" office:value="21" calcext:value-type="float">
            <text:p>21</text:p>
          </table:table-cell>
          <table:table-cell table:formula="of:=LOG([.A70]/[.$H$7];2)/[.$H$6]" office:value-type="float" office:value="10.6178705473269" calcext:value-type="float">
            <text:p>10.6178705473</text:p>
          </table:table-cell>
          <table:table-cell table:formula="of:=SQRT(SQRT(3)*[.A70]/[.$G$2])" office:value-type="float" office:value="23.9004258609803" calcext:value-type="float">
            <text:p>23.900425861</text:p>
          </table:table-cell>
          <table:table-cell table:formula="of:=-([.J70]+[.$G$5]^2/(27*[.$G$3]^2*[.J70])+[.$G$5]/(3^(3/2)*[.$G$3]))" office:value-type="string" office:string-value="" calcext:value-type="error">
            <text:p>#DIV/0!</text:p>
          </table:table-cell>
          <table:table-cell table:formula="of:=-([.I70]+[.$G$5]^2/(27*[.$G$3]^2*[.I70])+[.$G$5]/(3^(3/2)*[.$G$3]))" office:value-type="string" office:string-value="" calcext:value-type="error">
            <text:p>#DIV/0!</text:p>
          </table:table-cell>
          <table:table-cell table:number-columns-repeated="2"/>
          <table:table-cell table:formula="of:=(SQRT(-[.$G$4]*[.A70]*(4*[.$G$5]^3-3^(9/2)*[.$G$3]^2*[.$G$4]*[.A70]))/(2*3^(9/4)*[.$G$3]^2)-(3^(9/2)*[.$G$3]^2*[.$G$4]*[.A70]-2*[.$G$5]^3)/(2*3^(9/2)*[.$G$3]^3))^(1/3)" office:value-type="float" office:value="0" calcext:value-type="float">
            <text:p>0</text:p>
          </table:table-cell>
          <table:table-cell table:formula="of:=([.K70]-[.L70])^(1/3)" office:value-type="float" office:value="0" calcext:value-type="float">
            <text:p>0</text:p>
          </table:table-cell>
          <table:table-cell table:formula="of:=SQRT(-[.$G$4]*[.A70]*(4*([.$G$5]/3^(3/2))^3-[.$G$3]^2*[.$G$4]*[.A70]))/(2*[.$G$3]^2)" office:value-type="float" office:value="4946.99977039548" calcext:value-type="float">
            <text:p>4946.9997703955</text:p>
          </table:table-cell>
          <table:table-cell table:formula="of:=([.$G$4]*[.A70])/(2*[.$G$3])-([.$G$5]/([.$G$3]*3^(3/2)))^3" office:value-type="float" office:value="4946.99977039548" calcext:value-type="float">
            <text:p>4946.9997703955</text:p>
          </table:table-cell>
          <table:table-cell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formula="of:=CRAZYCALC(1;2;3)" office:value-type="string" office:string-value="" calcext:value-type="error">
            <text:p>#VALUE!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3:39:07.934982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1T13:49:18.360118466</dc:date>
    <meta:editing-duration>PT18H51M57S</meta:editing-duration>
    <meta:editing-cycles>21</meta:editing-cycles>
    <meta:generator>LibreOffice/5.1.6.2$Linux_X86_64 LibreOffice_project/10m0$Build-2</meta:generator>
    <meta:document-statistic meta:table-count="1" meta:cell-count="711" meta:object-count="1"/>
  </office:meta>
</office:document-meta>
</file>

<file path=Basic/Standard/myfn.xml><?xml version="1.0" encoding="utf-8"?>
<!DOCTYPE module  PUBLIC '-//OpenOffice.org//DTD OfficeDocument 1.0//EN'  'module.dtd'>
<script:module xmlns:script="http://openoffice.org/2000/script" script:name="myfn" script:language="StarBasic">REM  *****  BASIC  *****

Function CRAZYCALC(valA as Double,valB as Double,valT as Double)
	dim valX as Double
	valX=-(-(SQR(-valB*(4.*valT^3-3^(9./2)*valA^2*valB))/(2.*3^(9./4)*valA^2)-(3.^(9./2)*valA^2*valB-2.*valT^3.)/(2.*3.^(9./2)*valA^3.)))^(1./3)
	CRAZYCALC=valX+valT^2/(27*valA^2*valX)+valT/(3^(1.5)*valA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f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14cm" svg:height="28.582cm" xlink:href=".." xlink:type="simple" chart:class="chart:scatter" chart:style-name="ch1">
        <chart:legend chart:legend-position="end" svg:x="45.843cm" svg:y="12.996cm" style:legend-expansion="high" chart:style-name="ch2"/>
        <chart:plot-area chart:style-name="ch3" table:cell-range-address="bench.A2:bench.F70 bench.B1:bench.F1" chart:data-source-has-labels="row" svg:x="0.962cm" svg:y="0.571cm" svg:width="43.919cm" svg:height="27.44cm">
          <chartooo:coordinate-region svg:x="1.583cm" svg:y="0.77cm" svg:width="42.833cm" svg:height="26.5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ch.B2:bench.B70" chart:label-cell-address="bench.B1:bench.B1" chart:class="chart:scatter">
            <chart:domain table:cell-range-address="bench.A2:bench.A70"/>
            <chart:data-point chart:repeated="69"/>
          </chart:series>
          <chart:series chart:style-name="ch7" chart:values-cell-range-address="bench.C2:bench.C70" chart:label-cell-address="bench.C1:bench.C1" chart:class="chart:scatter">
            <chart:data-point chart:repeated="69"/>
          </chart:series>
          <chart:series chart:style-name="ch8" chart:values-cell-range-address="bench.D2:bench.D70" chart:label-cell-address="bench.D1:bench.D1" chart:class="chart:scatter">
            <chart:data-point chart:repeated="69"/>
          </chart:series>
          <chart:series chart:style-name="ch9" chart:values-cell-range-address="bench.E2:bench.E70" chart:label-cell-address="bench.E1:bench.E1" chart:class="chart:scatter">
            <chart:data-point chart:repeated="69"/>
          </chart:series>
          <chart:series chart:style-name="ch10" chart:values-cell-range-address="bench.F2:bench.F70" chart:label-cell-address="bench.F1:bench.F1" chart:class="chart:scatter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l</text:p>
                <draw:g>
                  <svg:desc>bench.B1:bench.B1</svg:desc>
                </draw:g>
              </table:table-cell>
              <table:table-cell office:value-type="string">
                <text:p>log</text:p>
                <draw:g>
                  <svg:desc>bench.C1:bench.C1</svg:desc>
                </draw:g>
              </table:table-cell>
              <table:table-cell office:value-type="string">
                <text:p>sqrt</text:p>
                <draw:g>
                  <svg:desc>bench.D1:bench.D1</svg:desc>
                </draw:g>
              </table:table-cell>
              <table:table-cell office:value-type="string">
                <text:p>other2</text:p>
                <draw:g>
                  <svg:desc>bench.E1:bench.E1</svg:desc>
                </draw:g>
              </table:table-cell>
              <table:table-cell office:value-type="string">
                <text:p>other3</text:p>
                <draw:g>
                  <svg:desc>bench.F1:bench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ench.A2:bench.A70</svg:desc>
                </draw:g>
              </table:table-cell>
              <table:table-cell office:value-type="float" office:value="2">
                <text:p>2</text:p>
                <draw:g>
                  <svg:desc>bench.B2:bench.B70</svg:desc>
                </draw:g>
              </table:table-cell>
              <table:table-cell office:value-type="float" office:value="1.85754247590989">
                <text:p>1.85754247590989</text:p>
                <draw:g>
                  <svg:desc>bench.C2:bench.C70</svg:desc>
                </draw:g>
              </table:table-cell>
              <table:table-cell office:value-type="float" office:value="0.537284965911771">
                <text:p>0.537284965911771</text:p>
                <draw:g>
                  <svg:desc>bench.D2:bench.D70</svg:desc>
                </draw:g>
              </table:table-cell>
              <table:table-cell office:value-type="float" office:value="NaN">
                <text:p>NaN</text:p>
                <draw:g>
                  <svg:desc>bench.E2:bench.E70</svg:desc>
                </draw:g>
              </table:table-cell>
              <table:table-cell office:value-type="float" office:value="1.65088236025892">
                <text:p>1.65088236025892</text:p>
                <draw:g>
                  <svg:desc>bench.F2:bench.F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.96754529490984">
                <text:p>1.96754529490984</text:p>
              </table:table-cell>
              <table:table-cell office:value-type="float" office:value="0.563509226237064">
                <text:p>0.563509226237064</text:p>
              </table:table-cell>
              <table:table-cell office:value-type="float" office:value="1.70601518342264">
                <text:p>1.70601518342264</text:p>
              </table:table-cell>
              <table:table-cell office:value-type="float" office:value="1.70601518342264">
                <text:p>1.70601518342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.06797000057692">
                <text:p>2.06797000057692</text:p>
              </table:table-cell>
              <table:table-cell office:value-type="float" office:value="0.588566191276542">
                <text:p>0.588566191276542</text:p>
              </table:table-cell>
              <table:table-cell office:value-type="float" office:value="1.75790367250448">
                <text:p>1.75790367250448</text:p>
              </table:table-cell>
              <table:table-cell office:value-type="float" office:value="1.75790367250448">
                <text:p>1.75790367250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16035177451287">
                <text:p>2.16035177451287</text:p>
              </table:table-cell>
              <table:table-cell office:value-type="float" office:value="0.612599114407829">
                <text:p>0.612599114407829</text:p>
              </table:table-cell>
              <table:table-cell office:value-type="float" office:value="1.80698674210277">
                <text:p>1.80698674210277</text:p>
              </table:table-cell>
              <table:table-cell office:value-type="float" office:value="1.80698674210277">
                <text:p>1.80698674210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.24588393764608">
                <text:p>2.24588393764608</text:p>
              </table:table-cell>
              <table:table-cell office:value-type="float" office:value="0.635724144918799">
                <text:p>0.635724144918799</text:p>
              </table:table-cell>
              <table:table-cell office:value-type="float" office:value="1.85361539113844">
                <text:p>1.85361539113844</text:p>
              </table:table-cell>
              <table:table-cell office:value-type="float" office:value="1.85361539113844">
                <text:p>1.85361539113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.32551247648682">
                <text:p>2.32551247648682</text:p>
              </table:table-cell>
              <table:table-cell office:value-type="float" office:value="0.658037006476246">
                <text:p>0.658037006476246</text:p>
              </table:table-cell>
              <table:table-cell office:value-type="float" office:value="1.89807539995804">
                <text:p>1.89807539995804</text:p>
              </table:table-cell>
              <table:table-cell office:value-type="float" office:value="1.89807535877904">
                <text:p>1.89807535877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  <table:table-cell office:value-type="float" office:value="0.679617697938849">
                <text:p>0.679617697938849</text:p>
              </table:table-cell>
              <table:table-cell office:value-type="float" office:value="1.94060244880902">
                <text:p>1.94060244880902</text:p>
              </table:table-cell>
              <table:table-cell office:value-type="float" office:value="1.94060249369053">
                <text:p>1.94060249369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.53594000115385">
                <text:p>2.53594000115385</text:p>
              </table:table-cell>
              <table:table-cell office:value-type="float" office:value="0.720843424240426">
                <text:p>0.720843424240426</text:p>
              </table:table-cell>
              <table:table-cell office:value-type="float" office:value="2.02061689859229">
                <text:p>2.02061689859229</text:p>
              </table:table-cell>
              <table:table-cell office:value-type="float" office:value="2.0206170036276">
                <text:p>2.0206170036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.65754247590989">
                <text:p>2.65754247590989</text:p>
              </table:table-cell>
              <table:table-cell office:value-type="float" office:value="0.759835685651593">
                <text:p>0.759835685651593</text:p>
              </table:table-cell>
              <table:table-cell office:value-type="float" office:value="2.09490817958367">
                <text:p>2.09490817958367</text:p>
              </table:table-cell>
              <table:table-cell office:value-type="float" office:value="2.09490805869825">
                <text:p>2.09490805869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.76754529490984">
                <text:p>2.76754529490984</text:p>
              </table:table-cell>
              <table:table-cell office:value-type="float" office:value="0.796922390266824">
                <text:p>0.796922390266824</text:p>
              </table:table-cell>
              <table:table-cell office:value-type="float" office:value="2.16440101544855">
                <text:p>2.16440101544855</text:p>
              </table:table-cell>
              <table:table-cell office:value-type="float" office:value="2.16440115272252">
                <text:p>2.16440115272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.86797000057693">
                <text:p>2.86797000057693</text:p>
              </table:table-cell>
              <table:table-cell office:value-type="float" office:value="0.832358290057563">
                <text:p>0.832358290057563</text:p>
              </table:table-cell>
              <table:table-cell office:value-type="float" office:value="2.22980302355689">
                <text:p>2.22980302355689</text:p>
              </table:table-cell>
              <table:table-cell office:value-type="float" office:value="2.22980286938917">
                <text:p>2.22980286938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3.00391000173077">
                <text:p>3.00391000173077</text:p>
              </table:table-cell>
              <table:table-cell office:value-type="float" office:value="0.882849286914813">
                <text:p>0.882849286914813</text:p>
              </table:table-cell>
              <table:table-cell office:value-type="float" office:value="2.3214154000419">
                <text:p>2.3214154000419</text:p>
              </table:table-cell>
              <table:table-cell office:value-type="float" office:value="2.3214154000419">
                <text:p>2.3214154000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3.12551247648681">
                <text:p>3.12551247648681</text:p>
              </table:table-cell>
              <table:table-cell office:value-type="float" office:value="0.930604859102099">
                <text:p>0.930604859102099</text:p>
              </table:table-cell>
              <table:table-cell office:value-type="float" office:value="2.40647331171815">
                <text:p>2.40647331171815</text:p>
              </table:table-cell>
              <table:table-cell office:value-type="float" office:value="2.4064731041053">
                <text:p>2.40647310410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3.23551529548676">
                <text:p>3.23551529548676</text:p>
              </table:table-cell>
              <table:table-cell office:value-type="float" office:value="0.976026610376419">
                <text:p>0.976026610376419</text:p>
              </table:table-cell>
              <table:table-cell office:value-type="float" office:value="2.48603692672723">
                <text:p>2.48603692672723</text:p>
              </table:table-cell>
              <table:table-cell office:value-type="float" office:value="2.48603692672723">
                <text:p>2.48603692672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.36756269250316">
                <text:p>3.36756269250316</text:p>
              </table:table-cell>
              <table:table-cell office:value-type="float" office:value="1.03348826698749">
                <text:p>1.03348826698749</text:p>
              </table:table-cell>
              <table:table-cell office:value-type="float" office:value="2.58494816833918">
                <text:p>2.58494816833918</text:p>
              </table:table-cell>
              <table:table-cell office:value-type="float" office:value="2.58494816833918">
                <text:p>2.58494816833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3.48604160369447">
                <text:p>3.48604160369447</text:p>
              </table:table-cell>
              <table:table-cell office:value-type="float" office:value="1.08791913846514">
                <text:p>1.08791913846514</text:p>
              </table:table-cell>
              <table:table-cell office:value-type="float" office:value="2.67696701175415">
                <text:p>2.67696701175415</text:p>
              </table:table-cell>
              <table:table-cell office:value-type="float" office:value="2.67696764158337">
                <text:p>2.67696764158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3.61884956484561">
                <text:p>3.61884956484561</text:p>
              </table:table-cell>
              <table:table-cell office:value-type="float" office:value="1.15234787244831">
                <text:p>1.15234787244831</text:p>
              </table:table-cell>
              <table:table-cell office:value-type="float" office:value="2.78393226106328">
                <text:p>2.78393226106328</text:p>
              </table:table-cell>
              <table:table-cell office:value-type="float" office:value="2.78393226106328">
                <text:p>2.78393226106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3.7379402735772">
                <text:p>3.7379402735772</text:p>
              </table:table-cell>
              <table:table-cell office:value-type="float" office:value="1.21336028715034">
                <text:p>1.21336028715034</text:p>
              </table:table-cell>
              <table:table-cell office:value-type="float" office:value="2.88340515456459">
                <text:p>2.88340515456459</text:p>
              </table:table-cell>
              <table:table-cell office:value-type="float" office:value="2.88340431193534">
                <text:p>2.883404311935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3.86631201133179">
                <text:p>3.86631201133179</text:p>
              </table:table-cell>
              <table:table-cell office:value-type="float" office:value="1.28275027467954">
                <text:p>1.28275027467954</text:p>
              </table:table-cell>
              <table:table-cell office:value-type="float" office:value="2.9945339801836">
                <text:p>2.9945339801836</text:p>
              </table:table-cell>
              <table:table-cell office:value-type="float" office:value="2.99453495754995">
                <text:p>2.99453495754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3592353958777">
                <text:p>1.3592353958777</text:p>
              </table:table-cell>
              <table:table-cell office:value-type="float" office:value="3.11473421175493">
                <text:p>3.11473421175493</text:p>
              </table:table-cell>
              <table:table-cell office:value-type="float" office:value="3.11473421175493">
                <text:p>3.11473421175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.13594000115385">
                <text:p>4.13594000115385</text:p>
              </table:table-cell>
              <table:table-cell office:value-type="float" office:value="1.44168684848085">
                <text:p>1.44168684848085</text:p>
              </table:table-cell>
              <table:table-cell office:value-type="float" office:value="3.24181447789463">
                <text:p>3.24181447789463</text:p>
              </table:table-cell>
              <table:table-cell office:value-type="float" office:value="3.24181714716099">
                <text:p>3.24181714716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.2718800023077">
                <text:p>4.2718800023077</text:p>
              </table:table-cell>
              <table:table-cell office:value-type="float" office:value="1.52913982036241">
                <text:p>1.52913982036241</text:p>
              </table:table-cell>
              <table:table-cell office:value-type="float" office:value="3.37398705401831">
                <text:p>3.37398705401831</text:p>
              </table:table-cell>
              <table:table-cell office:value-type="float" office:value="3.37399017727264">
                <text:p>3.3739901772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4.40623571215896">
                <text:p>4.40623571215896</text:p>
              </table:table-cell>
              <table:table-cell office:value-type="float" office:value="1.62078491010152">
                <text:p>1.62078491010152</text:p>
              </table:table-cell>
              <table:table-cell office:value-type="float" office:value="3.5098232949186">
                <text:p>3.5098232949186</text:p>
              </table:table-cell>
              <table:table-cell office:value-type="float" office:value="3.5098232949186">
                <text:p>3.5098232949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4.5379402735772">
                <text:p>4.5379402735772</text:p>
              </table:table-cell>
              <table:table-cell office:value-type="float" office:value="1.71595057413292">
                <text:p>1.71595057413292</text:p>
              </table:table-cell>
              <table:table-cell office:value-type="float" office:value="3.64819451412866">
                <text:p>3.64819451412866</text:p>
              </table:table-cell>
              <table:table-cell office:value-type="float" office:value="3.64819876145036">
                <text:p>3.64819876145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4.66631201133179">
                <text:p>4.66631201133179</text:p>
              </table:table-cell>
              <table:table-cell office:value-type="float" office:value="1.81408283558962">
                <text:p>1.81408283558962</text:p>
              </table:table-cell>
              <table:table-cell office:value-type="float" office:value="3.78823120575582">
                <text:p>3.78823120575582</text:p>
              </table:table-cell>
              <table:table-cell office:value-type="float" office:value="3.7882262793643">
                <text:p>3.78822627936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4.8">
                <text:p>4.8</text:p>
              </table:table-cell>
              <table:table-cell office:value-type="float" office:value="1.9222491313078">
                <text:p>1.9222491313078</text:p>
              </table:table-cell>
              <table:table-cell office:value-type="float" office:value="3.9396932238168">
                <text:p>3.9396932238168</text:p>
              </table:table-cell>
              <table:table-cell office:value-type="float" office:value="3.9396932238168">
                <text:p>3.9396932238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4.93594000115385">
                <text:p>4.93594000115385</text:p>
              </table:table-cell>
              <table:table-cell office:value-type="float" office:value="2.03885309381655">
                <text:p>2.03885309381655</text:p>
              </table:table-cell>
              <table:table-cell office:value-type="float" office:value="4.09983035612869">
                <text:p>4.09983035612869</text:p>
              </table:table-cell>
              <table:table-cell office:value-type="float" office:value="4.09983035612869">
                <text:p>4.09983035612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5.0718800023077">
                <text:p>5.0718800023077</text:p>
              </table:table-cell>
              <table:table-cell office:value-type="float" office:value="2.16253027272128">
                <text:p>2.16253027272128</text:p>
              </table:table-cell>
              <table:table-cell office:value-type="float" office:value="4.2663800387304">
                <text:p>4.2663800387304</text:p>
              </table:table-cell>
              <table:table-cell office:value-type="float" office:value="4.2663800387304">
                <text:p>4.2663800387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5.20623571215896">
                <text:p>5.20623571215896</text:p>
              </table:table-cell>
              <table:table-cell office:value-type="float" office:value="2.29213600155523">
                <text:p>2.29213600155523</text:p>
              </table:table-cell>
              <table:table-cell office:value-type="float" office:value="4.43754499652516">
                <text:p>4.43754499652516</text:p>
              </table:table-cell>
              <table:table-cell office:value-type="float" office:value="4.43754499652516">
                <text:p>4.437544996525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5.3379402735772">
                <text:p>5.3379402735772</text:p>
              </table:table-cell>
              <table:table-cell office:value-type="float" office:value="2.42672057430067">
                <text:p>2.42672057430067</text:p>
              </table:table-cell>
              <table:table-cell office:value-type="float" office:value="4.61188705075967">
                <text:p>4.61188705075967</text:p>
              </table:table-cell>
              <table:table-cell office:value-type="float" office:value="4.61192986628322">
                <text:p>4.611929866283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9">
                <text:p>229</text:p>
              </table:table-cell>
              <table:table-cell office:value-type="float" office:value="6">
                <text:p>6</text:p>
              </table:table-cell>
              <table:table-cell office:value-type="float" office:value="5.47136303047756">
                <text:p>5.47136303047756</text:p>
              </table:table-cell>
              <table:table-cell office:value-type="float" office:value="2.57112049157973">
                <text:p>2.57112049157973</text:p>
              </table:table-cell>
              <table:table-cell office:value-type="float" office:value="4.79541253802649">
                <text:p>4.79541253802649</text:p>
              </table:table-cell>
              <table:table-cell office:value-type="float" office:value="4.79541253802649">
                <text:p>4.795412538026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">
                <text:p>257</text:p>
              </table:table-cell>
              <table:table-cell office:value-type="float" office:value="6">
                <text:p>6</text:p>
              </table:table-cell>
              <table:table-cell office:value-type="float" office:value="5.6044996393551">
                <text:p>5.6044996393551</text:p>
              </table:table-cell>
              <table:table-cell office:value-type="float" office:value="2.72377513005143">
                <text:p>2.72377513005143</text:p>
              </table:table-cell>
              <table:table-cell office:value-type="float" office:value="4.98571088050688">
                <text:p>4.98571088050688</text:p>
              </table:table-cell>
              <table:table-cell office:value-type="float" office:value="4.98571088050688">
                <text:p>4.98571088050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">
                <text:p>289</text:p>
              </table:table-cell>
              <table:table-cell office:value-type="float" office:value="6">
                <text:p>6</text:p>
              </table:table-cell>
              <table:table-cell office:value-type="float" office:value="5.73994054600054">
                <text:p>5.73994054600054</text:p>
              </table:table-cell>
              <table:table-cell office:value-type="float" office:value="2.88837521624011">
                <text:p>2.88837521624011</text:p>
              </table:table-cell>
              <table:table-cell office:value-type="float" office:value="5.18700741759858">
                <text:p>5.18700741759858</text:p>
              </table:table-cell>
              <table:table-cell office:value-type="float" office:value="5.18700741759858">
                <text:p>5.187007417598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5">
                <text:p>325</text:p>
              </table:table-cell>
              <table:table-cell office:value-type="float" office:value="6">
                <text:p>6</text:p>
              </table:table-cell>
              <table:table-cell office:value-type="float" office:value="5.87543672633265">
                <text:p>5.87543672633265</text:p>
              </table:table-cell>
              <table:table-cell office:value-type="float" office:value="3.06299557203915">
                <text:p>3.06299557203915</text:p>
              </table:table-cell>
              <table:table-cell office:value-type="float" office:value="5.39633947066959">
                <text:p>5.39633947066959</text:p>
              </table:table-cell>
              <table:table-cell office:value-type="float" office:value="5.39649880832527">
                <text:p>5.39649880832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5">
                <text:p>365</text:p>
              </table:table-cell>
              <table:table-cell office:value-type="float" office:value="7">
                <text:p>7</text:p>
              </table:table-cell>
              <table:table-cell office:value-type="float" office:value="6.0094021230139">
                <text:p>6.0094021230139</text:p>
              </table:table-cell>
              <table:table-cell office:value-type="float" office:value="3.24601947201656">
                <text:p>3.24601947201656</text:p>
              </table:table-cell>
              <table:table-cell office:value-type="float" office:value="5.61158951590394">
                <text:p>5.61158951590394</text:p>
              </table:table-cell>
              <table:table-cell office:value-type="float" office:value="5.61168251878242">
                <text:p>5.61168251878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  <table:table-cell office:value-type="float" office:value="6.14358407960436">
                <text:p>6.14358407960436</text:p>
              </table:table-cell>
              <table:table-cell office:value-type="float" office:value="3.44030238763794">
                <text:p>3.44030238763794</text:p>
              </table:table-cell>
              <table:table-cell office:value-type="float" office:value="5.8356808145224">
                <text:p>5.8356808145224</text:p>
              </table:table-cell>
              <table:table-cell office:value-type="float" office:value="5.83578941190103">
                <text:p>5.83578941190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1">
                <text:p>461</text:p>
              </table:table-cell>
              <table:table-cell office:value-type="float" office:value="7">
                <text:p>7</text:p>
              </table:table-cell>
              <table:table-cell office:value-type="float" office:value="6.27889835234347">
                <text:p>6.27889835234347</text:p>
              </table:table-cell>
              <table:table-cell office:value-type="float" office:value="3.64800270076941">
                <text:p>3.64800270076941</text:p>
              </table:table-cell>
              <table:table-cell office:value-type="float" office:value="6.07076668412211">
                <text:p>6.07076668412211</text:p>
              </table:table-cell>
              <table:table-cell office:value-type="float" office:value="6.07076668412211">
                <text:p>6.07076668412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8">
                <text:p>518</text:p>
              </table:table-cell>
              <table:table-cell office:value-type="float" office:value="8">
                <text:p>8</text:p>
              </table:table-cell>
              <table:table-cell office:value-type="float" office:value="6.41344663014924">
                <text:p>6.41344663014924</text:p>
              </table:table-cell>
              <table:table-cell office:value-type="float" office:value="3.86695900831795">
                <text:p>3.86695900831795</text:p>
              </table:table-cell>
              <table:table-cell office:value-type="float" office:value="6.31384733832447">
                <text:p>6.31384733832447</text:p>
              </table:table-cell>
              <table:table-cell office:value-type="float" office:value="6.31384733832447">
                <text:p>6.31384733832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2">
                <text:p>582</text:p>
              </table:table-cell>
              <table:table-cell office:value-type="float" office:value="7">
                <text:p>7</text:p>
              </table:table-cell>
              <table:table-cell office:value-type="float" office:value="6.54790027432663">
                <text:p>6.54790027432663</text:p>
              </table:table-cell>
              <table:table-cell office:value-type="float" office:value="4.09888921946155">
                <text:p>4.09888921946155</text:p>
              </table:table-cell>
              <table:table-cell office:value-type="float" office:value="6.5660656814271">
                <text:p>6.5660656814271</text:p>
              </table:table-cell>
              <table:table-cell office:value-type="float" office:value="6.56571919700336">
                <text:p>6.56571919700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4">
                <text:p>654</text:p>
              </table:table-cell>
              <table:table-cell office:value-type="float" office:value="7">
                <text:p>7</text:p>
              </table:table-cell>
              <table:table-cell office:value-type="float" office:value="6.68251746039847">
                <text:p>6.68251746039847</text:p>
              </table:table-cell>
              <table:table-cell office:value-type="float" office:value="4.34503783671682">
                <text:p>4.34503783671682</text:p>
              </table:table-cell>
              <table:table-cell office:value-type="float" office:value="6.82887004919821">
                <text:p>6.82887004919821</text:p>
              </table:table-cell>
              <table:table-cell office:value-type="float" office:value="6.82846524160273">
                <text:p>6.828465241602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5">
                <text:p>735</text:p>
              </table:table-cell>
              <table:table-cell office:value-type="float" office:value="9">
                <text:p>9</text:p>
              </table:table-cell>
              <table:table-cell office:value-type="float" office:value="6.81728035177898">
                <text:p>6.81728035177898</text:p>
              </table:table-cell>
              <table:table-cell office:value-type="float" office:value="4.60625904533372">
                <text:p>4.60625904533372</text:p>
              </table:table-cell>
              <table:table-cell office:value-type="float" office:value="7.10224817175054">
                <text:p>7.10224817175054</text:p>
              </table:table-cell>
              <table:table-cell office:value-type="float" office:value="7.10272128327707">
                <text:p>7.10272128327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6">
                <text:p>826</text:p>
              </table:table-cell>
              <table:table-cell office:value-type="float" office:value="8">
                <text:p>8</text:p>
              </table:table-cell>
              <table:table-cell office:value-type="float" office:value="6.95199837713556">
                <text:p>6.95199837713556</text:p>
              </table:table-cell>
              <table:table-cell office:value-type="float" office:value="4.88308981256044">
                <text:p>4.88308981256044</text:p>
              </table:table-cell>
              <table:table-cell office:value-type="float" office:value="7.38640399196098">
                <text:p>7.38640399196098</text:p>
              </table:table-cell>
              <table:table-cell office:value-type="float" office:value="7.38640399196098">
                <text:p>7.386403991960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9">
                <text:p>929</text:p>
              </table:table-cell>
              <table:table-cell office:value-type="float" office:value="9">
                <text:p>9</text:p>
              </table:table-cell>
              <table:table-cell office:value-type="float" office:value="7.08762782910612">
                <text:p>7.08762782910612</text:p>
              </table:table-cell>
              <table:table-cell office:value-type="float" office:value="5.17860212836033">
                <text:p>5.17860212836033</text:p>
              </table:table-cell>
              <table:table-cell office:value-type="float" office:value="7.68328914950647">
                <text:p>7.68328914950647</text:p>
              </table:table-cell>
              <table:table-cell office:value-type="float" office:value="7.68458211245616">
                <text:p>7.684582112456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5">
                <text:p>1045</text:p>
              </table:table-cell>
              <table:table-cell office:value-type="float" office:value="9">
                <text:p>9</text:p>
              </table:table-cell>
              <table:table-cell office:value-type="float" office:value="7.2234297815746">
                <text:p>7.2234297815746</text:p>
              </table:table-cell>
              <table:table-cell office:value-type="float" office:value="5.49240853953509">
                <text:p>5.49240853953509</text:p>
              </table:table-cell>
              <table:table-cell office:value-type="float" office:value="7.99352467903433">
                <text:p>7.99352467903433</text:p>
              </table:table-cell>
              <table:table-cell office:value-type="float" office:value="7.99503770326691">
                <text:p>7.99503770326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5">
                <text:p>1175</text:p>
              </table:table-cell>
              <table:table-cell office:value-type="float" office:value="10">
                <text:p>10</text:p>
              </table:table-cell>
              <table:table-cell office:value-type="float" office:value="7.35875603316189">
                <text:p>7.35875603316189</text:p>
              </table:table-cell>
              <table:table-cell office:value-type="float" office:value="5.82403024673555">
                <text:p>5.82403024673555</text:p>
              </table:table-cell>
              <table:table-cell office:value-type="float" office:value="8.31385426126112">
                <text:p>8.31385426126112</text:p>
              </table:table-cell>
              <table:table-cell office:value-type="float" office:value="8.31562283428219">
                <text:p>8.31562283428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1">
                <text:p>1321</text:p>
              </table:table-cell>
              <table:table-cell office:value-type="float" office:value="10">
                <text:p>10</text:p>
              </table:table-cell>
              <table:table-cell office:value-type="float" office:value="7.49393180099746">
                <text:p>7.49393180099746</text:p>
              </table:table-cell>
              <table:table-cell office:value-type="float" office:value="6.17527208145316">
                <text:p>6.17527208145316</text:p>
              </table:table-cell>
              <table:table-cell office:value-type="float" office:value="8.64825452677795">
                <text:p>8.64825452677795</text:p>
              </table:table-cell>
              <table:table-cell office:value-type="float" office:value="8.65032308449565">
                <text:p>8.65032308449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6">
                <text:p>1486</text:p>
              </table:table-cell>
              <table:table-cell office:value-type="float" office:value="10">
                <text:p>10</text:p>
              </table:table-cell>
              <table:table-cell office:value-type="float" office:value="7.62977472043088">
                <text:p>7.62977472043088</text:p>
              </table:table-cell>
              <table:table-cell office:value-type="float" office:value="6.54958968186475">
                <text:p>6.54958968186475</text:p>
              </table:table-cell>
              <table:table-cell office:value-type="float" office:value="8.996965284853">
                <text:p>8.996965284853</text:p>
              </table:table-cell>
              <table:table-cell office:value-type="float" office:value="8.996965284853">
                <text:p>8.9969652848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1">
                <text:p>1671</text:p>
              </table:table-cell>
              <table:table-cell office:value-type="float" office:value="9">
                <text:p>9</text:p>
              </table:table-cell>
              <table:table-cell office:value-type="float" office:value="7.76519681444895">
                <text:p>7.76519681444895</text:p>
              </table:table-cell>
              <table:table-cell office:value-type="float" office:value="6.94533044503955">
                <text:p>6.94533044503955</text:p>
              </table:table-cell>
              <table:table-cell office:value-type="float" office:value="9.35775411090639">
                <text:p>9.35775411090639</text:p>
              </table:table-cell>
              <table:table-cell office:value-type="float" office:value="9.35775411090639">
                <text:p>9.35775411090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79">
                <text:p>1879</text:p>
              </table:table-cell>
              <table:table-cell office:value-type="float" office:value="12">
                <text:p>12</text:p>
              </table:table-cell>
              <table:table-cell office:value-type="float" office:value="7.90059948113605">
                <text:p>7.90059948113605</text:p>
              </table:table-cell>
              <table:table-cell office:value-type="float" office:value="7.36492075927266">
                <text:p>7.36492075927266</text:p>
              </table:table-cell>
              <table:table-cell office:value-type="float" office:value="9.7337743049133">
                <text:p>9.7337743049133</text:p>
              </table:table-cell>
              <table:table-cell office:value-type="float" office:value="9.7337743049133">
                <text:p>9.7337743049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13">
                <text:p>2113</text:p>
              </table:table-cell>
              <table:table-cell office:value-type="float" office:value="11">
                <text:p>11</text:p>
              </table:table-cell>
              <table:table-cell office:value-type="float" office:value="8.03606164154795">
                <text:p>8.03606164154795</text:p>
              </table:table-cell>
              <table:table-cell office:value-type="float" office:value="7.81006119949671">
                <text:p>7.81006119949671</text:p>
              </table:table-cell>
              <table:table-cell office:value-type="float" office:value="10.1233762488433">
                <text:p>10.1233762488433</text:p>
              </table:table-cell>
              <table:table-cell office:value-type="float" office:value="10.1233762488433">
                <text:p>10.1233762488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7">
                <text:p>2377</text:p>
              </table:table-cell>
              <table:table-cell office:value-type="float" office:value="11">
                <text:p>11</text:p>
              </table:table-cell>
              <table:table-cell office:value-type="float" office:value="8.17194095035395">
                <text:p>8.17194095035395</text:p>
              </table:table-cell>
              <table:table-cell office:value-type="float" office:value="8.28360305019422">
                <text:p>8.28360305019422</text:p>
              </table:table-cell>
              <table:table-cell office:value-type="float" office:value="10.533169932637">
                <text:p>10.533169932637</text:p>
              </table:table-cell>
              <table:table-cell office:value-type="float" office:value="10.533169932637">
                <text:p>10.5331699326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74">
                <text:p>2674</text:p>
              </table:table-cell>
              <table:table-cell office:value-type="float" office:value="12">
                <text:p>12</text:p>
              </table:table-cell>
              <table:table-cell office:value-type="float" office:value="8.30782700007468">
                <text:p>8.30782700007468</text:p>
              </table:table-cell>
              <table:table-cell office:value-type="float" office:value="8.78588248217861">
                <text:p>8.78588248217861</text:p>
              </table:table-cell>
              <table:table-cell office:value-type="float" office:value="10.9538332022111">
                <text:p>10.9538332022111</text:p>
              </table:table-cell>
              <table:table-cell office:value-type="float" office:value="10.9538332022111">
                <text:p>10.9538332022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8">
                <text:p>3008</text:p>
              </table:table-cell>
              <table:table-cell office:value-type="float" office:value="12">
                <text:p>12</text:p>
              </table:table-cell>
              <table:table-cell office:value-type="float" office:value="8.44367108134211">
                <text:p>8.44367108134211</text:p>
              </table:table-cell>
              <table:table-cell office:value-type="float" office:value="9.31844839477687">
                <text:p>9.31844839477687</text:p>
              </table:table-cell>
              <table:table-cell office:value-type="float" office:value="11.3880013912975">
                <text:p>11.3880013912975</text:p>
              </table:table-cell>
              <table:table-cell office:value-type="float" office:value="11.4003782450947">
                <text:p>11.40037824509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84">
                <text:p>3384</text:p>
              </table:table-cell>
              <table:table-cell office:value-type="float" office:value="13">
                <text:p>13</text:p>
              </table:table-cell>
              <table:table-cell office:value-type="float" office:value="8.57961108249596">
                <text:p>8.57961108249596</text:p>
              </table:table-cell>
              <table:table-cell office:value-type="float" office:value="9.88370707512544">
                <text:p>9.88370707512544</text:p>
              </table:table-cell>
              <table:table-cell office:value-type="float" office:value="11.8560740801369">
                <text:p>11.8560740801369</text:p>
              </table:table-cell>
              <table:table-cell office:value-type="float" office:value="11.8560740801369">
                <text:p>11.85607408013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7">
                <text:p>3807</text:p>
              </table:table-cell>
              <table:table-cell office:value-type="float" office:value="13">
                <text:p>13</text:p>
              </table:table-cell>
              <table:table-cell office:value-type="float" office:value="8.71555108364981">
                <text:p>8.71555108364981</text:p>
              </table:table-cell>
              <table:table-cell office:value-type="float" office:value="10.483254444124">
                <text:p>10.483254444124</text:p>
              </table:table-cell>
              <table:table-cell office:value-type="float" office:value="12.3426790868273">
                <text:p>12.3426790868273</text:p>
              </table:table-cell>
              <table:table-cell office:value-type="float" office:value="12.3257114757792">
                <text:p>12.3257114757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82">
                <text:p>4282</text:p>
              </table:table-cell>
              <table:table-cell office:value-type="float" office:value="14">
                <text:p>14</text:p>
              </table:table-cell>
              <table:table-cell office:value-type="float" office:value="8.85125526430841">
                <text:p>8.85125526430841</text:p>
              </table:table-cell>
              <table:table-cell office:value-type="float" office:value="11.1180345670221">
                <text:p>11.1180345670221</text:p>
              </table:table-cell>
              <table:table-cell office:value-type="float" office:value="12.7997609880932">
                <text:p>12.7997609880932</text:p>
              </table:table-cell>
              <table:table-cell office:value-type="float" office:value="12.8393317386658">
                <text:p>12.8393317386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17">
                <text:p>4817</text:p>
              </table:table-cell>
              <table:table-cell office:value-type="float" office:value="12">
                <text:p>12</text:p>
              </table:table-cell>
              <table:table-cell office:value-type="float" office:value="8.98713536686958">
                <text:p>8.98713536686958</text:p>
              </table:table-cell>
              <table:table-cell office:value-type="float" office:value="11.7921504541929">
                <text:p>11.7921504541929</text:p>
              </table:table-cell>
              <table:table-cell office:value-type="float" office:value="13.3096079055695">
                <text:p>13.3096079055695</text:p>
              </table:table-cell>
              <table:table-cell office:value-type="float" office:value="13.3558722261739">
                <text:p>13.35587222617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19">
                <text:p>5419</text:p>
              </table:table-cell>
              <table:table-cell office:value-type="float" office:value="15">
                <text:p>15</text:p>
              </table:table-cell>
              <table:table-cell office:value-type="float" office:value="9.12304874542882">
                <text:p>9.12304874542882</text:p>
              </table:table-cell>
              <table:table-cell office:value-type="float" office:value="12.5073200741377">
                <text:p>12.5073200741377</text:p>
              </table:table-cell>
              <table:table-cell office:value-type="float" office:value="13.8569469767204">
                <text:p>13.8569469767204</text:p>
              </table:table-cell>
              <table:table-cell office:value-type="float" office:value="13.9113133229306">
                <text:p>13.9113133229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96">
                <text:p>6096</text:p>
              </table:table-cell>
              <table:table-cell office:value-type="float" office:value="16">
                <text:p>16</text:p>
              </table:table-cell>
              <table:table-cell office:value-type="float" office:value="9.25891774999466">
                <text:p>9.25891774999466</text:p>
              </table:table-cell>
              <table:table-cell office:value-type="float" office:value="13.2656082427078">
                <text:p>13.2656082427078</text:p>
              </table:table-cell>
              <table:table-cell office:value-type="float" office:value="14.3793400379769">
                <text:p>14.3793400379769</text:p>
              </table:table-cell>
              <table:table-cell office:value-type="float" office:value="14.4423978508006">
                <text:p>14.4423978508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8">
                <text:p>6858</text:p>
              </table:table-cell>
              <table:table-cell office:value-type="float" office:value="15">
                <text:p>15</text:p>
              </table:table-cell>
              <table:table-cell office:value-type="float" office:value="9.39485775114851">
                <text:p>9.39485775114851</text:p>
              </table:table-cell>
              <table:table-cell office:value-type="float" office:value="14.0703023174743">
                <text:p>14.0703023174743</text:p>
              </table:table-cell>
              <table:table-cell office:value-type="float" office:value="14.9901963806738">
                <text:p>14.9901963806738</text:p>
              </table:table-cell>
              <table:table-cell office:value-type="float" office:value="15.0647071667379">
                <text:p>15.06470716673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15">
                <text:p>7715</text:p>
              </table:table-cell>
              <table:table-cell office:value-type="float" office:value="13">
                <text:p>13</text:p>
              </table:table-cell>
              <table:table-cell office:value-type="float" office:value="9.53076035316648">
                <text:p>9.53076035316648</text:p>
              </table:table-cell>
              <table:table-cell office:value-type="float" office:value="14.9235674803278">
                <text:p>14.9235674803278</text:p>
              </table:table-cell>
              <table:table-cell office:value-type="float" office:value="15.5451982481347">
                <text:p>15.5451982481347</text:p>
              </table:table-cell>
              <table:table-cell office:value-type="float" office:value="15.6314207335892">
                <text:p>15.63142073358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79">
                <text:p>8679</text:p>
              </table:table-cell>
              <table:table-cell office:value-type="float" office:value="18">
                <text:p>18</text:p>
              </table:table-cell>
              <table:table-cell office:value-type="float" office:value="9.66665048692061">
                <text:p>9.66665048692061</text:p>
              </table:table-cell>
              <table:table-cell office:value-type="float" office:value="15.8284916942467">
                <text:p>15.8284916942467</text:p>
              </table:table-cell>
              <table:table-cell office:value-type="float" office:value="16.1923248482447">
                <text:p>16.1923248482447</text:p>
              </table:table-cell>
              <table:table-cell office:value-type="float" office:value="16.1923248482447">
                <text:p>16.19232484824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63">
                <text:p>9763</text:p>
              </table:table-cell>
              <table:table-cell office:value-type="float" office:value="17">
                <text:p>17</text:p>
              </table:table-cell>
              <table:table-cell office:value-type="float" office:value="9.80248705252429">
                <text:p>9.80248705252429</text:p>
              </table:table-cell>
              <table:table-cell office:value-type="float" office:value="16.7878984362223">
                <text:p>16.7878984362223</text:p>
              </table:table-cell>
              <table:table-cell office:value-type="float" office:value="17.084647556409">
                <text:p>17.084647556409</text:p>
              </table:table-cell>
              <table:table-cell office:value-type="float" office:value="16.8431302988492">
                <text:p>16.84313029884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83">
                <text:p>10983</text:p>
              </table:table-cell>
              <table:table-cell office:value-type="float" office:value="16">
                <text:p>16</text:p>
              </table:table-cell>
              <table:table-cell office:value-type="float" office:value="9.93838764722056">
                <text:p>9.93838764722056</text:p>
              </table:table-cell>
              <table:table-cell office:value-type="float" office:value="17.8059512614598">
                <text:p>17.805951261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55">
                <text:p>12355</text:p>
              </table:table-cell>
              <table:table-cell office:value-type="float" office:value="19">
                <text:p>19</text:p>
              </table:table-cell>
              <table:table-cell office:value-type="float" office:value="10.0742459121729">
                <text:p>10.0742459121729</text:p>
              </table:table-cell>
              <table:table-cell office:value-type="float" office:value="18.8853945892558">
                <text:p>18.885394589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99">
                <text:p>13899</text:p>
              </table:table-cell>
              <table:table-cell office:value-type="float" office:value="17">
                <text:p>17</text:p>
              </table:table-cell>
              <table:table-cell office:value-type="float" office:value="10.2101547742035">
                <text:p>10.2101547742035</text:p>
              </table:table-cell>
              <table:table-cell office:value-type="float" office:value="20.0307156530497">
                <text:p>20.030715653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36">
                <text:p>15636</text:p>
              </table:table-cell>
              <table:table-cell office:value-type="float" office:value="19">
                <text:p>19</text:p>
              </table:table-cell>
              <table:table-cell office:value-type="float" office:value="10.3460670954314">
                <text:p>10.3460670954314</text:p>
              </table:table-cell>
              <table:table-cell office:value-type="float" office:value="21.2455275399894">
                <text:p>21.245527539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590">
                <text:p>17590</text:p>
              </table:table-cell>
              <table:table-cell office:value-type="float" office:value="20">
                <text:p>20</text:p>
              </table:table-cell>
              <table:table-cell office:value-type="float" office:value="10.4819742898875">
                <text:p>10.4819742898875</text:p>
              </table:table-cell>
              <table:table-cell office:value-type="float" office:value="22.5339646256995">
                <text:p>22.533964625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88">
                <text:p>19788</text:p>
              </table:table-cell>
              <table:table-cell office:value-type="float" office:value="21">
                <text:p>21</text:p>
              </table:table-cell>
              <table:table-cell office:value-type="float" office:value="10.6178705473269">
                <text:p>10.6178705473269</text:p>
              </table:table-cell>
              <table:table-cell office:value-type="float" office:value="23.9004258609803">
                <text:p>23.900425860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